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27.3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7.04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31.4mm"/>
    </style:style>
    <style:style style:name="co19" style:family="table-column">
      <style:table-column-properties fo:break-before="auto" style:column-width="29.21mm"/>
    </style:style>
    <style:style style:name="co20" style:family="table-column">
      <style:table-column-properties fo:break-before="auto" style:column-width="67.89mm"/>
    </style:style>
    <style:style style:name="co21" style:family="table-column">
      <style:table-column-properties fo:break-before="auto" style:column-width="77.15mm"/>
    </style:style>
    <style:style style:name="co22" style:family="table-column">
      <style:table-column-properties fo:break-before="auto" style:column-width="76.32mm"/>
    </style:style>
    <style:style style:name="co23" style:family="table-column">
      <style:table-column-properties fo:break-before="auto" style:column-width="77.96mm"/>
    </style:style>
    <style:style style:name="co24" style:family="table-column">
      <style:table-column-properties fo:break-before="auto" style:column-width="75.25mm"/>
    </style:style>
    <style:style style:name="co25" style:family="table-column">
      <style:table-column-properties fo:break-before="auto" style:column-width="76.87mm"/>
    </style:style>
    <style:style style:name="co26" style:family="table-column">
      <style:table-column-properties fo:break-before="auto" style:column-width="91.85mm"/>
    </style:style>
    <style:style style:name="co27" style:family="table-column">
      <style:table-column-properties fo:break-before="auto" style:column-width="93.49mm"/>
    </style:style>
    <style:style style:name="co28" style:family="table-column">
      <style:table-column-properties fo:break-before="auto" style:column-width="90.77mm"/>
    </style:style>
    <style:style style:name="co29" style:family="table-column">
      <style:table-column-properties fo:break-before="auto" style:column-width="92.39mm"/>
    </style:style>
    <style:style style:name="co30" style:family="table-column">
      <style:table-column-properties fo:break-before="auto" style:column-width="89.68mm"/>
    </style:style>
    <style:style style:name="co31" style:family="table-column">
      <style:table-column-properties fo:break-before="auto" style:column-width="91.32mm"/>
    </style:style>
    <style:style style:name="co32" style:family="table-column">
      <style:table-column-properties fo:break-before="auto" style:column-width="81.23mm"/>
    </style:style>
    <style:style style:name="co33" style:family="table-column">
      <style:table-column-properties fo:break-before="auto" style:column-width="82.06mm"/>
    </style:style>
    <style:style style:name="co34" style:family="table-column">
      <style:table-column-properties fo:break-before="auto" style:column-width="83.96mm"/>
    </style:style>
    <style:style style:name="co35" style:family="table-column">
      <style:table-column-properties fo:break-before="auto" style:column-width="70.34mm"/>
    </style:style>
    <style:style style:name="co36" style:family="table-column">
      <style:table-column-properties fo:break-before="auto" style:column-width="81.77mm"/>
    </style:style>
    <style:style style:name="co37" style:family="table-column">
      <style:table-column-properties fo:break-before="auto" style:column-width="90.22mm"/>
    </style:style>
    <style:style style:name="co38" style:family="table-column">
      <style:table-column-properties fo:break-before="auto" style:column-width="84.77mm"/>
    </style:style>
    <style:style style:name="co39" style:family="table-column">
      <style:table-column-properties fo:break-before="auto" style:column-width="76.06mm"/>
    </style:style>
    <style:style style:name="co40" style:family="table-column">
      <style:table-column-properties fo:break-before="auto" style:column-width="84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>
            <text:p>Source directory</text:p>
          </table:table-cell>
          <table:table-cell table:style-name="ce2" office:value-type="string" calcext:value-type="string">
            <text:p>voice_dataset/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FolderName</text:p>
          </table:table-cell>
          <table:table-cell table:style-name="ce2" office:value-type="string" calcext:value-type="string">
            <text:p>Cali_F</text:p>
          </table:table-cell>
          <table:table-cell table:style-name="ce2" office:value-type="string" calcext:value-type="string">
            <text:p>Cali_M</text:p>
          </table:table-cell>
          <table:table-cell table:style-name="ce2" office:value-type="string" calcext:value-type="string">
            <text:p>Dublin_F</text:p>
          </table:table-cell>
          <table:table-cell table:style-name="ce2" office:value-type="string" calcext:value-type="string">
            <text:p>Dublin_M</text:p>
          </table:table-cell>
          <table:table-cell table:style-name="ce2" office:value-type="string" calcext:value-type="string">
            <text:p>Rome_F</text:p>
          </table:table-cell>
          <table:table-cell table:style-name="ce2" office:value-type="string" calcext:value-type="string">
            <text:p>Rome_M</text:p>
          </table:table-cell>
          <table:table-cell table:style-name="ce2" office:value-type="string" calcext:value-type="string">
            <text:p>syn_Cali_F</text:p>
          </table:table-cell>
          <table:table-cell table:style-name="ce2" office:value-type="string" calcext:value-type="string">
            <text:p>syn_Cali_M</text:p>
          </table:table-cell>
          <table:table-cell table:style-name="ce2" office:value-type="string" calcext:value-type="string">
            <text:p>syn_Dublin_F</text:p>
          </table:table-cell>
          <table:table-cell table:style-name="ce2" office:value-type="string" calcext:value-type="string">
            <text:p>syn_Dublin_M</text:p>
          </table:table-cell>
          <table:table-cell table:style-name="ce2" office:value-type="string" calcext:value-type="string">
            <text:p>syn_Rome_F</text:p>
          </table:table-cell>
          <table:table-cell table:style-name="ce2" office:value-type="string" calcext:value-type="string">
            <text:p>syn_Rome_M</text:p>
          </table:table-cell>
          <table:table-cell table:style-name="ce2" office:value-type="string" calcext:value-type="string">
            <text:p>G5_Icub_Acapela</text:p>
          </table:table-cell>
          <table:table-cell table:style-name="ce2" office:value-type="string" calcext:value-type="string">
            <text:p>Flash_Cereproc</text:p>
          </table:table-cell>
          <table:table-cell table:style-name="ce2" office:value-type="string" calcext:value-type="string">
            <text:p>Pepper_Default</text:p>
          </table:table-cell>
          <table:table-cell table:style-name="ce2" office:value-type="string" calcext:value-type="string">
            <text:p>Poli_Polly</text:p>
          </table:table-cell>
          <table:table-cell table:style-name="ce2" office:value-type="string" calcext:value-type="string">
            <text:p>PR2_Cepstral</text:p>
          </table:table-cell>
          <table:table-cell table:style-name="ce2" office:value-type="string" calcext:value-type="string">
            <text:p>Reem_Acapela</text:p>
          </table:table-cell>
          <table:table-cell table:style-name="ce2" office:value-type="string" calcext:value-type="string">
            <text:p>ROS_Festival</text:p>
          </table:table-cell>
          <table:table-cell table:style-name="ce2" office:value-type="string" calcext:value-type="string">
            <text:p>SCIPRR_Cepstral</text:p>
          </table:table-cell>
          <table:table-cell table:style-name="ce2" office:value-type="string" calcext:value-type="string">
            <text:p>Stevie_Cereproc</text:p>
          </table:table-cell>
          <table:table-cell table:style-name="ce2" table:number-columns-repeated="1001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office:value-type="string" calcext:value-type="string">
            <text:p>/CaliforniaF</text:p>
          </table:table-cell>
          <table:table-cell office:value-type="string" calcext:value-type="string">
            <text:p>/CaliforniaM</text:p>
          </table:table-cell>
          <table:table-cell table:style-name="ce2" office:value-type="string" calcext:value-type="string">
            <text:p>/DublinF</text:p>
          </table:table-cell>
          <table:table-cell table:style-name="ce2" office:value-type="string" calcext:value-type="string">
            <text:p>/DublinM</text:p>
          </table:table-cell>
          <table:table-cell table:style-name="ce2" office:value-type="string" calcext:value-type="string">
            <text:p>/RomeF</text:p>
          </table:table-cell>
          <table:table-cell table:style-name="ce2" office:value-type="string" calcext:value-type="string">
            <text:p>/RomeM</text:p>
          </table:table-cell>
          <table:table-cell office:value-type="string" calcext:value-type="string">
            <text:p>/CaliforniaFsynth</text:p>
          </table:table-cell>
          <table:table-cell office:value-type="string" calcext:value-type="string">
            <text:p>/CaliforniaMsynth</text:p>
          </table:table-cell>
          <table:table-cell office:value-type="string" calcext:value-type="string">
            <text:p>/DublinFsynth</text:p>
          </table:table-cell>
          <table:table-cell office:value-type="string" calcext:value-type="string">
            <text:p>/DublinMsynth</text:p>
          </table:table-cell>
          <table:table-cell office:value-type="string" calcext:value-type="string">
            <text:p>/RomeFsynth</text:p>
          </table:table-cell>
          <table:table-cell office:value-type="string" calcext:value-type="string">
            <text:p>/RomeMsynth</text:p>
          </table:table-cell>
          <table:table-cell office:value-type="string" calcext:value-type="string">
            <text:p>/G5</text:p>
          </table:table-cell>
          <table:table-cell office:value-type="string" calcext:value-type="string">
            <text:p>/Flash</text:p>
          </table:table-cell>
          <table:table-cell office:value-type="string" calcext:value-type="string">
            <text:p>/Pepper</text:p>
          </table:table-cell>
          <table:table-cell office:value-type="string" calcext:value-type="string">
            <text:p>/Poli</text:p>
          </table:table-cell>
          <table:table-cell office:value-type="string" calcext:value-type="string">
            <text:p>/PR2</text:p>
          </table:table-cell>
          <table:table-cell office:value-type="string" calcext:value-type="string">
            <text:p>/Reem</text:p>
          </table:table-cell>
          <table:table-cell office:value-type="string" calcext:value-type="string">
            <text:p>/Ros</text:p>
          </table:table-cell>
          <table:table-cell office:value-type="string" calcext:value-type="string">
            <text:p>/SCIPRR</text:p>
          </table:table-cell>
          <table:table-cell office:value-type="string" calcext:value-type="string">
            <text:p>/Stevie</text:p>
          </table:table-cell>
          <table:table-cell table:number-columns-repeated="100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Test_A_back</text:p>
          </table:table-cell>
          <table:table-cell table:style-name="ce3" office:value-type="string" calcext:value-type="string">
            <text:p>Test B</text:p>
          </table:table-cell>
          <table:table-cell table:style-name="ce3" office:value-type="string" calcext:value-type="string">
            <text:p>Test_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Aback.wav</text:p>
          </table:table-cell>
          <table:table-cell office:value-type="string" calcext:value-type="string">
            <text:p>_s1.wav</text:p>
          </table:table-cell>
          <table:table-cell office:value-type="string" calcext:value-type="string">
            <text:p>_sA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Bback.wav</text:p>
          </table:table-cell>
          <table:table-cell office:value-type="string" calcext:value-type="string">
            <text:p>_s2.wav</text:p>
          </table:table-cell>
          <table:table-cell office:value-type="string" calcext:value-type="string">
            <text:p>_sB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Cback.wav</text:p>
          </table:table-cell>
          <table:table-cell office:value-type="string" calcext:value-type="string">
            <text:p>_s3.wav</text:p>
          </table:table-cell>
          <table:table-cell office:value-type="string" calcext:value-type="string">
            <text:p>_sC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Dback.wav</text:p>
          </table:table-cell>
          <table:table-cell/>
          <table:table-cell office:value-type="string" calcext:value-type="string">
            <text:p>_sD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Eback.wav</text:p>
          </table:table-cell>
          <table:table-cell/>
          <table:table-cell office:value-type="string" calcext:value-type="string">
            <text:p>_sE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Fback.wav</text:p>
          </table:table-cell>
          <table:table-cell/>
          <table:table-cell office:value-type="string" calcext:value-type="string">
            <text:p>_sF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Gback.wav</text:p>
          </table:table-cell>
          <table:table-cell/>
          <table:table-cell office:value-type="string" calcext:value-type="string">
            <text:p>_sG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Hback.wav</text:p>
          </table:table-cell>
          <table:table-cell/>
          <table:table-cell office:value-type="string" calcext:value-type="string">
            <text:p>_sH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Iback.wav</text:p>
          </table:table-cell>
          <table:table-cell/>
          <table:table-cell office:value-type="string" calcext:value-type="string">
            <text:p>_sI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Jback.wav</text:p>
          </table:table-cell>
          <table:table-cell/>
          <table:table-cell office:value-type="string" calcext:value-type="string">
            <text:p>_sJ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Kback.wav</text:p>
          </table:table-cell>
          <table:table-cell/>
          <table:table-cell office:value-type="string" calcext:value-type="string">
            <text:p>_sK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Lback.wav</text:p>
          </table:table-cell>
          <table:table-cell/>
          <table:table-cell office:value-type="string" calcext:value-type="string">
            <text:p>_sL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Mback.wav</text:p>
          </table:table-cell>
          <table:table-cell/>
          <table:table-cell office:value-type="string" calcext:value-type="string">
            <text:p>_sM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Nback.wav</text:p>
          </table:table-cell>
          <table:table-cell/>
          <table:table-cell office:value-type="string" calcext:value-type="string">
            <text:p>_sN.wav</text:p>
          </table:table-cell>
          <table:table-cell table:number-columns-repeated="1019"/>
        </table:table-row>
      </table:table>
      <table:table table:name="testA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9" office:value-type="string" calcext:value-type="string">
            <text:p>Cali_F</text:p>
          </table:table-cell>
          <table:table-cell table:style-name="ce9" office:value-type="string" calcext:value-type="string">
            <text:p>Cali_M</text:p>
          </table:table-cell>
          <table:table-cell table:style-name="ce9" office:value-type="string" calcext:value-type="string">
            <text:p>Dublin_F</text:p>
          </table:table-cell>
          <table:table-cell table:style-name="ce9" office:value-type="string" calcext:value-type="string">
            <text:p>Dublin_M</text:p>
          </table:table-cell>
          <table:table-cell table:style-name="ce9" office:value-type="string" calcext:value-type="string">
            <text:p>Rome_F</text:p>
          </table:table-cell>
          <table:table-cell table:style-name="ce9" office:value-type="string" calcext:value-type="string">
            <text:p>Rome_M</text:p>
          </table:table-cell>
          <table:table-cell table:style-name="ce9" office:value-type="string" calcext:value-type="string">
            <text:p>syn_Cali_F</text:p>
          </table:table-cell>
          <table:table-cell table:style-name="ce9" office:value-type="string" calcext:value-type="string">
            <text:p>syn_Cali_M</text:p>
          </table:table-cell>
          <table:table-cell table:style-name="ce9" office:value-type="string" calcext:value-type="string">
            <text:p>syn_Dublin_F</text:p>
          </table:table-cell>
          <table:table-cell table:style-name="ce9" office:value-type="string" calcext:value-type="string">
            <text:p>syn_Dublin_M</text:p>
          </table:table-cell>
          <table:table-cell table:style-name="ce9" office:value-type="string" calcext:value-type="string">
            <text:p>syn_Rome_F</text:p>
          </table:table-cell>
          <table:table-cell table:style-name="ce9" office:value-type="string" calcext:value-type="string">
            <text:p>syn_Rome_M</text:p>
          </table:table-cell>
          <table:table-cell table:style-name="ce9" office:value-type="string" calcext:value-type="string">
            <text:p>G5_Icub_Acapela</text:p>
          </table:table-cell>
          <table:table-cell table:style-name="ce9" office:value-type="string" calcext:value-type="string">
            <text:p>Flash_Cereproc</text:p>
          </table:table-cell>
          <table:table-cell table:style-name="ce9" office:value-type="string" calcext:value-type="string">
            <text:p>Pepper_Default</text:p>
          </table:table-cell>
          <table:table-cell table:style-name="ce9" office:value-type="string" calcext:value-type="string">
            <text:p>Poli_Polly</text:p>
          </table:table-cell>
          <table:table-cell table:style-name="ce9" office:value-type="string" calcext:value-type="string">
            <text:p>PR2_Cepstral</text:p>
          </table:table-cell>
          <table:table-cell table:style-name="ce9" office:value-type="string" calcext:value-type="string">
            <text:p>Reem_Acapela</text:p>
          </table:table-cell>
          <table:table-cell table:style-name="ce9" office:value-type="string" calcext:value-type="string">
            <text:p>ROS_Festival</text:p>
          </table:table-cell>
          <table:table-cell table:style-name="ce9" office:value-type="string" calcext:value-type="string">
            <text:p>SCIPRR_Cepstral</text:p>
          </table:table-cell>
          <table:table-cell table:style-name="ce9" office:value-type="string" calcext:value-type="string">
            <text:p>Stevie_Cereproc</text:p>
          </table:table-cell>
          <table:table-cell table:style-name="ce9" table:number-columns-repeated="1003"/>
        </table:table-row>
        <table:table-row table:style-name="ro1">
          <table:table-cell table:formula="of:=[Sheet2.$B$1]&amp;[Sheet2.$B$2]&amp;[Sheet2.$B$3]&amp;[$Sheet2.D8]" office:value-type="string" office:string-value="voice_dataset/Cali_F/CaliforniaF_sA.wav" calcext:value-type="string">
            <text:p>voice_dataset/Cali_F/CaliforniaF_sA.wav</text:p>
          </table:table-cell>
          <table:table-cell table:formula="of:=[Sheet2.$B$1]&amp;[Sheet2.$C$2]&amp;[Sheet2.$C$3]&amp;[$Sheet2.D8]" office:value-type="string" office:string-value="voice_dataset/Cali_M/CaliforniaM_sA.wav" calcext:value-type="string">
            <text:p>voice_dataset/Cali_M/CaliforniaM_sA.wav</text:p>
          </table:table-cell>
          <table:table-cell table:formula="of:=[Sheet2.$B$1]&amp;[Sheet2.$D$2]&amp;[Sheet2.$D$3]&amp;[$Sheet2.D8]" office:value-type="string" office:string-value="voice_dataset/Dublin_F/DublinF_sA.wav" calcext:value-type="string">
            <text:p>voice_dataset/Dublin_F/DublinF_sA.wav</text:p>
          </table:table-cell>
          <table:table-cell table:formula="of:=[Sheet2.$B$1]&amp;[Sheet2.$E$2]&amp;[Sheet2.$E$3]&amp;[$Sheet2.D8]" office:value-type="string" office:string-value="voice_dataset/Dublin_M/DublinM_sA.wav" calcext:value-type="string">
            <text:p>voice_dataset/Dublin_M/DublinM_sA.wav</text:p>
          </table:table-cell>
          <table:table-cell table:formula="of:=[Sheet2.$B$1]&amp;[Sheet2.$F$2]&amp;[Sheet2.$F$3]&amp;[$Sheet2.D8]" office:value-type="string" office:string-value="voice_dataset/Rome_F/RomeF_sA.wav" calcext:value-type="string">
            <text:p>voice_dataset/Rome_F/RomeF_sA.wav</text:p>
          </table:table-cell>
          <table:table-cell table:formula="of:=[Sheet2.$B$1]&amp;[Sheet2.$G$2]&amp;[Sheet2.$G$3]&amp;[$Sheet2.D8]" office:value-type="string" office:string-value="voice_dataset/Rome_M/RomeM_sA.wav" calcext:value-type="string">
            <text:p>voice_dataset/Rome_M/RomeM_sA.wav</text:p>
          </table:table-cell>
          <table:table-cell table:formula="of:=[Sheet2.$B$1]&amp;[Sheet2.$H$2]&amp;[Sheet2.$H$3]&amp;[$Sheet2.D8]" office:value-type="string" office:string-value="voice_dataset/syn_Cali_F/CaliforniaFsynth_sA.wav" calcext:value-type="string">
            <text:p>voice_dataset/syn_Cali_F/CaliforniaFsynth_sA.wav</text:p>
          </table:table-cell>
          <table:table-cell table:formula="of:=[Sheet2.$B$1]&amp;[Sheet2.$I$2]&amp;[Sheet2.$I$3]&amp;[$Sheet2.D8]" office:value-type="string" office:string-value="voice_dataset/syn_Cali_M/CaliforniaMsynth_sA.wav" calcext:value-type="string">
            <text:p>voice_dataset/syn_Cali_M/CaliforniaMsynth_sA.wav</text:p>
          </table:table-cell>
          <table:table-cell table:formula="of:=[Sheet2.$B$1]&amp;[Sheet2.$J$2]&amp;[Sheet2.$J$3]&amp;[$Sheet2.D8]" office:value-type="string" office:string-value="voice_dataset/syn_Dublin_F/DublinFsynth_sA.wav" calcext:value-type="string">
            <text:p>voice_dataset/syn_Dublin_F/DublinFsynth_sA.wav</text:p>
          </table:table-cell>
          <table:table-cell table:formula="of:=[Sheet2.$B$1]&amp;[Sheet2.$K$2]&amp;[Sheet2.$K$3]&amp;[$Sheet2.D8]" office:value-type="string" office:string-value="voice_dataset/syn_Dublin_M/DublinMsynth_sA.wav" calcext:value-type="string">
            <text:p>voice_dataset/syn_Dublin_M/DublinMsynth_sA.wav</text:p>
          </table:table-cell>
          <table:table-cell table:formula="of:=[Sheet2.$B$1]&amp;[Sheet2.$L$2]&amp;[Sheet2.$L$3]&amp;[$Sheet2.D8]" office:value-type="string" office:string-value="voice_dataset/syn_Rome_F/RomeFsynth_sA.wav" calcext:value-type="string">
            <text:p>voice_dataset/syn_Rome_F/RomeFsynth_sA.wav</text:p>
          </table:table-cell>
          <table:table-cell table:formula="of:=[Sheet2.$B$1]&amp;[Sheet2.$M$2]&amp;[Sheet2.$M$3]&amp;[$Sheet2.D8]" office:value-type="string" office:string-value="voice_dataset/syn_Rome_M/RomeMsynth_sA.wav" calcext:value-type="string">
            <text:p>voice_dataset/syn_Rome_M/RomeMsynth_sA.wav</text:p>
          </table:table-cell>
          <table:table-cell table:formula="of:=[Sheet2.$B$1]&amp;[Sheet2.$N$2]&amp;[Sheet2.$N$3]&amp;[$Sheet2.D8]" office:value-type="string" office:string-value="voice_dataset/G5_Icub_Acapela/G5_sA.wav" calcext:value-type="string">
            <text:p>voice_dataset/G5_Icub_Acapela/G5_sA.wav</text:p>
          </table:table-cell>
          <table:table-cell table:formula="of:=[Sheet2.$B$1]&amp;[Sheet2.$O$2]&amp;[Sheet2.$O$3]&amp;[$Sheet2.D8]" office:value-type="string" office:string-value="voice_dataset/Flash_Cereproc/Flash_sA.wav" calcext:value-type="string">
            <text:p>voice_dataset/Flash_Cereproc/Flash_sA.wav</text:p>
          </table:table-cell>
          <table:table-cell table:formula="of:=[Sheet2.$B$1]&amp;[Sheet2.$P$2]&amp;[Sheet2.$P$3]&amp;[$Sheet2.D8]" office:value-type="string" office:string-value="voice_dataset/Pepper_Default/Pepper_sA.wav" calcext:value-type="string">
            <text:p>voice_dataset/Pepper_Default/Pepper_sA.wav</text:p>
          </table:table-cell>
          <table:table-cell table:formula="of:=[Sheet2.$B$1]&amp;[Sheet2.$Q$2]&amp;[Sheet2.$Q$3]&amp;[$Sheet2.D8]" office:value-type="string" office:string-value="voice_dataset/Poli_Polly/Poli_sA.wav" calcext:value-type="string">
            <text:p>voice_dataset/Poli_Polly/Poli_sA.wav</text:p>
          </table:table-cell>
          <table:table-cell table:formula="of:=[Sheet2.$B$1]&amp;[Sheet2.$R$2]&amp;[Sheet2.$R$3]&amp;[$Sheet2.D8]" office:value-type="string" office:string-value="voice_dataset/PR2_Cepstral/PR2_sA.wav" calcext:value-type="string">
            <text:p>voice_dataset/PR2_Cepstral/PR2_sA.wav</text:p>
          </table:table-cell>
          <table:table-cell table:formula="of:=[Sheet2.$B$1]&amp;[Sheet2.$S$2]&amp;[Sheet2.$S$3]&amp;[$Sheet2.D8]" office:value-type="string" office:string-value="voice_dataset/Reem_Acapela/Reem_sA.wav" calcext:value-type="string">
            <text:p>voice_dataset/Reem_Acapela/Reem_sA.wav</text:p>
          </table:table-cell>
          <table:table-cell table:formula="of:=[Sheet2.$B$1]&amp;[Sheet2.$T$2]&amp;[Sheet2.$T$3]&amp;[$Sheet2.D8]" office:value-type="string" office:string-value="voice_dataset/ROS_Festival/Ros_sA.wav" calcext:value-type="string">
            <text:p>voice_dataset/ROS_Festival/Ros_sA.wav</text:p>
          </table:table-cell>
          <table:table-cell table:formula="of:=[Sheet2.$B$1]&amp;[Sheet2.$U$2]&amp;[Sheet2.$U$3]&amp;[$Sheet2.D8]" office:value-type="string" office:string-value="voice_dataset/SCIPRR_Cepstral/SCIPRR_sA.wav" calcext:value-type="string">
            <text:p>voice_dataset/SCIPRR_Cepstral/SCIPRR_sA.wav</text:p>
          </table:table-cell>
          <table:table-cell table:formula="of:=[Sheet2.$B$1]&amp;[Sheet2.$V$2]&amp;[Sheet2.$V$3]&amp;[$Sheet2.D8]" office:value-type="string" office:string-value="voice_dataset/Stevie_Cereproc/Stevie_sA.wav" calcext:value-type="string">
            <text:p>voice_dataset/Stevie_Cereproc/Stevie_sA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9]" office:value-type="string" office:string-value="voice_dataset/Cali_F/CaliforniaF_sB.wav" calcext:value-type="string">
            <text:p>voice_dataset/Cali_F/CaliforniaF_sB.wav</text:p>
          </table:table-cell>
          <table:table-cell table:formula="of:=[Sheet2.$B$1]&amp;[Sheet2.$C$2]&amp;[Sheet2.$C$3]&amp;[$Sheet2.D9]" office:value-type="string" office:string-value="voice_dataset/Cali_M/CaliforniaM_sB.wav" calcext:value-type="string">
            <text:p>voice_dataset/Cali_M/CaliforniaM_sB.wav</text:p>
          </table:table-cell>
          <table:table-cell table:formula="of:=[Sheet2.$B$1]&amp;[Sheet2.$D$2]&amp;[Sheet2.$D$3]&amp;[$Sheet2.D9]" office:value-type="string" office:string-value="voice_dataset/Dublin_F/DublinF_sB.wav" calcext:value-type="string">
            <text:p>voice_dataset/Dublin_F/DublinF_sB.wav</text:p>
          </table:table-cell>
          <table:table-cell table:formula="of:=[Sheet2.$B$1]&amp;[Sheet2.$E$2]&amp;[Sheet2.$E$3]&amp;[$Sheet2.D9]" office:value-type="string" office:string-value="voice_dataset/Dublin_M/DublinM_sB.wav" calcext:value-type="string">
            <text:p>voice_dataset/Dublin_M/DublinM_sB.wav</text:p>
          </table:table-cell>
          <table:table-cell table:formula="of:=[Sheet2.$B$1]&amp;[Sheet2.$F$2]&amp;[Sheet2.$F$3]&amp;[$Sheet2.D9]" office:value-type="string" office:string-value="voice_dataset/Rome_F/RomeF_sB.wav" calcext:value-type="string">
            <text:p>voice_dataset/Rome_F/RomeF_sB.wav</text:p>
          </table:table-cell>
          <table:table-cell table:formula="of:=[Sheet2.$B$1]&amp;[Sheet2.$G$2]&amp;[Sheet2.$G$3]&amp;[$Sheet2.D9]" office:value-type="string" office:string-value="voice_dataset/Rome_M/RomeM_sB.wav" calcext:value-type="string">
            <text:p>voice_dataset/Rome_M/RomeM_sB.wav</text:p>
          </table:table-cell>
          <table:table-cell table:formula="of:=[Sheet2.$B$1]&amp;[Sheet2.$H$2]&amp;[Sheet2.$H$3]&amp;[$Sheet2.D9]" office:value-type="string" office:string-value="voice_dataset/syn_Cali_F/CaliforniaFsynth_sB.wav" calcext:value-type="string">
            <text:p>voice_dataset/syn_Cali_F/CaliforniaFsynth_sB.wav</text:p>
          </table:table-cell>
          <table:table-cell table:formula="of:=[Sheet2.$B$1]&amp;[Sheet2.$I$2]&amp;[Sheet2.$I$3]&amp;[$Sheet2.D9]" office:value-type="string" office:string-value="voice_dataset/syn_Cali_M/CaliforniaMsynth_sB.wav" calcext:value-type="string">
            <text:p>voice_dataset/syn_Cali_M/CaliforniaMsynth_sB.wav</text:p>
          </table:table-cell>
          <table:table-cell table:formula="of:=[Sheet2.$B$1]&amp;[Sheet2.$J$2]&amp;[Sheet2.$J$3]&amp;[$Sheet2.D9]" office:value-type="string" office:string-value="voice_dataset/syn_Dublin_F/DublinFsynth_sB.wav" calcext:value-type="string">
            <text:p>voice_dataset/syn_Dublin_F/DublinFsynth_sB.wav</text:p>
          </table:table-cell>
          <table:table-cell table:formula="of:=[Sheet2.$B$1]&amp;[Sheet2.$K$2]&amp;[Sheet2.$K$3]&amp;[$Sheet2.D9]" office:value-type="string" office:string-value="voice_dataset/syn_Dublin_M/DublinMsynth_sB.wav" calcext:value-type="string">
            <text:p>voice_dataset/syn_Dublin_M/DublinMsynth_sB.wav</text:p>
          </table:table-cell>
          <table:table-cell table:formula="of:=[Sheet2.$B$1]&amp;[Sheet2.$L$2]&amp;[Sheet2.$L$3]&amp;[$Sheet2.D9]" office:value-type="string" office:string-value="voice_dataset/syn_Rome_F/RomeFsynth_sB.wav" calcext:value-type="string">
            <text:p>voice_dataset/syn_Rome_F/RomeFsynth_sB.wav</text:p>
          </table:table-cell>
          <table:table-cell table:formula="of:=[Sheet2.$B$1]&amp;[Sheet2.$M$2]&amp;[Sheet2.$M$3]&amp;[$Sheet2.D9]" office:value-type="string" office:string-value="voice_dataset/syn_Rome_M/RomeMsynth_sB.wav" calcext:value-type="string">
            <text:p>voice_dataset/syn_Rome_M/RomeMsynth_sB.wav</text:p>
          </table:table-cell>
          <table:table-cell table:formula="of:=[Sheet2.$B$1]&amp;[Sheet2.$N$2]&amp;[Sheet2.$N$3]&amp;[$Sheet2.D9]" office:value-type="string" office:string-value="voice_dataset/G5_Icub_Acapela/G5_sB.wav" calcext:value-type="string">
            <text:p>voice_dataset/G5_Icub_Acapela/G5_sB.wav</text:p>
          </table:table-cell>
          <table:table-cell table:formula="of:=[Sheet2.$B$1]&amp;[Sheet2.$O$2]&amp;[Sheet2.$O$3]&amp;[$Sheet2.D9]" office:value-type="string" office:string-value="voice_dataset/Flash_Cereproc/Flash_sB.wav" calcext:value-type="string">
            <text:p>voice_dataset/Flash_Cereproc/Flash_sB.wav</text:p>
          </table:table-cell>
          <table:table-cell table:formula="of:=[Sheet2.$B$1]&amp;[Sheet2.$P$2]&amp;[Sheet2.$P$3]&amp;[$Sheet2.D9]" office:value-type="string" office:string-value="voice_dataset/Pepper_Default/Pepper_sB.wav" calcext:value-type="string">
            <text:p>voice_dataset/Pepper_Default/Pepper_sB.wav</text:p>
          </table:table-cell>
          <table:table-cell table:formula="of:=[Sheet2.$B$1]&amp;[Sheet2.$Q$2]&amp;[Sheet2.$Q$3]&amp;[$Sheet2.D9]" office:value-type="string" office:string-value="voice_dataset/Poli_Polly/Poli_sB.wav" calcext:value-type="string">
            <text:p>voice_dataset/Poli_Polly/Poli_sB.wav</text:p>
          </table:table-cell>
          <table:table-cell table:formula="of:=[Sheet2.$B$1]&amp;[Sheet2.$R$2]&amp;[Sheet2.$R$3]&amp;[$Sheet2.D9]" office:value-type="string" office:string-value="voice_dataset/PR2_Cepstral/PR2_sB.wav" calcext:value-type="string">
            <text:p>voice_dataset/PR2_Cepstral/PR2_sB.wav</text:p>
          </table:table-cell>
          <table:table-cell table:formula="of:=[Sheet2.$B$1]&amp;[Sheet2.$S$2]&amp;[Sheet2.$S$3]&amp;[$Sheet2.D9]" office:value-type="string" office:string-value="voice_dataset/Reem_Acapela/Reem_sB.wav" calcext:value-type="string">
            <text:p>voice_dataset/Reem_Acapela/Reem_sB.wav</text:p>
          </table:table-cell>
          <table:table-cell table:formula="of:=[Sheet2.$B$1]&amp;[Sheet2.$T$2]&amp;[Sheet2.$T$3]&amp;[$Sheet2.D9]" office:value-type="string" office:string-value="voice_dataset/ROS_Festival/Ros_sB.wav" calcext:value-type="string">
            <text:p>voice_dataset/ROS_Festival/Ros_sB.wav</text:p>
          </table:table-cell>
          <table:table-cell table:formula="of:=[Sheet2.$B$1]&amp;[Sheet2.$U$2]&amp;[Sheet2.$U$3]&amp;[$Sheet2.D9]" office:value-type="string" office:string-value="voice_dataset/SCIPRR_Cepstral/SCIPRR_sB.wav" calcext:value-type="string">
            <text:p>voice_dataset/SCIPRR_Cepstral/SCIPRR_sB.wav</text:p>
          </table:table-cell>
          <table:table-cell table:formula="of:=[Sheet2.$B$1]&amp;[Sheet2.$V$2]&amp;[Sheet2.$V$3]&amp;[$Sheet2.D9]" office:value-type="string" office:string-value="voice_dataset/Stevie_Cereproc/Stevie_sB.wav" calcext:value-type="string">
            <text:p>voice_dataset/Stevie_Cereproc/Stevie_sB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0]" office:value-type="string" office:string-value="voice_dataset/Cali_F/CaliforniaF_sC.wav" calcext:value-type="string">
            <text:p>voice_dataset/Cali_F/CaliforniaF_sC.wav</text:p>
          </table:table-cell>
          <table:table-cell table:formula="of:=[Sheet2.$B$1]&amp;[Sheet2.$C$2]&amp;[Sheet2.$C$3]&amp;[$Sheet2.D10]" office:value-type="string" office:string-value="voice_dataset/Cali_M/CaliforniaM_sC.wav" calcext:value-type="string">
            <text:p>voice_dataset/Cali_M/CaliforniaM_sC.wav</text:p>
          </table:table-cell>
          <table:table-cell table:formula="of:=[Sheet2.$B$1]&amp;[Sheet2.$D$2]&amp;[Sheet2.$D$3]&amp;[$Sheet2.D10]" office:value-type="string" office:string-value="voice_dataset/Dublin_F/DublinF_sC.wav" calcext:value-type="string">
            <text:p>voice_dataset/Dublin_F/DublinF_sC.wav</text:p>
          </table:table-cell>
          <table:table-cell table:formula="of:=[Sheet2.$B$1]&amp;[Sheet2.$E$2]&amp;[Sheet2.$E$3]&amp;[$Sheet2.D10]" office:value-type="string" office:string-value="voice_dataset/Dublin_M/DublinM_sC.wav" calcext:value-type="string">
            <text:p>voice_dataset/Dublin_M/DublinM_sC.wav</text:p>
          </table:table-cell>
          <table:table-cell table:formula="of:=[Sheet2.$B$1]&amp;[Sheet2.$F$2]&amp;[Sheet2.$F$3]&amp;[$Sheet2.D10]" office:value-type="string" office:string-value="voice_dataset/Rome_F/RomeF_sC.wav" calcext:value-type="string">
            <text:p>voice_dataset/Rome_F/RomeF_sC.wav</text:p>
          </table:table-cell>
          <table:table-cell table:formula="of:=[Sheet2.$B$1]&amp;[Sheet2.$G$2]&amp;[Sheet2.$G$3]&amp;[$Sheet2.D10]" office:value-type="string" office:string-value="voice_dataset/Rome_M/RomeM_sC.wav" calcext:value-type="string">
            <text:p>voice_dataset/Rome_M/RomeM_sC.wav</text:p>
          </table:table-cell>
          <table:table-cell table:formula="of:=[Sheet2.$B$1]&amp;[Sheet2.$H$2]&amp;[Sheet2.$H$3]&amp;[$Sheet2.D10]" office:value-type="string" office:string-value="voice_dataset/syn_Cali_F/CaliforniaFsynth_sC.wav" calcext:value-type="string">
            <text:p>voice_dataset/syn_Cali_F/CaliforniaFsynth_sC.wav</text:p>
          </table:table-cell>
          <table:table-cell table:formula="of:=[Sheet2.$B$1]&amp;[Sheet2.$I$2]&amp;[Sheet2.$I$3]&amp;[$Sheet2.D10]" office:value-type="string" office:string-value="voice_dataset/syn_Cali_M/CaliforniaMsynth_sC.wav" calcext:value-type="string">
            <text:p>voice_dataset/syn_Cali_M/CaliforniaMsynth_sC.wav</text:p>
          </table:table-cell>
          <table:table-cell table:formula="of:=[Sheet2.$B$1]&amp;[Sheet2.$J$2]&amp;[Sheet2.$J$3]&amp;[$Sheet2.D10]" office:value-type="string" office:string-value="voice_dataset/syn_Dublin_F/DublinFsynth_sC.wav" calcext:value-type="string">
            <text:p>voice_dataset/syn_Dublin_F/DublinFsynth_sC.wav</text:p>
          </table:table-cell>
          <table:table-cell table:formula="of:=[Sheet2.$B$1]&amp;[Sheet2.$K$2]&amp;[Sheet2.$K$3]&amp;[$Sheet2.D10]" office:value-type="string" office:string-value="voice_dataset/syn_Dublin_M/DublinMsynth_sC.wav" calcext:value-type="string">
            <text:p>voice_dataset/syn_Dublin_M/DublinMsynth_sC.wav</text:p>
          </table:table-cell>
          <table:table-cell table:formula="of:=[Sheet2.$B$1]&amp;[Sheet2.$L$2]&amp;[Sheet2.$L$3]&amp;[$Sheet2.D10]" office:value-type="string" office:string-value="voice_dataset/syn_Rome_F/RomeFsynth_sC.wav" calcext:value-type="string">
            <text:p>voice_dataset/syn_Rome_F/RomeFsynth_sC.wav</text:p>
          </table:table-cell>
          <table:table-cell table:formula="of:=[Sheet2.$B$1]&amp;[Sheet2.$M$2]&amp;[Sheet2.$M$3]&amp;[$Sheet2.D10]" office:value-type="string" office:string-value="voice_dataset/syn_Rome_M/RomeMsynth_sC.wav" calcext:value-type="string">
            <text:p>voice_dataset/syn_Rome_M/RomeMsynth_sC.wav</text:p>
          </table:table-cell>
          <table:table-cell table:formula="of:=[Sheet2.$B$1]&amp;[Sheet2.$N$2]&amp;[Sheet2.$N$3]&amp;[$Sheet2.D10]" office:value-type="string" office:string-value="voice_dataset/G5_Icub_Acapela/G5_sC.wav" calcext:value-type="string">
            <text:p>voice_dataset/G5_Icub_Acapela/G5_sC.wav</text:p>
          </table:table-cell>
          <table:table-cell table:formula="of:=[Sheet2.$B$1]&amp;[Sheet2.$O$2]&amp;[Sheet2.$O$3]&amp;[$Sheet2.D10]" office:value-type="string" office:string-value="voice_dataset/Flash_Cereproc/Flash_sC.wav" calcext:value-type="string">
            <text:p>voice_dataset/Flash_Cereproc/Flash_sC.wav</text:p>
          </table:table-cell>
          <table:table-cell table:formula="of:=[Sheet2.$B$1]&amp;[Sheet2.$P$2]&amp;[Sheet2.$P$3]&amp;[$Sheet2.D10]" office:value-type="string" office:string-value="voice_dataset/Pepper_Default/Pepper_sC.wav" calcext:value-type="string">
            <text:p>voice_dataset/Pepper_Default/Pepper_sC.wav</text:p>
          </table:table-cell>
          <table:table-cell table:formula="of:=[Sheet2.$B$1]&amp;[Sheet2.$Q$2]&amp;[Sheet2.$Q$3]&amp;[$Sheet2.D10]" office:value-type="string" office:string-value="voice_dataset/Poli_Polly/Poli_sC.wav" calcext:value-type="string">
            <text:p>voice_dataset/Poli_Polly/Poli_sC.wav</text:p>
          </table:table-cell>
          <table:table-cell table:formula="of:=[Sheet2.$B$1]&amp;[Sheet2.$R$2]&amp;[Sheet2.$R$3]&amp;[$Sheet2.D10]" office:value-type="string" office:string-value="voice_dataset/PR2_Cepstral/PR2_sC.wav" calcext:value-type="string">
            <text:p>voice_dataset/PR2_Cepstral/PR2_sC.wav</text:p>
          </table:table-cell>
          <table:table-cell table:formula="of:=[Sheet2.$B$1]&amp;[Sheet2.$S$2]&amp;[Sheet2.$S$3]&amp;[$Sheet2.D10]" office:value-type="string" office:string-value="voice_dataset/Reem_Acapela/Reem_sC.wav" calcext:value-type="string">
            <text:p>voice_dataset/Reem_Acapela/Reem_sC.wav</text:p>
          </table:table-cell>
          <table:table-cell table:formula="of:=[Sheet2.$B$1]&amp;[Sheet2.$T$2]&amp;[Sheet2.$T$3]&amp;[$Sheet2.D10]" office:value-type="string" office:string-value="voice_dataset/ROS_Festival/Ros_sC.wav" calcext:value-type="string">
            <text:p>voice_dataset/ROS_Festival/Ros_sC.wav</text:p>
          </table:table-cell>
          <table:table-cell table:formula="of:=[Sheet2.$B$1]&amp;[Sheet2.$U$2]&amp;[Sheet2.$U$3]&amp;[$Sheet2.D10]" office:value-type="string" office:string-value="voice_dataset/SCIPRR_Cepstral/SCIPRR_sC.wav" calcext:value-type="string">
            <text:p>voice_dataset/SCIPRR_Cepstral/SCIPRR_sC.wav</text:p>
          </table:table-cell>
          <table:table-cell table:formula="of:=[Sheet2.$B$1]&amp;[Sheet2.$V$2]&amp;[Sheet2.$V$3]&amp;[$Sheet2.D10]" office:value-type="string" office:string-value="voice_dataset/Stevie_Cereproc/Stevie_sC.wav" calcext:value-type="string">
            <text:p>voice_dataset/Stevie_Cereproc/Stevie_sC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1]" office:value-type="string" office:string-value="voice_dataset/Cali_F/CaliforniaF_sD.wav" calcext:value-type="string">
            <text:p>voice_dataset/Cali_F/CaliforniaF_sD.wav</text:p>
          </table:table-cell>
          <table:table-cell table:formula="of:=[Sheet2.$B$1]&amp;[Sheet2.$C$2]&amp;[Sheet2.$C$3]&amp;[$Sheet2.D11]" office:value-type="string" office:string-value="voice_dataset/Cali_M/CaliforniaM_sD.wav" calcext:value-type="string">
            <text:p>voice_dataset/Cali_M/CaliforniaM_sD.wav</text:p>
          </table:table-cell>
          <table:table-cell table:formula="of:=[Sheet2.$B$1]&amp;[Sheet2.$D$2]&amp;[Sheet2.$D$3]&amp;[$Sheet2.D11]" office:value-type="string" office:string-value="voice_dataset/Dublin_F/DublinF_sD.wav" calcext:value-type="string">
            <text:p>voice_dataset/Dublin_F/DublinF_sD.wav</text:p>
          </table:table-cell>
          <table:table-cell table:formula="of:=[Sheet2.$B$1]&amp;[Sheet2.$E$2]&amp;[Sheet2.$E$3]&amp;[$Sheet2.D11]" office:value-type="string" office:string-value="voice_dataset/Dublin_M/DublinM_sD.wav" calcext:value-type="string">
            <text:p>voice_dataset/Dublin_M/DublinM_sD.wav</text:p>
          </table:table-cell>
          <table:table-cell table:formula="of:=[Sheet2.$B$1]&amp;[Sheet2.$F$2]&amp;[Sheet2.$F$3]&amp;[$Sheet2.D11]" office:value-type="string" office:string-value="voice_dataset/Rome_F/RomeF_sD.wav" calcext:value-type="string">
            <text:p>voice_dataset/Rome_F/RomeF_sD.wav</text:p>
          </table:table-cell>
          <table:table-cell table:formula="of:=[Sheet2.$B$1]&amp;[Sheet2.$G$2]&amp;[Sheet2.$G$3]&amp;[$Sheet2.D11]" office:value-type="string" office:string-value="voice_dataset/Rome_M/RomeM_sD.wav" calcext:value-type="string">
            <text:p>voice_dataset/Rome_M/RomeM_sD.wav</text:p>
          </table:table-cell>
          <table:table-cell table:formula="of:=[Sheet2.$B$1]&amp;[Sheet2.$H$2]&amp;[Sheet2.$H$3]&amp;[$Sheet2.D11]" office:value-type="string" office:string-value="voice_dataset/syn_Cali_F/CaliforniaFsynth_sD.wav" calcext:value-type="string">
            <text:p>voice_dataset/syn_Cali_F/CaliforniaFsynth_sD.wav</text:p>
          </table:table-cell>
          <table:table-cell table:formula="of:=[Sheet2.$B$1]&amp;[Sheet2.$I$2]&amp;[Sheet2.$I$3]&amp;[$Sheet2.D11]" office:value-type="string" office:string-value="voice_dataset/syn_Cali_M/CaliforniaMsynth_sD.wav" calcext:value-type="string">
            <text:p>voice_dataset/syn_Cali_M/CaliforniaMsynth_sD.wav</text:p>
          </table:table-cell>
          <table:table-cell table:formula="of:=[Sheet2.$B$1]&amp;[Sheet2.$J$2]&amp;[Sheet2.$J$3]&amp;[$Sheet2.D11]" office:value-type="string" office:string-value="voice_dataset/syn_Dublin_F/DublinFsynth_sD.wav" calcext:value-type="string">
            <text:p>voice_dataset/syn_Dublin_F/DublinFsynth_sD.wav</text:p>
          </table:table-cell>
          <table:table-cell table:formula="of:=[Sheet2.$B$1]&amp;[Sheet2.$K$2]&amp;[Sheet2.$K$3]&amp;[$Sheet2.D11]" office:value-type="string" office:string-value="voice_dataset/syn_Dublin_M/DublinMsynth_sD.wav" calcext:value-type="string">
            <text:p>voice_dataset/syn_Dublin_M/DublinMsynth_sD.wav</text:p>
          </table:table-cell>
          <table:table-cell table:formula="of:=[Sheet2.$B$1]&amp;[Sheet2.$L$2]&amp;[Sheet2.$L$3]&amp;[$Sheet2.D11]" office:value-type="string" office:string-value="voice_dataset/syn_Rome_F/RomeFsynth_sD.wav" calcext:value-type="string">
            <text:p>voice_dataset/syn_Rome_F/RomeFsynth_sD.wav</text:p>
          </table:table-cell>
          <table:table-cell table:formula="of:=[Sheet2.$B$1]&amp;[Sheet2.$M$2]&amp;[Sheet2.$M$3]&amp;[$Sheet2.D11]" office:value-type="string" office:string-value="voice_dataset/syn_Rome_M/RomeMsynth_sD.wav" calcext:value-type="string">
            <text:p>voice_dataset/syn_Rome_M/RomeMsynth_sD.wav</text:p>
          </table:table-cell>
          <table:table-cell table:formula="of:=[Sheet2.$B$1]&amp;[Sheet2.$N$2]&amp;[Sheet2.$N$3]&amp;[$Sheet2.D11]" office:value-type="string" office:string-value="voice_dataset/G5_Icub_Acapela/G5_sD.wav" calcext:value-type="string">
            <text:p>voice_dataset/G5_Icub_Acapela/G5_sD.wav</text:p>
          </table:table-cell>
          <table:table-cell table:formula="of:=[Sheet2.$B$1]&amp;[Sheet2.$O$2]&amp;[Sheet2.$O$3]&amp;[$Sheet2.D11]" office:value-type="string" office:string-value="voice_dataset/Flash_Cereproc/Flash_sD.wav" calcext:value-type="string">
            <text:p>voice_dataset/Flash_Cereproc/Flash_sD.wav</text:p>
          </table:table-cell>
          <table:table-cell table:formula="of:=[Sheet2.$B$1]&amp;[Sheet2.$P$2]&amp;[Sheet2.$P$3]&amp;[$Sheet2.D11]" office:value-type="string" office:string-value="voice_dataset/Pepper_Default/Pepper_sD.wav" calcext:value-type="string">
            <text:p>voice_dataset/Pepper_Default/Pepper_sD.wav</text:p>
          </table:table-cell>
          <table:table-cell table:formula="of:=[Sheet2.$B$1]&amp;[Sheet2.$Q$2]&amp;[Sheet2.$Q$3]&amp;[$Sheet2.D11]" office:value-type="string" office:string-value="voice_dataset/Poli_Polly/Poli_sD.wav" calcext:value-type="string">
            <text:p>voice_dataset/Poli_Polly/Poli_sD.wav</text:p>
          </table:table-cell>
          <table:table-cell table:formula="of:=[Sheet2.$B$1]&amp;[Sheet2.$R$2]&amp;[Sheet2.$R$3]&amp;[$Sheet2.D11]" office:value-type="string" office:string-value="voice_dataset/PR2_Cepstral/PR2_sD.wav" calcext:value-type="string">
            <text:p>voice_dataset/PR2_Cepstral/PR2_sD.wav</text:p>
          </table:table-cell>
          <table:table-cell table:formula="of:=[Sheet2.$B$1]&amp;[Sheet2.$S$2]&amp;[Sheet2.$S$3]&amp;[$Sheet2.D11]" office:value-type="string" office:string-value="voice_dataset/Reem_Acapela/Reem_sD.wav" calcext:value-type="string">
            <text:p>voice_dataset/Reem_Acapela/Reem_sD.wav</text:p>
          </table:table-cell>
          <table:table-cell table:formula="of:=[Sheet2.$B$1]&amp;[Sheet2.$T$2]&amp;[Sheet2.$T$3]&amp;[$Sheet2.D11]" office:value-type="string" office:string-value="voice_dataset/ROS_Festival/Ros_sD.wav" calcext:value-type="string">
            <text:p>voice_dataset/ROS_Festival/Ros_sD.wav</text:p>
          </table:table-cell>
          <table:table-cell table:formula="of:=[Sheet2.$B$1]&amp;[Sheet2.$U$2]&amp;[Sheet2.$U$3]&amp;[$Sheet2.D11]" office:value-type="string" office:string-value="voice_dataset/SCIPRR_Cepstral/SCIPRR_sD.wav" calcext:value-type="string">
            <text:p>voice_dataset/SCIPRR_Cepstral/SCIPRR_sD.wav</text:p>
          </table:table-cell>
          <table:table-cell table:formula="of:=[Sheet2.$B$1]&amp;[Sheet2.$V$2]&amp;[Sheet2.$V$3]&amp;[$Sheet2.D11]" office:value-type="string" office:string-value="voice_dataset/Stevie_Cereproc/Stevie_sD.wav" calcext:value-type="string">
            <text:p>voice_dataset/Stevie_Cereproc/Stevie_sD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2]" office:value-type="string" office:string-value="voice_dataset/Cali_F/CaliforniaF_sE.wav" calcext:value-type="string">
            <text:p>voice_dataset/Cali_F/CaliforniaF_sE.wav</text:p>
          </table:table-cell>
          <table:table-cell table:formula="of:=[Sheet2.$B$1]&amp;[Sheet2.$C$2]&amp;[Sheet2.$C$3]&amp;[$Sheet2.D12]" office:value-type="string" office:string-value="voice_dataset/Cali_M/CaliforniaM_sE.wav" calcext:value-type="string">
            <text:p>voice_dataset/Cali_M/CaliforniaM_sE.wav</text:p>
          </table:table-cell>
          <table:table-cell table:formula="of:=[Sheet2.$B$1]&amp;[Sheet2.$D$2]&amp;[Sheet2.$D$3]&amp;[$Sheet2.D12]" office:value-type="string" office:string-value="voice_dataset/Dublin_F/DublinF_sE.wav" calcext:value-type="string">
            <text:p>voice_dataset/Dublin_F/DublinF_sE.wav</text:p>
          </table:table-cell>
          <table:table-cell table:formula="of:=[Sheet2.$B$1]&amp;[Sheet2.$E$2]&amp;[Sheet2.$E$3]&amp;[$Sheet2.D12]" office:value-type="string" office:string-value="voice_dataset/Dublin_M/DublinM_sE.wav" calcext:value-type="string">
            <text:p>voice_dataset/Dublin_M/DublinM_sE.wav</text:p>
          </table:table-cell>
          <table:table-cell table:formula="of:=[Sheet2.$B$1]&amp;[Sheet2.$F$2]&amp;[Sheet2.$F$3]&amp;[$Sheet2.D12]" office:value-type="string" office:string-value="voice_dataset/Rome_F/RomeF_sE.wav" calcext:value-type="string">
            <text:p>voice_dataset/Rome_F/RomeF_sE.wav</text:p>
          </table:table-cell>
          <table:table-cell table:formula="of:=[Sheet2.$B$1]&amp;[Sheet2.$G$2]&amp;[Sheet2.$G$3]&amp;[$Sheet2.D12]" office:value-type="string" office:string-value="voice_dataset/Rome_M/RomeM_sE.wav" calcext:value-type="string">
            <text:p>voice_dataset/Rome_M/RomeM_sE.wav</text:p>
          </table:table-cell>
          <table:table-cell table:formula="of:=[Sheet2.$B$1]&amp;[Sheet2.$H$2]&amp;[Sheet2.$H$3]&amp;[$Sheet2.D12]" office:value-type="string" office:string-value="voice_dataset/syn_Cali_F/CaliforniaFsynth_sE.wav" calcext:value-type="string">
            <text:p>voice_dataset/syn_Cali_F/CaliforniaFsynth_sE.wav</text:p>
          </table:table-cell>
          <table:table-cell table:formula="of:=[Sheet2.$B$1]&amp;[Sheet2.$I$2]&amp;[Sheet2.$I$3]&amp;[$Sheet2.D12]" office:value-type="string" office:string-value="voice_dataset/syn_Cali_M/CaliforniaMsynth_sE.wav" calcext:value-type="string">
            <text:p>voice_dataset/syn_Cali_M/CaliforniaMsynth_sE.wav</text:p>
          </table:table-cell>
          <table:table-cell table:formula="of:=[Sheet2.$B$1]&amp;[Sheet2.$J$2]&amp;[Sheet2.$J$3]&amp;[$Sheet2.D12]" office:value-type="string" office:string-value="voice_dataset/syn_Dublin_F/DublinFsynth_sE.wav" calcext:value-type="string">
            <text:p>voice_dataset/syn_Dublin_F/DublinFsynth_sE.wav</text:p>
          </table:table-cell>
          <table:table-cell table:formula="of:=[Sheet2.$B$1]&amp;[Sheet2.$K$2]&amp;[Sheet2.$K$3]&amp;[$Sheet2.D12]" office:value-type="string" office:string-value="voice_dataset/syn_Dublin_M/DublinMsynth_sE.wav" calcext:value-type="string">
            <text:p>voice_dataset/syn_Dublin_M/DublinMsynth_sE.wav</text:p>
          </table:table-cell>
          <table:table-cell table:formula="of:=[Sheet2.$B$1]&amp;[Sheet2.$L$2]&amp;[Sheet2.$L$3]&amp;[$Sheet2.D12]" office:value-type="string" office:string-value="voice_dataset/syn_Rome_F/RomeFsynth_sE.wav" calcext:value-type="string">
            <text:p>voice_dataset/syn_Rome_F/RomeFsynth_sE.wav</text:p>
          </table:table-cell>
          <table:table-cell table:formula="of:=[Sheet2.$B$1]&amp;[Sheet2.$M$2]&amp;[Sheet2.$M$3]&amp;[$Sheet2.D12]" office:value-type="string" office:string-value="voice_dataset/syn_Rome_M/RomeMsynth_sE.wav" calcext:value-type="string">
            <text:p>voice_dataset/syn_Rome_M/RomeMsynth_sE.wav</text:p>
          </table:table-cell>
          <table:table-cell table:formula="of:=[Sheet2.$B$1]&amp;[Sheet2.$N$2]&amp;[Sheet2.$N$3]&amp;[$Sheet2.D12]" office:value-type="string" office:string-value="voice_dataset/G5_Icub_Acapela/G5_sE.wav" calcext:value-type="string">
            <text:p>voice_dataset/G5_Icub_Acapela/G5_sE.wav</text:p>
          </table:table-cell>
          <table:table-cell table:formula="of:=[Sheet2.$B$1]&amp;[Sheet2.$O$2]&amp;[Sheet2.$O$3]&amp;[$Sheet2.D12]" office:value-type="string" office:string-value="voice_dataset/Flash_Cereproc/Flash_sE.wav" calcext:value-type="string">
            <text:p>voice_dataset/Flash_Cereproc/Flash_sE.wav</text:p>
          </table:table-cell>
          <table:table-cell table:formula="of:=[Sheet2.$B$1]&amp;[Sheet2.$P$2]&amp;[Sheet2.$P$3]&amp;[$Sheet2.D12]" office:value-type="string" office:string-value="voice_dataset/Pepper_Default/Pepper_sE.wav" calcext:value-type="string">
            <text:p>voice_dataset/Pepper_Default/Pepper_sE.wav</text:p>
          </table:table-cell>
          <table:table-cell table:formula="of:=[Sheet2.$B$1]&amp;[Sheet2.$Q$2]&amp;[Sheet2.$Q$3]&amp;[$Sheet2.D12]" office:value-type="string" office:string-value="voice_dataset/Poli_Polly/Poli_sE.wav" calcext:value-type="string">
            <text:p>voice_dataset/Poli_Polly/Poli_sE.wav</text:p>
          </table:table-cell>
          <table:table-cell table:formula="of:=[Sheet2.$B$1]&amp;[Sheet2.$R$2]&amp;[Sheet2.$R$3]&amp;[$Sheet2.D12]" office:value-type="string" office:string-value="voice_dataset/PR2_Cepstral/PR2_sE.wav" calcext:value-type="string">
            <text:p>voice_dataset/PR2_Cepstral/PR2_sE.wav</text:p>
          </table:table-cell>
          <table:table-cell table:formula="of:=[Sheet2.$B$1]&amp;[Sheet2.$S$2]&amp;[Sheet2.$S$3]&amp;[$Sheet2.D12]" office:value-type="string" office:string-value="voice_dataset/Reem_Acapela/Reem_sE.wav" calcext:value-type="string">
            <text:p>voice_dataset/Reem_Acapela/Reem_sE.wav</text:p>
          </table:table-cell>
          <table:table-cell table:formula="of:=[Sheet2.$B$1]&amp;[Sheet2.$T$2]&amp;[Sheet2.$T$3]&amp;[$Sheet2.D12]" office:value-type="string" office:string-value="voice_dataset/ROS_Festival/Ros_sE.wav" calcext:value-type="string">
            <text:p>voice_dataset/ROS_Festival/Ros_sE.wav</text:p>
          </table:table-cell>
          <table:table-cell table:formula="of:=[Sheet2.$B$1]&amp;[Sheet2.$U$2]&amp;[Sheet2.$U$3]&amp;[$Sheet2.D12]" office:value-type="string" office:string-value="voice_dataset/SCIPRR_Cepstral/SCIPRR_sE.wav" calcext:value-type="string">
            <text:p>voice_dataset/SCIPRR_Cepstral/SCIPRR_sE.wav</text:p>
          </table:table-cell>
          <table:table-cell table:formula="of:=[Sheet2.$B$1]&amp;[Sheet2.$V$2]&amp;[Sheet2.$V$3]&amp;[$Sheet2.D12]" office:value-type="string" office:string-value="voice_dataset/Stevie_Cereproc/Stevie_sE.wav" calcext:value-type="string">
            <text:p>voice_dataset/Stevie_Cereproc/Stevie_sE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3]" office:value-type="string" office:string-value="voice_dataset/Cali_F/CaliforniaF_sF.wav" calcext:value-type="string">
            <text:p>voice_dataset/Cali_F/CaliforniaF_sF.wav</text:p>
          </table:table-cell>
          <table:table-cell table:formula="of:=[Sheet2.$B$1]&amp;[Sheet2.$C$2]&amp;[Sheet2.$C$3]&amp;[$Sheet2.D13]" office:value-type="string" office:string-value="voice_dataset/Cali_M/CaliforniaM_sF.wav" calcext:value-type="string">
            <text:p>voice_dataset/Cali_M/CaliforniaM_sF.wav</text:p>
          </table:table-cell>
          <table:table-cell table:formula="of:=[Sheet2.$B$1]&amp;[Sheet2.$D$2]&amp;[Sheet2.$D$3]&amp;[$Sheet2.D13]" office:value-type="string" office:string-value="voice_dataset/Dublin_F/DublinF_sF.wav" calcext:value-type="string">
            <text:p>voice_dataset/Dublin_F/DublinF_sF.wav</text:p>
          </table:table-cell>
          <table:table-cell table:formula="of:=[Sheet2.$B$1]&amp;[Sheet2.$E$2]&amp;[Sheet2.$E$3]&amp;[$Sheet2.D13]" office:value-type="string" office:string-value="voice_dataset/Dublin_M/DublinM_sF.wav" calcext:value-type="string">
            <text:p>voice_dataset/Dublin_M/DublinM_sF.wav</text:p>
          </table:table-cell>
          <table:table-cell table:formula="of:=[Sheet2.$B$1]&amp;[Sheet2.$F$2]&amp;[Sheet2.$F$3]&amp;[$Sheet2.D13]" office:value-type="string" office:string-value="voice_dataset/Rome_F/RomeF_sF.wav" calcext:value-type="string">
            <text:p>voice_dataset/Rome_F/RomeF_sF.wav</text:p>
          </table:table-cell>
          <table:table-cell table:formula="of:=[Sheet2.$B$1]&amp;[Sheet2.$G$2]&amp;[Sheet2.$G$3]&amp;[$Sheet2.D13]" office:value-type="string" office:string-value="voice_dataset/Rome_M/RomeM_sF.wav" calcext:value-type="string">
            <text:p>voice_dataset/Rome_M/RomeM_sF.wav</text:p>
          </table:table-cell>
          <table:table-cell table:formula="of:=[Sheet2.$B$1]&amp;[Sheet2.$H$2]&amp;[Sheet2.$H$3]&amp;[$Sheet2.D13]" office:value-type="string" office:string-value="voice_dataset/syn_Cali_F/CaliforniaFsynth_sF.wav" calcext:value-type="string">
            <text:p>voice_dataset/syn_Cali_F/CaliforniaFsynth_sF.wav</text:p>
          </table:table-cell>
          <table:table-cell table:formula="of:=[Sheet2.$B$1]&amp;[Sheet2.$I$2]&amp;[Sheet2.$I$3]&amp;[$Sheet2.D13]" office:value-type="string" office:string-value="voice_dataset/syn_Cali_M/CaliforniaMsynth_sF.wav" calcext:value-type="string">
            <text:p>voice_dataset/syn_Cali_M/CaliforniaMsynth_sF.wav</text:p>
          </table:table-cell>
          <table:table-cell table:formula="of:=[Sheet2.$B$1]&amp;[Sheet2.$J$2]&amp;[Sheet2.$J$3]&amp;[$Sheet2.D13]" office:value-type="string" office:string-value="voice_dataset/syn_Dublin_F/DublinFsynth_sF.wav" calcext:value-type="string">
            <text:p>voice_dataset/syn_Dublin_F/DublinFsynth_sF.wav</text:p>
          </table:table-cell>
          <table:table-cell table:formula="of:=[Sheet2.$B$1]&amp;[Sheet2.$K$2]&amp;[Sheet2.$K$3]&amp;[$Sheet2.D13]" office:value-type="string" office:string-value="voice_dataset/syn_Dublin_M/DublinMsynth_sF.wav" calcext:value-type="string">
            <text:p>voice_dataset/syn_Dublin_M/DublinMsynth_sF.wav</text:p>
          </table:table-cell>
          <table:table-cell table:formula="of:=[Sheet2.$B$1]&amp;[Sheet2.$L$2]&amp;[Sheet2.$L$3]&amp;[$Sheet2.D13]" office:value-type="string" office:string-value="voice_dataset/syn_Rome_F/RomeFsynth_sF.wav" calcext:value-type="string">
            <text:p>voice_dataset/syn_Rome_F/RomeFsynth_sF.wav</text:p>
          </table:table-cell>
          <table:table-cell table:formula="of:=[Sheet2.$B$1]&amp;[Sheet2.$M$2]&amp;[Sheet2.$M$3]&amp;[$Sheet2.D13]" office:value-type="string" office:string-value="voice_dataset/syn_Rome_M/RomeMsynth_sF.wav" calcext:value-type="string">
            <text:p>voice_dataset/syn_Rome_M/RomeMsynth_sF.wav</text:p>
          </table:table-cell>
          <table:table-cell table:formula="of:=[Sheet2.$B$1]&amp;[Sheet2.$N$2]&amp;[Sheet2.$N$3]&amp;[$Sheet2.D13]" office:value-type="string" office:string-value="voice_dataset/G5_Icub_Acapela/G5_sF.wav" calcext:value-type="string">
            <text:p>voice_dataset/G5_Icub_Acapela/G5_sF.wav</text:p>
          </table:table-cell>
          <table:table-cell table:formula="of:=[Sheet2.$B$1]&amp;[Sheet2.$O$2]&amp;[Sheet2.$O$3]&amp;[$Sheet2.D13]" office:value-type="string" office:string-value="voice_dataset/Flash_Cereproc/Flash_sF.wav" calcext:value-type="string">
            <text:p>voice_dataset/Flash_Cereproc/Flash_sF.wav</text:p>
          </table:table-cell>
          <table:table-cell table:formula="of:=[Sheet2.$B$1]&amp;[Sheet2.$P$2]&amp;[Sheet2.$P$3]&amp;[$Sheet2.D13]" office:value-type="string" office:string-value="voice_dataset/Pepper_Default/Pepper_sF.wav" calcext:value-type="string">
            <text:p>voice_dataset/Pepper_Default/Pepper_sF.wav</text:p>
          </table:table-cell>
          <table:table-cell table:formula="of:=[Sheet2.$B$1]&amp;[Sheet2.$Q$2]&amp;[Sheet2.$Q$3]&amp;[$Sheet2.D13]" office:value-type="string" office:string-value="voice_dataset/Poli_Polly/Poli_sF.wav" calcext:value-type="string">
            <text:p>voice_dataset/Poli_Polly/Poli_sF.wav</text:p>
          </table:table-cell>
          <table:table-cell table:formula="of:=[Sheet2.$B$1]&amp;[Sheet2.$R$2]&amp;[Sheet2.$R$3]&amp;[$Sheet2.D13]" office:value-type="string" office:string-value="voice_dataset/PR2_Cepstral/PR2_sF.wav" calcext:value-type="string">
            <text:p>voice_dataset/PR2_Cepstral/PR2_sF.wav</text:p>
          </table:table-cell>
          <table:table-cell table:formula="of:=[Sheet2.$B$1]&amp;[Sheet2.$S$2]&amp;[Sheet2.$S$3]&amp;[$Sheet2.D13]" office:value-type="string" office:string-value="voice_dataset/Reem_Acapela/Reem_sF.wav" calcext:value-type="string">
            <text:p>voice_dataset/Reem_Acapela/Reem_sF.wav</text:p>
          </table:table-cell>
          <table:table-cell table:formula="of:=[Sheet2.$B$1]&amp;[Sheet2.$T$2]&amp;[Sheet2.$T$3]&amp;[$Sheet2.D13]" office:value-type="string" office:string-value="voice_dataset/ROS_Festival/Ros_sF.wav" calcext:value-type="string">
            <text:p>voice_dataset/ROS_Festival/Ros_sF.wav</text:p>
          </table:table-cell>
          <table:table-cell table:formula="of:=[Sheet2.$B$1]&amp;[Sheet2.$U$2]&amp;[Sheet2.$U$3]&amp;[$Sheet2.D13]" office:value-type="string" office:string-value="voice_dataset/SCIPRR_Cepstral/SCIPRR_sF.wav" calcext:value-type="string">
            <text:p>voice_dataset/SCIPRR_Cepstral/SCIPRR_sF.wav</text:p>
          </table:table-cell>
          <table:table-cell table:formula="of:=[Sheet2.$B$1]&amp;[Sheet2.$V$2]&amp;[Sheet2.$V$3]&amp;[$Sheet2.D13]" office:value-type="string" office:string-value="voice_dataset/Stevie_Cereproc/Stevie_sF.wav" calcext:value-type="string">
            <text:p>voice_dataset/Stevie_Cereproc/Stevie_sF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4]" office:value-type="string" office:string-value="voice_dataset/Cali_F/CaliforniaF_sG.wav" calcext:value-type="string">
            <text:p>voice_dataset/Cali_F/CaliforniaF_sG.wav</text:p>
          </table:table-cell>
          <table:table-cell table:formula="of:=[Sheet2.$B$1]&amp;[Sheet2.$C$2]&amp;[Sheet2.$C$3]&amp;[$Sheet2.D14]" office:value-type="string" office:string-value="voice_dataset/Cali_M/CaliforniaM_sG.wav" calcext:value-type="string">
            <text:p>voice_dataset/Cali_M/CaliforniaM_sG.wav</text:p>
          </table:table-cell>
          <table:table-cell table:formula="of:=[Sheet2.$B$1]&amp;[Sheet2.$D$2]&amp;[Sheet2.$D$3]&amp;[$Sheet2.D14]" office:value-type="string" office:string-value="voice_dataset/Dublin_F/DublinF_sG.wav" calcext:value-type="string">
            <text:p>voice_dataset/Dublin_F/DublinF_sG.wav</text:p>
          </table:table-cell>
          <table:table-cell table:formula="of:=[Sheet2.$B$1]&amp;[Sheet2.$E$2]&amp;[Sheet2.$E$3]&amp;[$Sheet2.D14]" office:value-type="string" office:string-value="voice_dataset/Dublin_M/DublinM_sG.wav" calcext:value-type="string">
            <text:p>voice_dataset/Dublin_M/DublinM_sG.wav</text:p>
          </table:table-cell>
          <table:table-cell table:formula="of:=[Sheet2.$B$1]&amp;[Sheet2.$F$2]&amp;[Sheet2.$F$3]&amp;[$Sheet2.D14]" office:value-type="string" office:string-value="voice_dataset/Rome_F/RomeF_sG.wav" calcext:value-type="string">
            <text:p>voice_dataset/Rome_F/RomeF_sG.wav</text:p>
          </table:table-cell>
          <table:table-cell table:formula="of:=[Sheet2.$B$1]&amp;[Sheet2.$G$2]&amp;[Sheet2.$G$3]&amp;[$Sheet2.D14]" office:value-type="string" office:string-value="voice_dataset/Rome_M/RomeM_sG.wav" calcext:value-type="string">
            <text:p>voice_dataset/Rome_M/RomeM_sG.wav</text:p>
          </table:table-cell>
          <table:table-cell table:formula="of:=[Sheet2.$B$1]&amp;[Sheet2.$H$2]&amp;[Sheet2.$H$3]&amp;[$Sheet2.D14]" office:value-type="string" office:string-value="voice_dataset/syn_Cali_F/CaliforniaFsynth_sG.wav" calcext:value-type="string">
            <text:p>voice_dataset/syn_Cali_F/CaliforniaFsynth_sG.wav</text:p>
          </table:table-cell>
          <table:table-cell table:formula="of:=[Sheet2.$B$1]&amp;[Sheet2.$I$2]&amp;[Sheet2.$I$3]&amp;[$Sheet2.D14]" office:value-type="string" office:string-value="voice_dataset/syn_Cali_M/CaliforniaMsynth_sG.wav" calcext:value-type="string">
            <text:p>voice_dataset/syn_Cali_M/CaliforniaMsynth_sG.wav</text:p>
          </table:table-cell>
          <table:table-cell table:formula="of:=[Sheet2.$B$1]&amp;[Sheet2.$J$2]&amp;[Sheet2.$J$3]&amp;[$Sheet2.D14]" office:value-type="string" office:string-value="voice_dataset/syn_Dublin_F/DublinFsynth_sG.wav" calcext:value-type="string">
            <text:p>voice_dataset/syn_Dublin_F/DublinFsynth_sG.wav</text:p>
          </table:table-cell>
          <table:table-cell table:formula="of:=[Sheet2.$B$1]&amp;[Sheet2.$K$2]&amp;[Sheet2.$K$3]&amp;[$Sheet2.D14]" office:value-type="string" office:string-value="voice_dataset/syn_Dublin_M/DublinMsynth_sG.wav" calcext:value-type="string">
            <text:p>voice_dataset/syn_Dublin_M/DublinMsynth_sG.wav</text:p>
          </table:table-cell>
          <table:table-cell table:formula="of:=[Sheet2.$B$1]&amp;[Sheet2.$L$2]&amp;[Sheet2.$L$3]&amp;[$Sheet2.D14]" office:value-type="string" office:string-value="voice_dataset/syn_Rome_F/RomeFsynth_sG.wav" calcext:value-type="string">
            <text:p>voice_dataset/syn_Rome_F/RomeFsynth_sG.wav</text:p>
          </table:table-cell>
          <table:table-cell table:formula="of:=[Sheet2.$B$1]&amp;[Sheet2.$M$2]&amp;[Sheet2.$M$3]&amp;[$Sheet2.D14]" office:value-type="string" office:string-value="voice_dataset/syn_Rome_M/RomeMsynth_sG.wav" calcext:value-type="string">
            <text:p>voice_dataset/syn_Rome_M/RomeMsynth_sG.wav</text:p>
          </table:table-cell>
          <table:table-cell table:formula="of:=[Sheet2.$B$1]&amp;[Sheet2.$N$2]&amp;[Sheet2.$N$3]&amp;[$Sheet2.D14]" office:value-type="string" office:string-value="voice_dataset/G5_Icub_Acapela/G5_sG.wav" calcext:value-type="string">
            <text:p>voice_dataset/G5_Icub_Acapela/G5_sG.wav</text:p>
          </table:table-cell>
          <table:table-cell table:formula="of:=[Sheet2.$B$1]&amp;[Sheet2.$O$2]&amp;[Sheet2.$O$3]&amp;[$Sheet2.D14]" office:value-type="string" office:string-value="voice_dataset/Flash_Cereproc/Flash_sG.wav" calcext:value-type="string">
            <text:p>voice_dataset/Flash_Cereproc/Flash_sG.wav</text:p>
          </table:table-cell>
          <table:table-cell table:formula="of:=[Sheet2.$B$1]&amp;[Sheet2.$P$2]&amp;[Sheet2.$P$3]&amp;[$Sheet2.D14]" office:value-type="string" office:string-value="voice_dataset/Pepper_Default/Pepper_sG.wav" calcext:value-type="string">
            <text:p>voice_dataset/Pepper_Default/Pepper_sG.wav</text:p>
          </table:table-cell>
          <table:table-cell table:formula="of:=[Sheet2.$B$1]&amp;[Sheet2.$Q$2]&amp;[Sheet2.$Q$3]&amp;[$Sheet2.D14]" office:value-type="string" office:string-value="voice_dataset/Poli_Polly/Poli_sG.wav" calcext:value-type="string">
            <text:p>voice_dataset/Poli_Polly/Poli_sG.wav</text:p>
          </table:table-cell>
          <table:table-cell table:formula="of:=[Sheet2.$B$1]&amp;[Sheet2.$R$2]&amp;[Sheet2.$R$3]&amp;[$Sheet2.D14]" office:value-type="string" office:string-value="voice_dataset/PR2_Cepstral/PR2_sG.wav" calcext:value-type="string">
            <text:p>voice_dataset/PR2_Cepstral/PR2_sG.wav</text:p>
          </table:table-cell>
          <table:table-cell table:formula="of:=[Sheet2.$B$1]&amp;[Sheet2.$S$2]&amp;[Sheet2.$S$3]&amp;[$Sheet2.D14]" office:value-type="string" office:string-value="voice_dataset/Reem_Acapela/Reem_sG.wav" calcext:value-type="string">
            <text:p>voice_dataset/Reem_Acapela/Reem_sG.wav</text:p>
          </table:table-cell>
          <table:table-cell table:formula="of:=[Sheet2.$B$1]&amp;[Sheet2.$T$2]&amp;[Sheet2.$T$3]&amp;[$Sheet2.D14]" office:value-type="string" office:string-value="voice_dataset/ROS_Festival/Ros_sG.wav" calcext:value-type="string">
            <text:p>voice_dataset/ROS_Festival/Ros_sG.wav</text:p>
          </table:table-cell>
          <table:table-cell table:formula="of:=[Sheet2.$B$1]&amp;[Sheet2.$U$2]&amp;[Sheet2.$U$3]&amp;[$Sheet2.D14]" office:value-type="string" office:string-value="voice_dataset/SCIPRR_Cepstral/SCIPRR_sG.wav" calcext:value-type="string">
            <text:p>voice_dataset/SCIPRR_Cepstral/SCIPRR_sG.wav</text:p>
          </table:table-cell>
          <table:table-cell table:formula="of:=[Sheet2.$B$1]&amp;[Sheet2.$V$2]&amp;[Sheet2.$V$3]&amp;[$Sheet2.D14]" office:value-type="string" office:string-value="voice_dataset/Stevie_Cereproc/Stevie_sG.wav" calcext:value-type="string">
            <text:p>voice_dataset/Stevie_Cereproc/Stevie_sG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5]" office:value-type="string" office:string-value="voice_dataset/Cali_F/CaliforniaF_sH.wav" calcext:value-type="string">
            <text:p>voice_dataset/Cali_F/CaliforniaF_sH.wav</text:p>
          </table:table-cell>
          <table:table-cell table:formula="of:=[Sheet2.$B$1]&amp;[Sheet2.$C$2]&amp;[Sheet2.$C$3]&amp;[$Sheet2.D15]" office:value-type="string" office:string-value="voice_dataset/Cali_M/CaliforniaM_sH.wav" calcext:value-type="string">
            <text:p>voice_dataset/Cali_M/CaliforniaM_sH.wav</text:p>
          </table:table-cell>
          <table:table-cell table:formula="of:=[Sheet2.$B$1]&amp;[Sheet2.$D$2]&amp;[Sheet2.$D$3]&amp;[$Sheet2.D15]" office:value-type="string" office:string-value="voice_dataset/Dublin_F/DublinF_sH.wav" calcext:value-type="string">
            <text:p>voice_dataset/Dublin_F/DublinF_sH.wav</text:p>
          </table:table-cell>
          <table:table-cell table:formula="of:=[Sheet2.$B$1]&amp;[Sheet2.$E$2]&amp;[Sheet2.$E$3]&amp;[$Sheet2.D15]" office:value-type="string" office:string-value="voice_dataset/Dublin_M/DublinM_sH.wav" calcext:value-type="string">
            <text:p>voice_dataset/Dublin_M/DublinM_sH.wav</text:p>
          </table:table-cell>
          <table:table-cell table:formula="of:=[Sheet2.$B$1]&amp;[Sheet2.$F$2]&amp;[Sheet2.$F$3]&amp;[$Sheet2.D15]" office:value-type="string" office:string-value="voice_dataset/Rome_F/RomeF_sH.wav" calcext:value-type="string">
            <text:p>voice_dataset/Rome_F/RomeF_sH.wav</text:p>
          </table:table-cell>
          <table:table-cell table:formula="of:=[Sheet2.$B$1]&amp;[Sheet2.$G$2]&amp;[Sheet2.$G$3]&amp;[$Sheet2.D15]" office:value-type="string" office:string-value="voice_dataset/Rome_M/RomeM_sH.wav" calcext:value-type="string">
            <text:p>voice_dataset/Rome_M/RomeM_sH.wav</text:p>
          </table:table-cell>
          <table:table-cell table:formula="of:=[Sheet2.$B$1]&amp;[Sheet2.$H$2]&amp;[Sheet2.$H$3]&amp;[$Sheet2.D15]" office:value-type="string" office:string-value="voice_dataset/syn_Cali_F/CaliforniaFsynth_sH.wav" calcext:value-type="string">
            <text:p>voice_dataset/syn_Cali_F/CaliforniaFsynth_sH.wav</text:p>
          </table:table-cell>
          <table:table-cell table:formula="of:=[Sheet2.$B$1]&amp;[Sheet2.$I$2]&amp;[Sheet2.$I$3]&amp;[$Sheet2.D15]" office:value-type="string" office:string-value="voice_dataset/syn_Cali_M/CaliforniaMsynth_sH.wav" calcext:value-type="string">
            <text:p>voice_dataset/syn_Cali_M/CaliforniaMsynth_sH.wav</text:p>
          </table:table-cell>
          <table:table-cell table:formula="of:=[Sheet2.$B$1]&amp;[Sheet2.$J$2]&amp;[Sheet2.$J$3]&amp;[$Sheet2.D15]" office:value-type="string" office:string-value="voice_dataset/syn_Dublin_F/DublinFsynth_sH.wav" calcext:value-type="string">
            <text:p>voice_dataset/syn_Dublin_F/DublinFsynth_sH.wav</text:p>
          </table:table-cell>
          <table:table-cell table:formula="of:=[Sheet2.$B$1]&amp;[Sheet2.$K$2]&amp;[Sheet2.$K$3]&amp;[$Sheet2.D15]" office:value-type="string" office:string-value="voice_dataset/syn_Dublin_M/DublinMsynth_sH.wav" calcext:value-type="string">
            <text:p>voice_dataset/syn_Dublin_M/DublinMsynth_sH.wav</text:p>
          </table:table-cell>
          <table:table-cell table:formula="of:=[Sheet2.$B$1]&amp;[Sheet2.$L$2]&amp;[Sheet2.$L$3]&amp;[$Sheet2.D15]" office:value-type="string" office:string-value="voice_dataset/syn_Rome_F/RomeFsynth_sH.wav" calcext:value-type="string">
            <text:p>voice_dataset/syn_Rome_F/RomeFsynth_sH.wav</text:p>
          </table:table-cell>
          <table:table-cell table:formula="of:=[Sheet2.$B$1]&amp;[Sheet2.$M$2]&amp;[Sheet2.$M$3]&amp;[$Sheet2.D15]" office:value-type="string" office:string-value="voice_dataset/syn_Rome_M/RomeMsynth_sH.wav" calcext:value-type="string">
            <text:p>voice_dataset/syn_Rome_M/RomeMsynth_sH.wav</text:p>
          </table:table-cell>
          <table:table-cell table:formula="of:=[Sheet2.$B$1]&amp;[Sheet2.$N$2]&amp;[Sheet2.$N$3]&amp;[$Sheet2.D15]" office:value-type="string" office:string-value="voice_dataset/G5_Icub_Acapela/G5_sH.wav" calcext:value-type="string">
            <text:p>voice_dataset/G5_Icub_Acapela/G5_sH.wav</text:p>
          </table:table-cell>
          <table:table-cell table:formula="of:=[Sheet2.$B$1]&amp;[Sheet2.$O$2]&amp;[Sheet2.$O$3]&amp;[$Sheet2.D15]" office:value-type="string" office:string-value="voice_dataset/Flash_Cereproc/Flash_sH.wav" calcext:value-type="string">
            <text:p>voice_dataset/Flash_Cereproc/Flash_sH.wav</text:p>
          </table:table-cell>
          <table:table-cell table:formula="of:=[Sheet2.$B$1]&amp;[Sheet2.$P$2]&amp;[Sheet2.$P$3]&amp;[$Sheet2.D15]" office:value-type="string" office:string-value="voice_dataset/Pepper_Default/Pepper_sH.wav" calcext:value-type="string">
            <text:p>voice_dataset/Pepper_Default/Pepper_sH.wav</text:p>
          </table:table-cell>
          <table:table-cell table:formula="of:=[Sheet2.$B$1]&amp;[Sheet2.$Q$2]&amp;[Sheet2.$Q$3]&amp;[$Sheet2.D15]" office:value-type="string" office:string-value="voice_dataset/Poli_Polly/Poli_sH.wav" calcext:value-type="string">
            <text:p>voice_dataset/Poli_Polly/Poli_sH.wav</text:p>
          </table:table-cell>
          <table:table-cell table:formula="of:=[Sheet2.$B$1]&amp;[Sheet2.$R$2]&amp;[Sheet2.$R$3]&amp;[$Sheet2.D15]" office:value-type="string" office:string-value="voice_dataset/PR2_Cepstral/PR2_sH.wav" calcext:value-type="string">
            <text:p>voice_dataset/PR2_Cepstral/PR2_sH.wav</text:p>
          </table:table-cell>
          <table:table-cell table:formula="of:=[Sheet2.$B$1]&amp;[Sheet2.$S$2]&amp;[Sheet2.$S$3]&amp;[$Sheet2.D15]" office:value-type="string" office:string-value="voice_dataset/Reem_Acapela/Reem_sH.wav" calcext:value-type="string">
            <text:p>voice_dataset/Reem_Acapela/Reem_sH.wav</text:p>
          </table:table-cell>
          <table:table-cell table:formula="of:=[Sheet2.$B$1]&amp;[Sheet2.$T$2]&amp;[Sheet2.$T$3]&amp;[$Sheet2.D15]" office:value-type="string" office:string-value="voice_dataset/ROS_Festival/Ros_sH.wav" calcext:value-type="string">
            <text:p>voice_dataset/ROS_Festival/Ros_sH.wav</text:p>
          </table:table-cell>
          <table:table-cell table:formula="of:=[Sheet2.$B$1]&amp;[Sheet2.$U$2]&amp;[Sheet2.$U$3]&amp;[$Sheet2.D15]" office:value-type="string" office:string-value="voice_dataset/SCIPRR_Cepstral/SCIPRR_sH.wav" calcext:value-type="string">
            <text:p>voice_dataset/SCIPRR_Cepstral/SCIPRR_sH.wav</text:p>
          </table:table-cell>
          <table:table-cell table:formula="of:=[Sheet2.$B$1]&amp;[Sheet2.$V$2]&amp;[Sheet2.$V$3]&amp;[$Sheet2.D15]" office:value-type="string" office:string-value="voice_dataset/Stevie_Cereproc/Stevie_sH.wav" calcext:value-type="string">
            <text:p>voice_dataset/Stevie_Cereproc/Stevie_sH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6]" office:value-type="string" office:string-value="voice_dataset/Cali_F/CaliforniaF_sI.wav" calcext:value-type="string">
            <text:p>voice_dataset/Cali_F/CaliforniaF_sI.wav</text:p>
          </table:table-cell>
          <table:table-cell table:formula="of:=[Sheet2.$B$1]&amp;[Sheet2.$C$2]&amp;[Sheet2.$C$3]&amp;[$Sheet2.D16]" office:value-type="string" office:string-value="voice_dataset/Cali_M/CaliforniaM_sI.wav" calcext:value-type="string">
            <text:p>voice_dataset/Cali_M/CaliforniaM_sI.wav</text:p>
          </table:table-cell>
          <table:table-cell table:formula="of:=[Sheet2.$B$1]&amp;[Sheet2.$D$2]&amp;[Sheet2.$D$3]&amp;[$Sheet2.D16]" office:value-type="string" office:string-value="voice_dataset/Dublin_F/DublinF_sI.wav" calcext:value-type="string">
            <text:p>voice_dataset/Dublin_F/DublinF_sI.wav</text:p>
          </table:table-cell>
          <table:table-cell table:formula="of:=[Sheet2.$B$1]&amp;[Sheet2.$E$2]&amp;[Sheet2.$E$3]&amp;[$Sheet2.D16]" office:value-type="string" office:string-value="voice_dataset/Dublin_M/DublinM_sI.wav" calcext:value-type="string">
            <text:p>voice_dataset/Dublin_M/DublinM_sI.wav</text:p>
          </table:table-cell>
          <table:table-cell table:formula="of:=[Sheet2.$B$1]&amp;[Sheet2.$F$2]&amp;[Sheet2.$F$3]&amp;[$Sheet2.D16]" office:value-type="string" office:string-value="voice_dataset/Rome_F/RomeF_sI.wav" calcext:value-type="string">
            <text:p>voice_dataset/Rome_F/RomeF_sI.wav</text:p>
          </table:table-cell>
          <table:table-cell table:formula="of:=[Sheet2.$B$1]&amp;[Sheet2.$G$2]&amp;[Sheet2.$G$3]&amp;[$Sheet2.D16]" office:value-type="string" office:string-value="voice_dataset/Rome_M/RomeM_sI.wav" calcext:value-type="string">
            <text:p>voice_dataset/Rome_M/RomeM_sI.wav</text:p>
          </table:table-cell>
          <table:table-cell table:formula="of:=[Sheet2.$B$1]&amp;[Sheet2.$H$2]&amp;[Sheet2.$H$3]&amp;[$Sheet2.D16]" office:value-type="string" office:string-value="voice_dataset/syn_Cali_F/CaliforniaFsynth_sI.wav" calcext:value-type="string">
            <text:p>voice_dataset/syn_Cali_F/CaliforniaFsynth_sI.wav</text:p>
          </table:table-cell>
          <table:table-cell table:formula="of:=[Sheet2.$B$1]&amp;[Sheet2.$I$2]&amp;[Sheet2.$I$3]&amp;[$Sheet2.D16]" office:value-type="string" office:string-value="voice_dataset/syn_Cali_M/CaliforniaMsynth_sI.wav" calcext:value-type="string">
            <text:p>voice_dataset/syn_Cali_M/CaliforniaMsynth_sI.wav</text:p>
          </table:table-cell>
          <table:table-cell table:formula="of:=[Sheet2.$B$1]&amp;[Sheet2.$J$2]&amp;[Sheet2.$J$3]&amp;[$Sheet2.D16]" office:value-type="string" office:string-value="voice_dataset/syn_Dublin_F/DublinFsynth_sI.wav" calcext:value-type="string">
            <text:p>voice_dataset/syn_Dublin_F/DublinFsynth_sI.wav</text:p>
          </table:table-cell>
          <table:table-cell table:formula="of:=[Sheet2.$B$1]&amp;[Sheet2.$K$2]&amp;[Sheet2.$K$3]&amp;[$Sheet2.D16]" office:value-type="string" office:string-value="voice_dataset/syn_Dublin_M/DublinMsynth_sI.wav" calcext:value-type="string">
            <text:p>voice_dataset/syn_Dublin_M/DublinMsynth_sI.wav</text:p>
          </table:table-cell>
          <table:table-cell table:formula="of:=[Sheet2.$B$1]&amp;[Sheet2.$L$2]&amp;[Sheet2.$L$3]&amp;[$Sheet2.D16]" office:value-type="string" office:string-value="voice_dataset/syn_Rome_F/RomeFsynth_sI.wav" calcext:value-type="string">
            <text:p>voice_dataset/syn_Rome_F/RomeFsynth_sI.wav</text:p>
          </table:table-cell>
          <table:table-cell table:formula="of:=[Sheet2.$B$1]&amp;[Sheet2.$M$2]&amp;[Sheet2.$M$3]&amp;[$Sheet2.D16]" office:value-type="string" office:string-value="voice_dataset/syn_Rome_M/RomeMsynth_sI.wav" calcext:value-type="string">
            <text:p>voice_dataset/syn_Rome_M/RomeMsynth_sI.wav</text:p>
          </table:table-cell>
          <table:table-cell table:formula="of:=[Sheet2.$B$1]&amp;[Sheet2.$N$2]&amp;[Sheet2.$N$3]&amp;[$Sheet2.D16]" office:value-type="string" office:string-value="voice_dataset/G5_Icub_Acapela/G5_sI.wav" calcext:value-type="string">
            <text:p>voice_dataset/G5_Icub_Acapela/G5_sI.wav</text:p>
          </table:table-cell>
          <table:table-cell table:formula="of:=[Sheet2.$B$1]&amp;[Sheet2.$O$2]&amp;[Sheet2.$O$3]&amp;[$Sheet2.D16]" office:value-type="string" office:string-value="voice_dataset/Flash_Cereproc/Flash_sI.wav" calcext:value-type="string">
            <text:p>voice_dataset/Flash_Cereproc/Flash_sI.wav</text:p>
          </table:table-cell>
          <table:table-cell table:formula="of:=[Sheet2.$B$1]&amp;[Sheet2.$P$2]&amp;[Sheet2.$P$3]&amp;[$Sheet2.D16]" office:value-type="string" office:string-value="voice_dataset/Pepper_Default/Pepper_sI.wav" calcext:value-type="string">
            <text:p>voice_dataset/Pepper_Default/Pepper_sI.wav</text:p>
          </table:table-cell>
          <table:table-cell table:formula="of:=[Sheet2.$B$1]&amp;[Sheet2.$Q$2]&amp;[Sheet2.$Q$3]&amp;[$Sheet2.D16]" office:value-type="string" office:string-value="voice_dataset/Poli_Polly/Poli_sI.wav" calcext:value-type="string">
            <text:p>voice_dataset/Poli_Polly/Poli_sI.wav</text:p>
          </table:table-cell>
          <table:table-cell table:formula="of:=[Sheet2.$B$1]&amp;[Sheet2.$R$2]&amp;[Sheet2.$R$3]&amp;[$Sheet2.D16]" office:value-type="string" office:string-value="voice_dataset/PR2_Cepstral/PR2_sI.wav" calcext:value-type="string">
            <text:p>voice_dataset/PR2_Cepstral/PR2_sI.wav</text:p>
          </table:table-cell>
          <table:table-cell table:formula="of:=[Sheet2.$B$1]&amp;[Sheet2.$S$2]&amp;[Sheet2.$S$3]&amp;[$Sheet2.D16]" office:value-type="string" office:string-value="voice_dataset/Reem_Acapela/Reem_sI.wav" calcext:value-type="string">
            <text:p>voice_dataset/Reem_Acapela/Reem_sI.wav</text:p>
          </table:table-cell>
          <table:table-cell table:formula="of:=[Sheet2.$B$1]&amp;[Sheet2.$T$2]&amp;[Sheet2.$T$3]&amp;[$Sheet2.D16]" office:value-type="string" office:string-value="voice_dataset/ROS_Festival/Ros_sI.wav" calcext:value-type="string">
            <text:p>voice_dataset/ROS_Festival/Ros_sI.wav</text:p>
          </table:table-cell>
          <table:table-cell table:formula="of:=[Sheet2.$B$1]&amp;[Sheet2.$U$2]&amp;[Sheet2.$U$3]&amp;[$Sheet2.D16]" office:value-type="string" office:string-value="voice_dataset/SCIPRR_Cepstral/SCIPRR_sI.wav" calcext:value-type="string">
            <text:p>voice_dataset/SCIPRR_Cepstral/SCIPRR_sI.wav</text:p>
          </table:table-cell>
          <table:table-cell table:formula="of:=[Sheet2.$B$1]&amp;[Sheet2.$V$2]&amp;[Sheet2.$V$3]&amp;[$Sheet2.D16]" office:value-type="string" office:string-value="voice_dataset/Stevie_Cereproc/Stevie_sI.wav" calcext:value-type="string">
            <text:p>voice_dataset/Stevie_Cereproc/Stevie_sI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7]" office:value-type="string" office:string-value="voice_dataset/Cali_F/CaliforniaF_sJ.wav" calcext:value-type="string">
            <text:p>voice_dataset/Cali_F/CaliforniaF_sJ.wav</text:p>
          </table:table-cell>
          <table:table-cell table:formula="of:=[Sheet2.$B$1]&amp;[Sheet2.$C$2]&amp;[Sheet2.$C$3]&amp;[$Sheet2.D17]" office:value-type="string" office:string-value="voice_dataset/Cali_M/CaliforniaM_sJ.wav" calcext:value-type="string">
            <text:p>voice_dataset/Cali_M/CaliforniaM_sJ.wav</text:p>
          </table:table-cell>
          <table:table-cell table:formula="of:=[Sheet2.$B$1]&amp;[Sheet2.$D$2]&amp;[Sheet2.$D$3]&amp;[$Sheet2.D17]" office:value-type="string" office:string-value="voice_dataset/Dublin_F/DublinF_sJ.wav" calcext:value-type="string">
            <text:p>voice_dataset/Dublin_F/DublinF_sJ.wav</text:p>
          </table:table-cell>
          <table:table-cell table:formula="of:=[Sheet2.$B$1]&amp;[Sheet2.$E$2]&amp;[Sheet2.$E$3]&amp;[$Sheet2.D17]" office:value-type="string" office:string-value="voice_dataset/Dublin_M/DublinM_sJ.wav" calcext:value-type="string">
            <text:p>voice_dataset/Dublin_M/DublinM_sJ.wav</text:p>
          </table:table-cell>
          <table:table-cell table:formula="of:=[Sheet2.$B$1]&amp;[Sheet2.$F$2]&amp;[Sheet2.$F$3]&amp;[$Sheet2.D17]" office:value-type="string" office:string-value="voice_dataset/Rome_F/RomeF_sJ.wav" calcext:value-type="string">
            <text:p>voice_dataset/Rome_F/RomeF_sJ.wav</text:p>
          </table:table-cell>
          <table:table-cell table:formula="of:=[Sheet2.$B$1]&amp;[Sheet2.$G$2]&amp;[Sheet2.$G$3]&amp;[$Sheet2.D17]" office:value-type="string" office:string-value="voice_dataset/Rome_M/RomeM_sJ.wav" calcext:value-type="string">
            <text:p>voice_dataset/Rome_M/RomeM_sJ.wav</text:p>
          </table:table-cell>
          <table:table-cell table:formula="of:=[Sheet2.$B$1]&amp;[Sheet2.$H$2]&amp;[Sheet2.$H$3]&amp;[$Sheet2.D17]" office:value-type="string" office:string-value="voice_dataset/syn_Cali_F/CaliforniaFsynth_sJ.wav" calcext:value-type="string">
            <text:p>voice_dataset/syn_Cali_F/CaliforniaFsynth_sJ.wav</text:p>
          </table:table-cell>
          <table:table-cell table:formula="of:=[Sheet2.$B$1]&amp;[Sheet2.$I$2]&amp;[Sheet2.$I$3]&amp;[$Sheet2.D17]" office:value-type="string" office:string-value="voice_dataset/syn_Cali_M/CaliforniaMsynth_sJ.wav" calcext:value-type="string">
            <text:p>voice_dataset/syn_Cali_M/CaliforniaMsynth_sJ.wav</text:p>
          </table:table-cell>
          <table:table-cell table:formula="of:=[Sheet2.$B$1]&amp;[Sheet2.$J$2]&amp;[Sheet2.$J$3]&amp;[$Sheet2.D17]" office:value-type="string" office:string-value="voice_dataset/syn_Dublin_F/DublinFsynth_sJ.wav" calcext:value-type="string">
            <text:p>voice_dataset/syn_Dublin_F/DublinFsynth_sJ.wav</text:p>
          </table:table-cell>
          <table:table-cell table:formula="of:=[Sheet2.$B$1]&amp;[Sheet2.$K$2]&amp;[Sheet2.$K$3]&amp;[$Sheet2.D17]" office:value-type="string" office:string-value="voice_dataset/syn_Dublin_M/DublinMsynth_sJ.wav" calcext:value-type="string">
            <text:p>voice_dataset/syn_Dublin_M/DublinMsynth_sJ.wav</text:p>
          </table:table-cell>
          <table:table-cell table:formula="of:=[Sheet2.$B$1]&amp;[Sheet2.$L$2]&amp;[Sheet2.$L$3]&amp;[$Sheet2.D17]" office:value-type="string" office:string-value="voice_dataset/syn_Rome_F/RomeFsynth_sJ.wav" calcext:value-type="string">
            <text:p>voice_dataset/syn_Rome_F/RomeFsynth_sJ.wav</text:p>
          </table:table-cell>
          <table:table-cell table:formula="of:=[Sheet2.$B$1]&amp;[Sheet2.$M$2]&amp;[Sheet2.$M$3]&amp;[$Sheet2.D17]" office:value-type="string" office:string-value="voice_dataset/syn_Rome_M/RomeMsynth_sJ.wav" calcext:value-type="string">
            <text:p>voice_dataset/syn_Rome_M/RomeMsynth_sJ.wav</text:p>
          </table:table-cell>
          <table:table-cell table:formula="of:=[Sheet2.$B$1]&amp;[Sheet2.$N$2]&amp;[Sheet2.$N$3]&amp;[$Sheet2.D17]" office:value-type="string" office:string-value="voice_dataset/G5_Icub_Acapela/G5_sJ.wav" calcext:value-type="string">
            <text:p>voice_dataset/G5_Icub_Acapela/G5_sJ.wav</text:p>
          </table:table-cell>
          <table:table-cell table:formula="of:=[Sheet2.$B$1]&amp;[Sheet2.$O$2]&amp;[Sheet2.$O$3]&amp;[$Sheet2.D17]" office:value-type="string" office:string-value="voice_dataset/Flash_Cereproc/Flash_sJ.wav" calcext:value-type="string">
            <text:p>voice_dataset/Flash_Cereproc/Flash_sJ.wav</text:p>
          </table:table-cell>
          <table:table-cell table:formula="of:=[Sheet2.$B$1]&amp;[Sheet2.$P$2]&amp;[Sheet2.$P$3]&amp;[$Sheet2.D17]" office:value-type="string" office:string-value="voice_dataset/Pepper_Default/Pepper_sJ.wav" calcext:value-type="string">
            <text:p>voice_dataset/Pepper_Default/Pepper_sJ.wav</text:p>
          </table:table-cell>
          <table:table-cell table:formula="of:=[Sheet2.$B$1]&amp;[Sheet2.$Q$2]&amp;[Sheet2.$Q$3]&amp;[$Sheet2.D17]" office:value-type="string" office:string-value="voice_dataset/Poli_Polly/Poli_sJ.wav" calcext:value-type="string">
            <text:p>voice_dataset/Poli_Polly/Poli_sJ.wav</text:p>
          </table:table-cell>
          <table:table-cell table:formula="of:=[Sheet2.$B$1]&amp;[Sheet2.$R$2]&amp;[Sheet2.$R$3]&amp;[$Sheet2.D17]" office:value-type="string" office:string-value="voice_dataset/PR2_Cepstral/PR2_sJ.wav" calcext:value-type="string">
            <text:p>voice_dataset/PR2_Cepstral/PR2_sJ.wav</text:p>
          </table:table-cell>
          <table:table-cell table:formula="of:=[Sheet2.$B$1]&amp;[Sheet2.$S$2]&amp;[Sheet2.$S$3]&amp;[$Sheet2.D17]" office:value-type="string" office:string-value="voice_dataset/Reem_Acapela/Reem_sJ.wav" calcext:value-type="string">
            <text:p>voice_dataset/Reem_Acapela/Reem_sJ.wav</text:p>
          </table:table-cell>
          <table:table-cell table:formula="of:=[Sheet2.$B$1]&amp;[Sheet2.$T$2]&amp;[Sheet2.$T$3]&amp;[$Sheet2.D17]" office:value-type="string" office:string-value="voice_dataset/ROS_Festival/Ros_sJ.wav" calcext:value-type="string">
            <text:p>voice_dataset/ROS_Festival/Ros_sJ.wav</text:p>
          </table:table-cell>
          <table:table-cell table:formula="of:=[Sheet2.$B$1]&amp;[Sheet2.$U$2]&amp;[Sheet2.$U$3]&amp;[$Sheet2.D17]" office:value-type="string" office:string-value="voice_dataset/SCIPRR_Cepstral/SCIPRR_sJ.wav" calcext:value-type="string">
            <text:p>voice_dataset/SCIPRR_Cepstral/SCIPRR_sJ.wav</text:p>
          </table:table-cell>
          <table:table-cell table:formula="of:=[Sheet2.$B$1]&amp;[Sheet2.$V$2]&amp;[Sheet2.$V$3]&amp;[$Sheet2.D17]" office:value-type="string" office:string-value="voice_dataset/Stevie_Cereproc/Stevie_sJ.wav" calcext:value-type="string">
            <text:p>voice_dataset/Stevie_Cereproc/Stevie_sJ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8]" office:value-type="string" office:string-value="voice_dataset/Cali_F/CaliforniaF_sK.wav" calcext:value-type="string">
            <text:p>voice_dataset/Cali_F/CaliforniaF_sK.wav</text:p>
          </table:table-cell>
          <table:table-cell table:formula="of:=[Sheet2.$B$1]&amp;[Sheet2.$C$2]&amp;[Sheet2.$C$3]&amp;[$Sheet2.D18]" office:value-type="string" office:string-value="voice_dataset/Cali_M/CaliforniaM_sK.wav" calcext:value-type="string">
            <text:p>voice_dataset/Cali_M/CaliforniaM_sK.wav</text:p>
          </table:table-cell>
          <table:table-cell table:formula="of:=[Sheet2.$B$1]&amp;[Sheet2.$D$2]&amp;[Sheet2.$D$3]&amp;[$Sheet2.D18]" office:value-type="string" office:string-value="voice_dataset/Dublin_F/DublinF_sK.wav" calcext:value-type="string">
            <text:p>voice_dataset/Dublin_F/DublinF_sK.wav</text:p>
          </table:table-cell>
          <table:table-cell table:formula="of:=[Sheet2.$B$1]&amp;[Sheet2.$E$2]&amp;[Sheet2.$E$3]&amp;[$Sheet2.D18]" office:value-type="string" office:string-value="voice_dataset/Dublin_M/DublinM_sK.wav" calcext:value-type="string">
            <text:p>voice_dataset/Dublin_M/DublinM_sK.wav</text:p>
          </table:table-cell>
          <table:table-cell table:formula="of:=[Sheet2.$B$1]&amp;[Sheet2.$F$2]&amp;[Sheet2.$F$3]&amp;[$Sheet2.D18]" office:value-type="string" office:string-value="voice_dataset/Rome_F/RomeF_sK.wav" calcext:value-type="string">
            <text:p>voice_dataset/Rome_F/RomeF_sK.wav</text:p>
          </table:table-cell>
          <table:table-cell table:formula="of:=[Sheet2.$B$1]&amp;[Sheet2.$G$2]&amp;[Sheet2.$G$3]&amp;[$Sheet2.D18]" office:value-type="string" office:string-value="voice_dataset/Rome_M/RomeM_sK.wav" calcext:value-type="string">
            <text:p>voice_dataset/Rome_M/RomeM_sK.wav</text:p>
          </table:table-cell>
          <table:table-cell table:formula="of:=[Sheet2.$B$1]&amp;[Sheet2.$H$2]&amp;[Sheet2.$H$3]&amp;[$Sheet2.D18]" office:value-type="string" office:string-value="voice_dataset/syn_Cali_F/CaliforniaFsynth_sK.wav" calcext:value-type="string">
            <text:p>voice_dataset/syn_Cali_F/CaliforniaFsynth_sK.wav</text:p>
          </table:table-cell>
          <table:table-cell table:formula="of:=[Sheet2.$B$1]&amp;[Sheet2.$I$2]&amp;[Sheet2.$I$3]&amp;[$Sheet2.D18]" office:value-type="string" office:string-value="voice_dataset/syn_Cali_M/CaliforniaMsynth_sK.wav" calcext:value-type="string">
            <text:p>voice_dataset/syn_Cali_M/CaliforniaMsynth_sK.wav</text:p>
          </table:table-cell>
          <table:table-cell table:formula="of:=[Sheet2.$B$1]&amp;[Sheet2.$J$2]&amp;[Sheet2.$J$3]&amp;[$Sheet2.D18]" office:value-type="string" office:string-value="voice_dataset/syn_Dublin_F/DublinFsynth_sK.wav" calcext:value-type="string">
            <text:p>voice_dataset/syn_Dublin_F/DublinFsynth_sK.wav</text:p>
          </table:table-cell>
          <table:table-cell table:formula="of:=[Sheet2.$B$1]&amp;[Sheet2.$K$2]&amp;[Sheet2.$K$3]&amp;[$Sheet2.D18]" office:value-type="string" office:string-value="voice_dataset/syn_Dublin_M/DublinMsynth_sK.wav" calcext:value-type="string">
            <text:p>voice_dataset/syn_Dublin_M/DublinMsynth_sK.wav</text:p>
          </table:table-cell>
          <table:table-cell table:formula="of:=[Sheet2.$B$1]&amp;[Sheet2.$L$2]&amp;[Sheet2.$L$3]&amp;[$Sheet2.D18]" office:value-type="string" office:string-value="voice_dataset/syn_Rome_F/RomeFsynth_sK.wav" calcext:value-type="string">
            <text:p>voice_dataset/syn_Rome_F/RomeFsynth_sK.wav</text:p>
          </table:table-cell>
          <table:table-cell table:formula="of:=[Sheet2.$B$1]&amp;[Sheet2.$M$2]&amp;[Sheet2.$M$3]&amp;[$Sheet2.D18]" office:value-type="string" office:string-value="voice_dataset/syn_Rome_M/RomeMsynth_sK.wav" calcext:value-type="string">
            <text:p>voice_dataset/syn_Rome_M/RomeMsynth_sK.wav</text:p>
          </table:table-cell>
          <table:table-cell table:formula="of:=[Sheet2.$B$1]&amp;[Sheet2.$N$2]&amp;[Sheet2.$N$3]&amp;[$Sheet2.D18]" office:value-type="string" office:string-value="voice_dataset/G5_Icub_Acapela/G5_sK.wav" calcext:value-type="string">
            <text:p>voice_dataset/G5_Icub_Acapela/G5_sK.wav</text:p>
          </table:table-cell>
          <table:table-cell table:formula="of:=[Sheet2.$B$1]&amp;[Sheet2.$O$2]&amp;[Sheet2.$O$3]&amp;[$Sheet2.D18]" office:value-type="string" office:string-value="voice_dataset/Flash_Cereproc/Flash_sK.wav" calcext:value-type="string">
            <text:p>voice_dataset/Flash_Cereproc/Flash_sK.wav</text:p>
          </table:table-cell>
          <table:table-cell table:formula="of:=[Sheet2.$B$1]&amp;[Sheet2.$P$2]&amp;[Sheet2.$P$3]&amp;[$Sheet2.D18]" office:value-type="string" office:string-value="voice_dataset/Pepper_Default/Pepper_sK.wav" calcext:value-type="string">
            <text:p>voice_dataset/Pepper_Default/Pepper_sK.wav</text:p>
          </table:table-cell>
          <table:table-cell table:formula="of:=[Sheet2.$B$1]&amp;[Sheet2.$Q$2]&amp;[Sheet2.$Q$3]&amp;[$Sheet2.D18]" office:value-type="string" office:string-value="voice_dataset/Poli_Polly/Poli_sK.wav" calcext:value-type="string">
            <text:p>voice_dataset/Poli_Polly/Poli_sK.wav</text:p>
          </table:table-cell>
          <table:table-cell table:formula="of:=[Sheet2.$B$1]&amp;[Sheet2.$R$2]&amp;[Sheet2.$R$3]&amp;[$Sheet2.D18]" office:value-type="string" office:string-value="voice_dataset/PR2_Cepstral/PR2_sK.wav" calcext:value-type="string">
            <text:p>voice_dataset/PR2_Cepstral/PR2_sK.wav</text:p>
          </table:table-cell>
          <table:table-cell table:formula="of:=[Sheet2.$B$1]&amp;[Sheet2.$S$2]&amp;[Sheet2.$S$3]&amp;[$Sheet2.D18]" office:value-type="string" office:string-value="voice_dataset/Reem_Acapela/Reem_sK.wav" calcext:value-type="string">
            <text:p>voice_dataset/Reem_Acapela/Reem_sK.wav</text:p>
          </table:table-cell>
          <table:table-cell table:formula="of:=[Sheet2.$B$1]&amp;[Sheet2.$T$2]&amp;[Sheet2.$T$3]&amp;[$Sheet2.D18]" office:value-type="string" office:string-value="voice_dataset/ROS_Festival/Ros_sK.wav" calcext:value-type="string">
            <text:p>voice_dataset/ROS_Festival/Ros_sK.wav</text:p>
          </table:table-cell>
          <table:table-cell table:formula="of:=[Sheet2.$B$1]&amp;[Sheet2.$U$2]&amp;[Sheet2.$U$3]&amp;[$Sheet2.D18]" office:value-type="string" office:string-value="voice_dataset/SCIPRR_Cepstral/SCIPRR_sK.wav" calcext:value-type="string">
            <text:p>voice_dataset/SCIPRR_Cepstral/SCIPRR_sK.wav</text:p>
          </table:table-cell>
          <table:table-cell table:formula="of:=[Sheet2.$B$1]&amp;[Sheet2.$V$2]&amp;[Sheet2.$V$3]&amp;[$Sheet2.D18]" office:value-type="string" office:string-value="voice_dataset/Stevie_Cereproc/Stevie_sK.wav" calcext:value-type="string">
            <text:p>voice_dataset/Stevie_Cereproc/Stevie_s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9]" office:value-type="string" office:string-value="voice_dataset/Cali_F/CaliforniaF_sL.wav" calcext:value-type="string">
            <text:p>voice_dataset/Cali_F/CaliforniaF_sL.wav</text:p>
          </table:table-cell>
          <table:table-cell table:formula="of:=[Sheet2.$B$1]&amp;[Sheet2.$C$2]&amp;[Sheet2.$C$3]&amp;[$Sheet2.D19]" office:value-type="string" office:string-value="voice_dataset/Cali_M/CaliforniaM_sL.wav" calcext:value-type="string">
            <text:p>voice_dataset/Cali_M/CaliforniaM_sL.wav</text:p>
          </table:table-cell>
          <table:table-cell table:formula="of:=[Sheet2.$B$1]&amp;[Sheet2.$D$2]&amp;[Sheet2.$D$3]&amp;[$Sheet2.D19]" office:value-type="string" office:string-value="voice_dataset/Dublin_F/DublinF_sL.wav" calcext:value-type="string">
            <text:p>voice_dataset/Dublin_F/DublinF_sL.wav</text:p>
          </table:table-cell>
          <table:table-cell table:formula="of:=[Sheet2.$B$1]&amp;[Sheet2.$E$2]&amp;[Sheet2.$E$3]&amp;[$Sheet2.D19]" office:value-type="string" office:string-value="voice_dataset/Dublin_M/DublinM_sL.wav" calcext:value-type="string">
            <text:p>voice_dataset/Dublin_M/DublinM_sL.wav</text:p>
          </table:table-cell>
          <table:table-cell table:formula="of:=[Sheet2.$B$1]&amp;[Sheet2.$F$2]&amp;[Sheet2.$F$3]&amp;[$Sheet2.D19]" office:value-type="string" office:string-value="voice_dataset/Rome_F/RomeF_sL.wav" calcext:value-type="string">
            <text:p>voice_dataset/Rome_F/RomeF_sL.wav</text:p>
          </table:table-cell>
          <table:table-cell table:formula="of:=[Sheet2.$B$1]&amp;[Sheet2.$G$2]&amp;[Sheet2.$G$3]&amp;[$Sheet2.D19]" office:value-type="string" office:string-value="voice_dataset/Rome_M/RomeM_sL.wav" calcext:value-type="string">
            <text:p>voice_dataset/Rome_M/RomeM_sL.wav</text:p>
          </table:table-cell>
          <table:table-cell table:formula="of:=[Sheet2.$B$1]&amp;[Sheet2.$H$2]&amp;[Sheet2.$H$3]&amp;[$Sheet2.D19]" office:value-type="string" office:string-value="voice_dataset/syn_Cali_F/CaliforniaFsynth_sL.wav" calcext:value-type="string">
            <text:p>voice_dataset/syn_Cali_F/CaliforniaFsynth_sL.wav</text:p>
          </table:table-cell>
          <table:table-cell table:formula="of:=[Sheet2.$B$1]&amp;[Sheet2.$I$2]&amp;[Sheet2.$I$3]&amp;[$Sheet2.D19]" office:value-type="string" office:string-value="voice_dataset/syn_Cali_M/CaliforniaMsynth_sL.wav" calcext:value-type="string">
            <text:p>voice_dataset/syn_Cali_M/CaliforniaMsynth_sL.wav</text:p>
          </table:table-cell>
          <table:table-cell table:formula="of:=[Sheet2.$B$1]&amp;[Sheet2.$J$2]&amp;[Sheet2.$J$3]&amp;[$Sheet2.D19]" office:value-type="string" office:string-value="voice_dataset/syn_Dublin_F/DublinFsynth_sL.wav" calcext:value-type="string">
            <text:p>voice_dataset/syn_Dublin_F/DublinFsynth_sL.wav</text:p>
          </table:table-cell>
          <table:table-cell table:formula="of:=[Sheet2.$B$1]&amp;[Sheet2.$K$2]&amp;[Sheet2.$K$3]&amp;[$Sheet2.D19]" office:value-type="string" office:string-value="voice_dataset/syn_Dublin_M/DublinMsynth_sL.wav" calcext:value-type="string">
            <text:p>voice_dataset/syn_Dublin_M/DublinMsynth_sL.wav</text:p>
          </table:table-cell>
          <table:table-cell table:formula="of:=[Sheet2.$B$1]&amp;[Sheet2.$L$2]&amp;[Sheet2.$L$3]&amp;[$Sheet2.D19]" office:value-type="string" office:string-value="voice_dataset/syn_Rome_F/RomeFsynth_sL.wav" calcext:value-type="string">
            <text:p>voice_dataset/syn_Rome_F/RomeFsynth_sL.wav</text:p>
          </table:table-cell>
          <table:table-cell table:formula="of:=[Sheet2.$B$1]&amp;[Sheet2.$M$2]&amp;[Sheet2.$M$3]&amp;[$Sheet2.D19]" office:value-type="string" office:string-value="voice_dataset/syn_Rome_M/RomeMsynth_sL.wav" calcext:value-type="string">
            <text:p>voice_dataset/syn_Rome_M/RomeMsynth_sL.wav</text:p>
          </table:table-cell>
          <table:table-cell table:formula="of:=[Sheet2.$B$1]&amp;[Sheet2.$N$2]&amp;[Sheet2.$N$3]&amp;[$Sheet2.D19]" office:value-type="string" office:string-value="voice_dataset/G5_Icub_Acapela/G5_sL.wav" calcext:value-type="string">
            <text:p>voice_dataset/G5_Icub_Acapela/G5_sL.wav</text:p>
          </table:table-cell>
          <table:table-cell table:formula="of:=[Sheet2.$B$1]&amp;[Sheet2.$O$2]&amp;[Sheet2.$O$3]&amp;[$Sheet2.D19]" office:value-type="string" office:string-value="voice_dataset/Flash_Cereproc/Flash_sL.wav" calcext:value-type="string">
            <text:p>voice_dataset/Flash_Cereproc/Flash_sL.wav</text:p>
          </table:table-cell>
          <table:table-cell table:formula="of:=[Sheet2.$B$1]&amp;[Sheet2.$P$2]&amp;[Sheet2.$P$3]&amp;[$Sheet2.D19]" office:value-type="string" office:string-value="voice_dataset/Pepper_Default/Pepper_sL.wav" calcext:value-type="string">
            <text:p>voice_dataset/Pepper_Default/Pepper_sL.wav</text:p>
          </table:table-cell>
          <table:table-cell table:formula="of:=[Sheet2.$B$1]&amp;[Sheet2.$Q$2]&amp;[Sheet2.$Q$3]&amp;[$Sheet2.D19]" office:value-type="string" office:string-value="voice_dataset/Poli_Polly/Poli_sL.wav" calcext:value-type="string">
            <text:p>voice_dataset/Poli_Polly/Poli_sL.wav</text:p>
          </table:table-cell>
          <table:table-cell table:formula="of:=[Sheet2.$B$1]&amp;[Sheet2.$R$2]&amp;[Sheet2.$R$3]&amp;[$Sheet2.D19]" office:value-type="string" office:string-value="voice_dataset/PR2_Cepstral/PR2_sL.wav" calcext:value-type="string">
            <text:p>voice_dataset/PR2_Cepstral/PR2_sL.wav</text:p>
          </table:table-cell>
          <table:table-cell table:formula="of:=[Sheet2.$B$1]&amp;[Sheet2.$S$2]&amp;[Sheet2.$S$3]&amp;[$Sheet2.D19]" office:value-type="string" office:string-value="voice_dataset/Reem_Acapela/Reem_sL.wav" calcext:value-type="string">
            <text:p>voice_dataset/Reem_Acapela/Reem_sL.wav</text:p>
          </table:table-cell>
          <table:table-cell table:formula="of:=[Sheet2.$B$1]&amp;[Sheet2.$T$2]&amp;[Sheet2.$T$3]&amp;[$Sheet2.D19]" office:value-type="string" office:string-value="voice_dataset/ROS_Festival/Ros_sL.wav" calcext:value-type="string">
            <text:p>voice_dataset/ROS_Festival/Ros_sL.wav</text:p>
          </table:table-cell>
          <table:table-cell table:formula="of:=[Sheet2.$B$1]&amp;[Sheet2.$U$2]&amp;[Sheet2.$U$3]&amp;[$Sheet2.D19]" office:value-type="string" office:string-value="voice_dataset/SCIPRR_Cepstral/SCIPRR_sL.wav" calcext:value-type="string">
            <text:p>voice_dataset/SCIPRR_Cepstral/SCIPRR_sL.wav</text:p>
          </table:table-cell>
          <table:table-cell table:formula="of:=[Sheet2.$B$1]&amp;[Sheet2.$V$2]&amp;[Sheet2.$V$3]&amp;[$Sheet2.D19]" office:value-type="string" office:string-value="voice_dataset/Stevie_Cereproc/Stevie_sL.wav" calcext:value-type="string">
            <text:p>voice_dataset/Stevie_Cereproc/Stevie_sL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20]" office:value-type="string" office:string-value="voice_dataset/Cali_F/CaliforniaF_sM.wav" calcext:value-type="string">
            <text:p>voice_dataset/Cali_F/CaliforniaF_sM.wav</text:p>
          </table:table-cell>
          <table:table-cell table:formula="of:=[Sheet2.$B$1]&amp;[Sheet2.$C$2]&amp;[Sheet2.$C$3]&amp;[$Sheet2.D20]" office:value-type="string" office:string-value="voice_dataset/Cali_M/CaliforniaM_sM.wav" calcext:value-type="string">
            <text:p>voice_dataset/Cali_M/CaliforniaM_sM.wav</text:p>
          </table:table-cell>
          <table:table-cell table:formula="of:=[Sheet2.$B$1]&amp;[Sheet2.$D$2]&amp;[Sheet2.$D$3]&amp;[$Sheet2.D20]" office:value-type="string" office:string-value="voice_dataset/Dublin_F/DublinF_sM.wav" calcext:value-type="string">
            <text:p>voice_dataset/Dublin_F/DublinF_sM.wav</text:p>
          </table:table-cell>
          <table:table-cell table:formula="of:=[Sheet2.$B$1]&amp;[Sheet2.$E$2]&amp;[Sheet2.$E$3]&amp;[$Sheet2.D20]" office:value-type="string" office:string-value="voice_dataset/Dublin_M/DublinM_sM.wav" calcext:value-type="string">
            <text:p>voice_dataset/Dublin_M/DublinM_sM.wav</text:p>
          </table:table-cell>
          <table:table-cell table:formula="of:=[Sheet2.$B$1]&amp;[Sheet2.$F$2]&amp;[Sheet2.$F$3]&amp;[$Sheet2.D20]" office:value-type="string" office:string-value="voice_dataset/Rome_F/RomeF_sM.wav" calcext:value-type="string">
            <text:p>voice_dataset/Rome_F/RomeF_sM.wav</text:p>
          </table:table-cell>
          <table:table-cell table:formula="of:=[Sheet2.$B$1]&amp;[Sheet2.$G$2]&amp;[Sheet2.$G$3]&amp;[$Sheet2.D20]" office:value-type="string" office:string-value="voice_dataset/Rome_M/RomeM_sM.wav" calcext:value-type="string">
            <text:p>voice_dataset/Rome_M/RomeM_sM.wav</text:p>
          </table:table-cell>
          <table:table-cell table:formula="of:=[Sheet2.$B$1]&amp;[Sheet2.$H$2]&amp;[Sheet2.$H$3]&amp;[$Sheet2.D20]" office:value-type="string" office:string-value="voice_dataset/syn_Cali_F/CaliforniaFsynth_sM.wav" calcext:value-type="string">
            <text:p>voice_dataset/syn_Cali_F/CaliforniaFsynth_sM.wav</text:p>
          </table:table-cell>
          <table:table-cell table:formula="of:=[Sheet2.$B$1]&amp;[Sheet2.$I$2]&amp;[Sheet2.$I$3]&amp;[$Sheet2.D20]" office:value-type="string" office:string-value="voice_dataset/syn_Cali_M/CaliforniaMsynth_sM.wav" calcext:value-type="string">
            <text:p>voice_dataset/syn_Cali_M/CaliforniaMsynth_sM.wav</text:p>
          </table:table-cell>
          <table:table-cell table:formula="of:=[Sheet2.$B$1]&amp;[Sheet2.$J$2]&amp;[Sheet2.$J$3]&amp;[$Sheet2.D20]" office:value-type="string" office:string-value="voice_dataset/syn_Dublin_F/DublinFsynth_sM.wav" calcext:value-type="string">
            <text:p>voice_dataset/syn_Dublin_F/DublinFsynth_sM.wav</text:p>
          </table:table-cell>
          <table:table-cell table:formula="of:=[Sheet2.$B$1]&amp;[Sheet2.$K$2]&amp;[Sheet2.$K$3]&amp;[$Sheet2.D20]" office:value-type="string" office:string-value="voice_dataset/syn_Dublin_M/DublinMsynth_sM.wav" calcext:value-type="string">
            <text:p>voice_dataset/syn_Dublin_M/DublinMsynth_sM.wav</text:p>
          </table:table-cell>
          <table:table-cell table:formula="of:=[Sheet2.$B$1]&amp;[Sheet2.$L$2]&amp;[Sheet2.$L$3]&amp;[$Sheet2.D20]" office:value-type="string" office:string-value="voice_dataset/syn_Rome_F/RomeFsynth_sM.wav" calcext:value-type="string">
            <text:p>voice_dataset/syn_Rome_F/RomeFsynth_sM.wav</text:p>
          </table:table-cell>
          <table:table-cell table:formula="of:=[Sheet2.$B$1]&amp;[Sheet2.$M$2]&amp;[Sheet2.$M$3]&amp;[$Sheet2.D20]" office:value-type="string" office:string-value="voice_dataset/syn_Rome_M/RomeMsynth_sM.wav" calcext:value-type="string">
            <text:p>voice_dataset/syn_Rome_M/RomeMsynth_sM.wav</text:p>
          </table:table-cell>
          <table:table-cell table:formula="of:=[Sheet2.$B$1]&amp;[Sheet2.$N$2]&amp;[Sheet2.$N$3]&amp;[$Sheet2.D20]" office:value-type="string" office:string-value="voice_dataset/G5_Icub_Acapela/G5_sM.wav" calcext:value-type="string">
            <text:p>voice_dataset/G5_Icub_Acapela/G5_sM.wav</text:p>
          </table:table-cell>
          <table:table-cell table:formula="of:=[Sheet2.$B$1]&amp;[Sheet2.$O$2]&amp;[Sheet2.$O$3]&amp;[$Sheet2.D20]" office:value-type="string" office:string-value="voice_dataset/Flash_Cereproc/Flash_sM.wav" calcext:value-type="string">
            <text:p>voice_dataset/Flash_Cereproc/Flash_sM.wav</text:p>
          </table:table-cell>
          <table:table-cell table:formula="of:=[Sheet2.$B$1]&amp;[Sheet2.$P$2]&amp;[Sheet2.$P$3]&amp;[$Sheet2.D20]" office:value-type="string" office:string-value="voice_dataset/Pepper_Default/Pepper_sM.wav" calcext:value-type="string">
            <text:p>voice_dataset/Pepper_Default/Pepper_sM.wav</text:p>
          </table:table-cell>
          <table:table-cell table:formula="of:=[Sheet2.$B$1]&amp;[Sheet2.$Q$2]&amp;[Sheet2.$Q$3]&amp;[$Sheet2.D20]" office:value-type="string" office:string-value="voice_dataset/Poli_Polly/Poli_sM.wav" calcext:value-type="string">
            <text:p>voice_dataset/Poli_Polly/Poli_sM.wav</text:p>
          </table:table-cell>
          <table:table-cell table:formula="of:=[Sheet2.$B$1]&amp;[Sheet2.$R$2]&amp;[Sheet2.$R$3]&amp;[$Sheet2.D20]" office:value-type="string" office:string-value="voice_dataset/PR2_Cepstral/PR2_sM.wav" calcext:value-type="string">
            <text:p>voice_dataset/PR2_Cepstral/PR2_sM.wav</text:p>
          </table:table-cell>
          <table:table-cell table:formula="of:=[Sheet2.$B$1]&amp;[Sheet2.$S$2]&amp;[Sheet2.$S$3]&amp;[$Sheet2.D20]" office:value-type="string" office:string-value="voice_dataset/Reem_Acapela/Reem_sM.wav" calcext:value-type="string">
            <text:p>voice_dataset/Reem_Acapela/Reem_sM.wav</text:p>
          </table:table-cell>
          <table:table-cell table:formula="of:=[Sheet2.$B$1]&amp;[Sheet2.$T$2]&amp;[Sheet2.$T$3]&amp;[$Sheet2.D20]" office:value-type="string" office:string-value="voice_dataset/ROS_Festival/Ros_sM.wav" calcext:value-type="string">
            <text:p>voice_dataset/ROS_Festival/Ros_sM.wav</text:p>
          </table:table-cell>
          <table:table-cell table:formula="of:=[Sheet2.$B$1]&amp;[Sheet2.$U$2]&amp;[Sheet2.$U$3]&amp;[$Sheet2.D20]" office:value-type="string" office:string-value="voice_dataset/SCIPRR_Cepstral/SCIPRR_sM.wav" calcext:value-type="string">
            <text:p>voice_dataset/SCIPRR_Cepstral/SCIPRR_sM.wav</text:p>
          </table:table-cell>
          <table:table-cell table:formula="of:=[Sheet2.$B$1]&amp;[Sheet2.$V$2]&amp;[Sheet2.$V$3]&amp;[$Sheet2.D20]" office:value-type="string" office:string-value="voice_dataset/Stevie_Cereproc/Stevie_sM.wav" calcext:value-type="string">
            <text:p>voice_dataset/Stevie_Cereproc/Stevie_sM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21]" office:value-type="string" office:string-value="voice_dataset/Cali_F/CaliforniaF_sN.wav" calcext:value-type="string">
            <text:p>voice_dataset/Cali_F/CaliforniaF_sN.wav</text:p>
          </table:table-cell>
          <table:table-cell table:formula="of:=[Sheet2.$B$1]&amp;[Sheet2.$C$2]&amp;[Sheet2.$C$3]&amp;[$Sheet2.D21]" office:value-type="string" office:string-value="voice_dataset/Cali_M/CaliforniaM_sN.wav" calcext:value-type="string">
            <text:p>voice_dataset/Cali_M/CaliforniaM_sN.wav</text:p>
          </table:table-cell>
          <table:table-cell table:formula="of:=[Sheet2.$B$1]&amp;[Sheet2.$D$2]&amp;[Sheet2.$D$3]&amp;[$Sheet2.D21]" office:value-type="string" office:string-value="voice_dataset/Dublin_F/DublinF_sN.wav" calcext:value-type="string">
            <text:p>voice_dataset/Dublin_F/DublinF_sN.wav</text:p>
          </table:table-cell>
          <table:table-cell table:formula="of:=[Sheet2.$B$1]&amp;[Sheet2.$E$2]&amp;[Sheet2.$E$3]&amp;[$Sheet2.D21]" office:value-type="string" office:string-value="voice_dataset/Dublin_M/DublinM_sN.wav" calcext:value-type="string">
            <text:p>voice_dataset/Dublin_M/DublinM_sN.wav</text:p>
          </table:table-cell>
          <table:table-cell table:formula="of:=[Sheet2.$B$1]&amp;[Sheet2.$F$2]&amp;[Sheet2.$F$3]&amp;[$Sheet2.D21]" office:value-type="string" office:string-value="voice_dataset/Rome_F/RomeF_sN.wav" calcext:value-type="string">
            <text:p>voice_dataset/Rome_F/RomeF_sN.wav</text:p>
          </table:table-cell>
          <table:table-cell table:formula="of:=[Sheet2.$B$1]&amp;[Sheet2.$G$2]&amp;[Sheet2.$G$3]&amp;[$Sheet2.D21]" office:value-type="string" office:string-value="voice_dataset/Rome_M/RomeM_sN.wav" calcext:value-type="string">
            <text:p>voice_dataset/Rome_M/RomeM_sN.wav</text:p>
          </table:table-cell>
          <table:table-cell table:formula="of:=[Sheet2.$B$1]&amp;[Sheet2.$H$2]&amp;[Sheet2.$H$3]&amp;[$Sheet2.D21]" office:value-type="string" office:string-value="voice_dataset/syn_Cali_F/CaliforniaFsynth_sN.wav" calcext:value-type="string">
            <text:p>voice_dataset/syn_Cali_F/CaliforniaFsynth_sN.wav</text:p>
          </table:table-cell>
          <table:table-cell table:formula="of:=[Sheet2.$B$1]&amp;[Sheet2.$I$2]&amp;[Sheet2.$I$3]&amp;[$Sheet2.D21]" office:value-type="string" office:string-value="voice_dataset/syn_Cali_M/CaliforniaMsynth_sN.wav" calcext:value-type="string">
            <text:p>voice_dataset/syn_Cali_M/CaliforniaMsynth_sN.wav</text:p>
          </table:table-cell>
          <table:table-cell table:formula="of:=[Sheet2.$B$1]&amp;[Sheet2.$J$2]&amp;[Sheet2.$J$3]&amp;[$Sheet2.D21]" office:value-type="string" office:string-value="voice_dataset/syn_Dublin_F/DublinFsynth_sN.wav" calcext:value-type="string">
            <text:p>voice_dataset/syn_Dublin_F/DublinFsynth_sN.wav</text:p>
          </table:table-cell>
          <table:table-cell table:formula="of:=[Sheet2.$B$1]&amp;[Sheet2.$K$2]&amp;[Sheet2.$K$3]&amp;[$Sheet2.D21]" office:value-type="string" office:string-value="voice_dataset/syn_Dublin_M/DublinMsynth_sN.wav" calcext:value-type="string">
            <text:p>voice_dataset/syn_Dublin_M/DublinMsynth_sN.wav</text:p>
          </table:table-cell>
          <table:table-cell table:formula="of:=[Sheet2.$B$1]&amp;[Sheet2.$L$2]&amp;[Sheet2.$L$3]&amp;[$Sheet2.D21]" office:value-type="string" office:string-value="voice_dataset/syn_Rome_F/RomeFsynth_sN.wav" calcext:value-type="string">
            <text:p>voice_dataset/syn_Rome_F/RomeFsynth_sN.wav</text:p>
          </table:table-cell>
          <table:table-cell table:formula="of:=[Sheet2.$B$1]&amp;[Sheet2.$M$2]&amp;[Sheet2.$M$3]&amp;[$Sheet2.D21]" office:value-type="string" office:string-value="voice_dataset/syn_Rome_M/RomeMsynth_sN.wav" calcext:value-type="string">
            <text:p>voice_dataset/syn_Rome_M/RomeMsynth_sN.wav</text:p>
          </table:table-cell>
          <table:table-cell table:formula="of:=[Sheet2.$B$1]&amp;[Sheet2.$N$2]&amp;[Sheet2.$N$3]&amp;[$Sheet2.D21]" office:value-type="string" office:string-value="voice_dataset/G5_Icub_Acapela/G5_sN.wav" calcext:value-type="string">
            <text:p>voice_dataset/G5_Icub_Acapela/G5_sN.wav</text:p>
          </table:table-cell>
          <table:table-cell table:formula="of:=[Sheet2.$B$1]&amp;[Sheet2.$O$2]&amp;[Sheet2.$O$3]&amp;[$Sheet2.D21]" office:value-type="string" office:string-value="voice_dataset/Flash_Cereproc/Flash_sN.wav" calcext:value-type="string">
            <text:p>voice_dataset/Flash_Cereproc/Flash_sN.wav</text:p>
          </table:table-cell>
          <table:table-cell table:formula="of:=[Sheet2.$B$1]&amp;[Sheet2.$P$2]&amp;[Sheet2.$P$3]&amp;[$Sheet2.D21]" office:value-type="string" office:string-value="voice_dataset/Pepper_Default/Pepper_sN.wav" calcext:value-type="string">
            <text:p>voice_dataset/Pepper_Default/Pepper_sN.wav</text:p>
          </table:table-cell>
          <table:table-cell table:formula="of:=[Sheet2.$B$1]&amp;[Sheet2.$Q$2]&amp;[Sheet2.$Q$3]&amp;[$Sheet2.D21]" office:value-type="string" office:string-value="voice_dataset/Poli_Polly/Poli_sN.wav" calcext:value-type="string">
            <text:p>voice_dataset/Poli_Polly/Poli_sN.wav</text:p>
          </table:table-cell>
          <table:table-cell table:formula="of:=[Sheet2.$B$1]&amp;[Sheet2.$R$2]&amp;[Sheet2.$R$3]&amp;[$Sheet2.D21]" office:value-type="string" office:string-value="voice_dataset/PR2_Cepstral/PR2_sN.wav" calcext:value-type="string">
            <text:p>voice_dataset/PR2_Cepstral/PR2_sN.wav</text:p>
          </table:table-cell>
          <table:table-cell table:formula="of:=[Sheet2.$B$1]&amp;[Sheet2.$S$2]&amp;[Sheet2.$S$3]&amp;[$Sheet2.D21]" office:value-type="string" office:string-value="voice_dataset/Reem_Acapela/Reem_sN.wav" calcext:value-type="string">
            <text:p>voice_dataset/Reem_Acapela/Reem_sN.wav</text:p>
          </table:table-cell>
          <table:table-cell table:formula="of:=[Sheet2.$B$1]&amp;[Sheet2.$T$2]&amp;[Sheet2.$T$3]&amp;[$Sheet2.D21]" office:value-type="string" office:string-value="voice_dataset/ROS_Festival/Ros_sN.wav" calcext:value-type="string">
            <text:p>voice_dataset/ROS_Festival/Ros_sN.wav</text:p>
          </table:table-cell>
          <table:table-cell table:formula="of:=[Sheet2.$B$1]&amp;[Sheet2.$U$2]&amp;[Sheet2.$U$3]&amp;[$Sheet2.D21]" office:value-type="string" office:string-value="voice_dataset/SCIPRR_Cepstral/SCIPRR_sN.wav" calcext:value-type="string">
            <text:p>voice_dataset/SCIPRR_Cepstral/SCIPRR_sN.wav</text:p>
          </table:table-cell>
          <table:table-cell table:formula="of:=[Sheet2.$B$1]&amp;[Sheet2.$V$2]&amp;[Sheet2.$V$3]&amp;[$Sheet2.D21]" office:value-type="string" office:string-value="voice_dataset/Stevie_Cereproc/Stevie_sN.wav" calcext:value-type="string">
            <text:p>voice_dataset/Stevie_Cereproc/Stevie_sN.wav</text:p>
          </table:table-cell>
          <table:table-cell table:number-columns-repeated="1003"/>
        </table:table-row>
      </table:table>
      <table:table table:name="testA_back" table:style-name="ta1"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9" office:value-type="string" calcext:value-type="string">
            <text:p>Cali_F</text:p>
          </table:table-cell>
          <table:table-cell table:style-name="ce9" office:value-type="string" calcext:value-type="string">
            <text:p>Cali_M</text:p>
          </table:table-cell>
          <table:table-cell table:style-name="ce9" office:value-type="string" calcext:value-type="string">
            <text:p>Dublin_F</text:p>
          </table:table-cell>
          <table:table-cell table:style-name="ce9" office:value-type="string" calcext:value-type="string">
            <text:p>Dublin_M</text:p>
          </table:table-cell>
          <table:table-cell table:style-name="ce9" office:value-type="string" calcext:value-type="string">
            <text:p>Rome_F</text:p>
          </table:table-cell>
          <table:table-cell table:style-name="ce9" office:value-type="string" calcext:value-type="string">
            <text:p>Rome_M</text:p>
          </table:table-cell>
          <table:table-cell table:style-name="ce9" office:value-type="string" calcext:value-type="string">
            <text:p>syn_Cali_F</text:p>
          </table:table-cell>
          <table:table-cell table:style-name="ce9" office:value-type="string" calcext:value-type="string">
            <text:p>syn_Cali_M</text:p>
          </table:table-cell>
          <table:table-cell table:style-name="ce9" office:value-type="string" calcext:value-type="string">
            <text:p>syn_Dublin_F</text:p>
          </table:table-cell>
          <table:table-cell table:style-name="ce9" office:value-type="string" calcext:value-type="string">
            <text:p>syn_Dublin_M</text:p>
          </table:table-cell>
          <table:table-cell table:style-name="ce9" office:value-type="string" calcext:value-type="string">
            <text:p>syn_Rome_F</text:p>
          </table:table-cell>
          <table:table-cell table:style-name="ce9" office:value-type="string" calcext:value-type="string">
            <text:p>syn_Rome_M</text:p>
          </table:table-cell>
          <table:table-cell table:style-name="ce9" office:value-type="string" calcext:value-type="string">
            <text:p>G5_Icub_Acapela</text:p>
          </table:table-cell>
          <table:table-cell table:style-name="ce9" office:value-type="string" calcext:value-type="string">
            <text:p>Flash_Cereproc</text:p>
          </table:table-cell>
          <table:table-cell table:style-name="ce9" office:value-type="string" calcext:value-type="string">
            <text:p>Pepper_Default</text:p>
          </table:table-cell>
          <table:table-cell table:style-name="ce9" office:value-type="string" calcext:value-type="string">
            <text:p>Poli_Polly</text:p>
          </table:table-cell>
          <table:table-cell table:style-name="ce9" office:value-type="string" calcext:value-type="string">
            <text:p>PR2_Cepstral</text:p>
          </table:table-cell>
          <table:table-cell table:style-name="ce9" office:value-type="string" calcext:value-type="string">
            <text:p>Reem_Acapela</text:p>
          </table:table-cell>
          <table:table-cell table:style-name="ce9" office:value-type="string" calcext:value-type="string">
            <text:p>ROS_Festival</text:p>
          </table:table-cell>
          <table:table-cell table:style-name="ce9" office:value-type="string" calcext:value-type="string">
            <text:p>SCIPRR_Cepstral</text:p>
          </table:table-cell>
          <table:table-cell table:style-name="ce9" office:value-type="string" calcext:value-type="string">
            <text:p>Stevie_Cereproc</text:p>
          </table:table-cell>
          <table:table-cell table:style-name="ce9" table:number-columns-repeated="1003"/>
        </table:table-row>
        <table:table-row table:style-name="ro1">
          <table:table-cell table:formula="of:=[Sheet2.$B$1]&amp;[Sheet2.$B$2]&amp;[Sheet2.$B$3]&amp;[$Sheet2.B8]" office:value-type="string" office:string-value="voice_dataset/Cali_F/CaliforniaF_sAback.wav" calcext:value-type="string">
            <text:p>voice_dataset/Cali_F/CaliforniaF_sAback.wav</text:p>
          </table:table-cell>
          <table:table-cell table:formula="of:=[Sheet2.$B$1]&amp;[Sheet2.$C$2]&amp;[Sheet2.$C$3]&amp;[$Sheet2.B8]" office:value-type="string" office:string-value="voice_dataset/Cali_M/CaliforniaM_sAback.wav" calcext:value-type="string">
            <text:p>voice_dataset/Cali_M/CaliforniaM_sAback.wav</text:p>
          </table:table-cell>
          <table:table-cell table:formula="of:=[Sheet2.$B$1]&amp;[Sheet2.$D$2]&amp;[Sheet2.$D$3]&amp;[$Sheet2.B8]" office:value-type="string" office:string-value="voice_dataset/Dublin_F/DublinF_sAback.wav" calcext:value-type="string">
            <text:p>voice_dataset/Dublin_F/DublinF_sAback.wav</text:p>
          </table:table-cell>
          <table:table-cell table:formula="of:=[Sheet2.$B$1]&amp;[Sheet2.$E$2]&amp;[Sheet2.$E$3]&amp;[$Sheet2.B8]" office:value-type="string" office:string-value="voice_dataset/Dublin_M/DublinM_sAback.wav" calcext:value-type="string">
            <text:p>voice_dataset/Dublin_M/DublinM_sAback.wav</text:p>
          </table:table-cell>
          <table:table-cell table:formula="of:=[Sheet2.$B$1]&amp;[Sheet2.$F$2]&amp;[Sheet2.$F$3]&amp;[$Sheet2.B8]" office:value-type="string" office:string-value="voice_dataset/Rome_F/RomeF_sAback.wav" calcext:value-type="string">
            <text:p>voice_dataset/Rome_F/RomeF_sAback.wav</text:p>
          </table:table-cell>
          <table:table-cell table:formula="of:=[Sheet2.$B$1]&amp;[Sheet2.$G$2]&amp;[Sheet2.$G$3]&amp;[$Sheet2.B8]" office:value-type="string" office:string-value="voice_dataset/Rome_M/RomeM_sAback.wav" calcext:value-type="string">
            <text:p>voice_dataset/Rome_M/RomeM_sAback.wav</text:p>
          </table:table-cell>
          <table:table-cell table:formula="of:=[Sheet2.$B$1]&amp;[Sheet2.$H$2]&amp;[Sheet2.$H$3]&amp;[$Sheet2.B8]" office:value-type="string" office:string-value="voice_dataset/syn_Cali_F/CaliforniaFsynth_sAback.wav" calcext:value-type="string">
            <text:p>voice_dataset/syn_Cali_F/CaliforniaFsynth_sAback.wav</text:p>
          </table:table-cell>
          <table:table-cell table:formula="of:=[Sheet2.$B$1]&amp;[Sheet2.$I$2]&amp;[Sheet2.$I$3]&amp;[$Sheet2.B8]" office:value-type="string" office:string-value="voice_dataset/syn_Cali_M/CaliforniaMsynth_sAback.wav" calcext:value-type="string">
            <text:p>voice_dataset/syn_Cali_M/CaliforniaMsynth_sAback.wav</text:p>
          </table:table-cell>
          <table:table-cell table:formula="of:=[Sheet2.$B$1]&amp;[Sheet2.$J$2]&amp;[Sheet2.$J$3]&amp;[$Sheet2.B8]" office:value-type="string" office:string-value="voice_dataset/syn_Dublin_F/DublinFsynth_sAback.wav" calcext:value-type="string">
            <text:p>voice_dataset/syn_Dublin_F/DublinFsynth_sAback.wav</text:p>
          </table:table-cell>
          <table:table-cell table:formula="of:=[Sheet2.$B$1]&amp;[Sheet2.$K$2]&amp;[Sheet2.$K$3]&amp;[$Sheet2.B8]" office:value-type="string" office:string-value="voice_dataset/syn_Dublin_M/DublinMsynth_sAback.wav" calcext:value-type="string">
            <text:p>voice_dataset/syn_Dublin_M/DublinMsynth_sAback.wav</text:p>
          </table:table-cell>
          <table:table-cell table:formula="of:=[Sheet2.$B$1]&amp;[Sheet2.$L$2]&amp;[Sheet2.$L$3]&amp;[$Sheet2.B8]" office:value-type="string" office:string-value="voice_dataset/syn_Rome_F/RomeFsynth_sAback.wav" calcext:value-type="string">
            <text:p>voice_dataset/syn_Rome_F/RomeFsynth_sAback.wav</text:p>
          </table:table-cell>
          <table:table-cell table:formula="of:=[Sheet2.$B$1]&amp;[Sheet2.$M$2]&amp;[Sheet2.$M$3]&amp;[$Sheet2.B8]" office:value-type="string" office:string-value="voice_dataset/syn_Rome_M/RomeMsynth_sAback.wav" calcext:value-type="string">
            <text:p>voice_dataset/syn_Rome_M/RomeMsynth_sAback.wav</text:p>
          </table:table-cell>
          <table:table-cell table:formula="of:=[Sheet2.$B$1]&amp;[Sheet2.$N$2]&amp;[Sheet2.$N$3]&amp;[$Sheet2.B8]" office:value-type="string" office:string-value="voice_dataset/G5_Icub_Acapela/G5_sAback.wav" calcext:value-type="string">
            <text:p>voice_dataset/G5_Icub_Acapela/G5_sAback.wav</text:p>
          </table:table-cell>
          <table:table-cell table:formula="of:=[Sheet2.$B$1]&amp;[Sheet2.$O$2]&amp;[Sheet2.$O$3]&amp;[$Sheet2.B8]" office:value-type="string" office:string-value="voice_dataset/Flash_Cereproc/Flash_sAback.wav" calcext:value-type="string">
            <text:p>voice_dataset/Flash_Cereproc/Flash_sAback.wav</text:p>
          </table:table-cell>
          <table:table-cell table:formula="of:=[Sheet2.$B$1]&amp;[Sheet2.$P$2]&amp;[Sheet2.$P$3]&amp;[$Sheet2.B8]" office:value-type="string" office:string-value="voice_dataset/Pepper_Default/Pepper_sAback.wav" calcext:value-type="string">
            <text:p>voice_dataset/Pepper_Default/Pepper_sAback.wav</text:p>
          </table:table-cell>
          <table:table-cell table:formula="of:=[Sheet2.$B$1]&amp;[Sheet2.$Q$2]&amp;[Sheet2.$Q$3]&amp;[$Sheet2.B8]" office:value-type="string" office:string-value="voice_dataset/Poli_Polly/Poli_sAback.wav" calcext:value-type="string">
            <text:p>voice_dataset/Poli_Polly/Poli_sAback.wav</text:p>
          </table:table-cell>
          <table:table-cell table:formula="of:=[Sheet2.$B$1]&amp;[Sheet2.$R$2]&amp;[Sheet2.$R$3]&amp;[$Sheet2.B8]" office:value-type="string" office:string-value="voice_dataset/PR2_Cepstral/PR2_sAback.wav" calcext:value-type="string">
            <text:p>voice_dataset/PR2_Cepstral/PR2_sAback.wav</text:p>
          </table:table-cell>
          <table:table-cell table:formula="of:=[Sheet2.$B$1]&amp;[Sheet2.$S$2]&amp;[Sheet2.$S$3]&amp;[$Sheet2.B8]" office:value-type="string" office:string-value="voice_dataset/Reem_Acapela/Reem_sAback.wav" calcext:value-type="string">
            <text:p>voice_dataset/Reem_Acapela/Reem_sAback.wav</text:p>
          </table:table-cell>
          <table:table-cell table:formula="of:=[Sheet2.$B$1]&amp;[Sheet2.$T$2]&amp;[Sheet2.$T$3]&amp;[$Sheet2.B8]" office:value-type="string" office:string-value="voice_dataset/ROS_Festival/Ros_sAback.wav" calcext:value-type="string">
            <text:p>voice_dataset/ROS_Festival/Ros_sAback.wav</text:p>
          </table:table-cell>
          <table:table-cell table:formula="of:=[Sheet2.$B$1]&amp;[Sheet2.$U$2]&amp;[Sheet2.$U$3]&amp;[$Sheet2.B8]" office:value-type="string" office:string-value="voice_dataset/SCIPRR_Cepstral/SCIPRR_sAback.wav" calcext:value-type="string">
            <text:p>voice_dataset/SCIPRR_Cepstral/SCIPRR_sAback.wav</text:p>
          </table:table-cell>
          <table:table-cell table:formula="of:=[Sheet2.$B$1]&amp;[Sheet2.$V$2]&amp;[Sheet2.$V$3]&amp;[$Sheet2.B8]" office:value-type="string" office:string-value="voice_dataset/Stevie_Cereproc/Stevie_sAback.wav" calcext:value-type="string">
            <text:p>voice_dataset/Stevie_Cereproc/Stevie_sA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9]" office:value-type="string" office:string-value="voice_dataset/Cali_F/CaliforniaF_sBback.wav" calcext:value-type="string">
            <text:p>voice_dataset/Cali_F/CaliforniaF_sBback.wav</text:p>
          </table:table-cell>
          <table:table-cell table:formula="of:=[Sheet2.$B$1]&amp;[Sheet2.$C$2]&amp;[Sheet2.$C$3]&amp;[$Sheet2.B9]" office:value-type="string" office:string-value="voice_dataset/Cali_M/CaliforniaM_sBback.wav" calcext:value-type="string">
            <text:p>voice_dataset/Cali_M/CaliforniaM_sBback.wav</text:p>
          </table:table-cell>
          <table:table-cell table:formula="of:=[Sheet2.$B$1]&amp;[Sheet2.$D$2]&amp;[Sheet2.$D$3]&amp;[$Sheet2.B9]" office:value-type="string" office:string-value="voice_dataset/Dublin_F/DublinF_sBback.wav" calcext:value-type="string">
            <text:p>voice_dataset/Dublin_F/DublinF_sBback.wav</text:p>
          </table:table-cell>
          <table:table-cell table:formula="of:=[Sheet2.$B$1]&amp;[Sheet2.$E$2]&amp;[Sheet2.$E$3]&amp;[$Sheet2.B9]" office:value-type="string" office:string-value="voice_dataset/Dublin_M/DublinM_sBback.wav" calcext:value-type="string">
            <text:p>voice_dataset/Dublin_M/DublinM_sBback.wav</text:p>
          </table:table-cell>
          <table:table-cell table:formula="of:=[Sheet2.$B$1]&amp;[Sheet2.$F$2]&amp;[Sheet2.$F$3]&amp;[$Sheet2.B9]" office:value-type="string" office:string-value="voice_dataset/Rome_F/RomeF_sBback.wav" calcext:value-type="string">
            <text:p>voice_dataset/Rome_F/RomeF_sBback.wav</text:p>
          </table:table-cell>
          <table:table-cell table:formula="of:=[Sheet2.$B$1]&amp;[Sheet2.$G$2]&amp;[Sheet2.$G$3]&amp;[$Sheet2.B9]" office:value-type="string" office:string-value="voice_dataset/Rome_M/RomeM_sBback.wav" calcext:value-type="string">
            <text:p>voice_dataset/Rome_M/RomeM_sBback.wav</text:p>
          </table:table-cell>
          <table:table-cell table:formula="of:=[Sheet2.$B$1]&amp;[Sheet2.$H$2]&amp;[Sheet2.$H$3]&amp;[$Sheet2.B9]" office:value-type="string" office:string-value="voice_dataset/syn_Cali_F/CaliforniaFsynth_sBback.wav" calcext:value-type="string">
            <text:p>voice_dataset/syn_Cali_F/CaliforniaFsynth_sBback.wav</text:p>
          </table:table-cell>
          <table:table-cell table:formula="of:=[Sheet2.$B$1]&amp;[Sheet2.$I$2]&amp;[Sheet2.$I$3]&amp;[$Sheet2.B9]" office:value-type="string" office:string-value="voice_dataset/syn_Cali_M/CaliforniaMsynth_sBback.wav" calcext:value-type="string">
            <text:p>voice_dataset/syn_Cali_M/CaliforniaMsynth_sBback.wav</text:p>
          </table:table-cell>
          <table:table-cell table:formula="of:=[Sheet2.$B$1]&amp;[Sheet2.$J$2]&amp;[Sheet2.$J$3]&amp;[$Sheet2.B9]" office:value-type="string" office:string-value="voice_dataset/syn_Dublin_F/DublinFsynth_sBback.wav" calcext:value-type="string">
            <text:p>voice_dataset/syn_Dublin_F/DublinFsynth_sBback.wav</text:p>
          </table:table-cell>
          <table:table-cell table:formula="of:=[Sheet2.$B$1]&amp;[Sheet2.$K$2]&amp;[Sheet2.$K$3]&amp;[$Sheet2.B9]" office:value-type="string" office:string-value="voice_dataset/syn_Dublin_M/DublinMsynth_sBback.wav" calcext:value-type="string">
            <text:p>voice_dataset/syn_Dublin_M/DublinMsynth_sBback.wav</text:p>
          </table:table-cell>
          <table:table-cell table:formula="of:=[Sheet2.$B$1]&amp;[Sheet2.$L$2]&amp;[Sheet2.$L$3]&amp;[$Sheet2.B9]" office:value-type="string" office:string-value="voice_dataset/syn_Rome_F/RomeFsynth_sBback.wav" calcext:value-type="string">
            <text:p>voice_dataset/syn_Rome_F/RomeFsynth_sBback.wav</text:p>
          </table:table-cell>
          <table:table-cell table:formula="of:=[Sheet2.$B$1]&amp;[Sheet2.$M$2]&amp;[Sheet2.$M$3]&amp;[$Sheet2.B9]" office:value-type="string" office:string-value="voice_dataset/syn_Rome_M/RomeMsynth_sBback.wav" calcext:value-type="string">
            <text:p>voice_dataset/syn_Rome_M/RomeMsynth_sBback.wav</text:p>
          </table:table-cell>
          <table:table-cell table:formula="of:=[Sheet2.$B$1]&amp;[Sheet2.$N$2]&amp;[Sheet2.$N$3]&amp;[$Sheet2.B9]" office:value-type="string" office:string-value="voice_dataset/G5_Icub_Acapela/G5_sBback.wav" calcext:value-type="string">
            <text:p>voice_dataset/G5_Icub_Acapela/G5_sBback.wav</text:p>
          </table:table-cell>
          <table:table-cell table:formula="of:=[Sheet2.$B$1]&amp;[Sheet2.$O$2]&amp;[Sheet2.$O$3]&amp;[$Sheet2.B9]" office:value-type="string" office:string-value="voice_dataset/Flash_Cereproc/Flash_sBback.wav" calcext:value-type="string">
            <text:p>voice_dataset/Flash_Cereproc/Flash_sBback.wav</text:p>
          </table:table-cell>
          <table:table-cell table:formula="of:=[Sheet2.$B$1]&amp;[Sheet2.$P$2]&amp;[Sheet2.$P$3]&amp;[$Sheet2.B9]" office:value-type="string" office:string-value="voice_dataset/Pepper_Default/Pepper_sBback.wav" calcext:value-type="string">
            <text:p>voice_dataset/Pepper_Default/Pepper_sBback.wav</text:p>
          </table:table-cell>
          <table:table-cell table:formula="of:=[Sheet2.$B$1]&amp;[Sheet2.$Q$2]&amp;[Sheet2.$Q$3]&amp;[$Sheet2.B9]" office:value-type="string" office:string-value="voice_dataset/Poli_Polly/Poli_sBback.wav" calcext:value-type="string">
            <text:p>voice_dataset/Poli_Polly/Poli_sBback.wav</text:p>
          </table:table-cell>
          <table:table-cell table:formula="of:=[Sheet2.$B$1]&amp;[Sheet2.$R$2]&amp;[Sheet2.$R$3]&amp;[$Sheet2.B9]" office:value-type="string" office:string-value="voice_dataset/PR2_Cepstral/PR2_sBback.wav" calcext:value-type="string">
            <text:p>voice_dataset/PR2_Cepstral/PR2_sBback.wav</text:p>
          </table:table-cell>
          <table:table-cell table:formula="of:=[Sheet2.$B$1]&amp;[Sheet2.$S$2]&amp;[Sheet2.$S$3]&amp;[$Sheet2.B9]" office:value-type="string" office:string-value="voice_dataset/Reem_Acapela/Reem_sBback.wav" calcext:value-type="string">
            <text:p>voice_dataset/Reem_Acapela/Reem_sBback.wav</text:p>
          </table:table-cell>
          <table:table-cell table:formula="of:=[Sheet2.$B$1]&amp;[Sheet2.$T$2]&amp;[Sheet2.$T$3]&amp;[$Sheet2.B9]" office:value-type="string" office:string-value="voice_dataset/ROS_Festival/Ros_sBback.wav" calcext:value-type="string">
            <text:p>voice_dataset/ROS_Festival/Ros_sBback.wav</text:p>
          </table:table-cell>
          <table:table-cell table:formula="of:=[Sheet2.$B$1]&amp;[Sheet2.$U$2]&amp;[Sheet2.$U$3]&amp;[$Sheet2.B9]" office:value-type="string" office:string-value="voice_dataset/SCIPRR_Cepstral/SCIPRR_sBback.wav" calcext:value-type="string">
            <text:p>voice_dataset/SCIPRR_Cepstral/SCIPRR_sBback.wav</text:p>
          </table:table-cell>
          <table:table-cell table:formula="of:=[Sheet2.$B$1]&amp;[Sheet2.$V$2]&amp;[Sheet2.$V$3]&amp;[$Sheet2.B9]" office:value-type="string" office:string-value="voice_dataset/Stevie_Cereproc/Stevie_sBback.wav" calcext:value-type="string">
            <text:p>voice_dataset/Stevie_Cereproc/Stevie_sB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0]" office:value-type="string" office:string-value="voice_dataset/Cali_F/CaliforniaF_sCback.wav" calcext:value-type="string">
            <text:p>voice_dataset/Cali_F/CaliforniaF_sCback.wav</text:p>
          </table:table-cell>
          <table:table-cell table:formula="of:=[Sheet2.$B$1]&amp;[Sheet2.$C$2]&amp;[Sheet2.$C$3]&amp;[$Sheet2.B10]" office:value-type="string" office:string-value="voice_dataset/Cali_M/CaliforniaM_sCback.wav" calcext:value-type="string">
            <text:p>voice_dataset/Cali_M/CaliforniaM_sCback.wav</text:p>
          </table:table-cell>
          <table:table-cell table:formula="of:=[Sheet2.$B$1]&amp;[Sheet2.$D$2]&amp;[Sheet2.$D$3]&amp;[$Sheet2.B10]" office:value-type="string" office:string-value="voice_dataset/Dublin_F/DublinF_sCback.wav" calcext:value-type="string">
            <text:p>voice_dataset/Dublin_F/DublinF_sCback.wav</text:p>
          </table:table-cell>
          <table:table-cell table:formula="of:=[Sheet2.$B$1]&amp;[Sheet2.$E$2]&amp;[Sheet2.$E$3]&amp;[$Sheet2.B10]" office:value-type="string" office:string-value="voice_dataset/Dublin_M/DublinM_sCback.wav" calcext:value-type="string">
            <text:p>voice_dataset/Dublin_M/DublinM_sCback.wav</text:p>
          </table:table-cell>
          <table:table-cell table:formula="of:=[Sheet2.$B$1]&amp;[Sheet2.$F$2]&amp;[Sheet2.$F$3]&amp;[$Sheet2.B10]" office:value-type="string" office:string-value="voice_dataset/Rome_F/RomeF_sCback.wav" calcext:value-type="string">
            <text:p>voice_dataset/Rome_F/RomeF_sCback.wav</text:p>
          </table:table-cell>
          <table:table-cell table:formula="of:=[Sheet2.$B$1]&amp;[Sheet2.$G$2]&amp;[Sheet2.$G$3]&amp;[$Sheet2.B10]" office:value-type="string" office:string-value="voice_dataset/Rome_M/RomeM_sCback.wav" calcext:value-type="string">
            <text:p>voice_dataset/Rome_M/RomeM_sCback.wav</text:p>
          </table:table-cell>
          <table:table-cell table:formula="of:=[Sheet2.$B$1]&amp;[Sheet2.$H$2]&amp;[Sheet2.$H$3]&amp;[$Sheet2.B10]" office:value-type="string" office:string-value="voice_dataset/syn_Cali_F/CaliforniaFsynth_sCback.wav" calcext:value-type="string">
            <text:p>voice_dataset/syn_Cali_F/CaliforniaFsynth_sCback.wav</text:p>
          </table:table-cell>
          <table:table-cell table:formula="of:=[Sheet2.$B$1]&amp;[Sheet2.$I$2]&amp;[Sheet2.$I$3]&amp;[$Sheet2.B10]" office:value-type="string" office:string-value="voice_dataset/syn_Cali_M/CaliforniaMsynth_sCback.wav" calcext:value-type="string">
            <text:p>voice_dataset/syn_Cali_M/CaliforniaMsynth_sCback.wav</text:p>
          </table:table-cell>
          <table:table-cell table:formula="of:=[Sheet2.$B$1]&amp;[Sheet2.$J$2]&amp;[Sheet2.$J$3]&amp;[$Sheet2.B10]" office:value-type="string" office:string-value="voice_dataset/syn_Dublin_F/DublinFsynth_sCback.wav" calcext:value-type="string">
            <text:p>voice_dataset/syn_Dublin_F/DublinFsynth_sCback.wav</text:p>
          </table:table-cell>
          <table:table-cell table:formula="of:=[Sheet2.$B$1]&amp;[Sheet2.$K$2]&amp;[Sheet2.$K$3]&amp;[$Sheet2.B10]" office:value-type="string" office:string-value="voice_dataset/syn_Dublin_M/DublinMsynth_sCback.wav" calcext:value-type="string">
            <text:p>voice_dataset/syn_Dublin_M/DublinMsynth_sCback.wav</text:p>
          </table:table-cell>
          <table:table-cell table:formula="of:=[Sheet2.$B$1]&amp;[Sheet2.$L$2]&amp;[Sheet2.$L$3]&amp;[$Sheet2.B10]" office:value-type="string" office:string-value="voice_dataset/syn_Rome_F/RomeFsynth_sCback.wav" calcext:value-type="string">
            <text:p>voice_dataset/syn_Rome_F/RomeFsynth_sCback.wav</text:p>
          </table:table-cell>
          <table:table-cell table:formula="of:=[Sheet2.$B$1]&amp;[Sheet2.$M$2]&amp;[Sheet2.$M$3]&amp;[$Sheet2.B10]" office:value-type="string" office:string-value="voice_dataset/syn_Rome_M/RomeMsynth_sCback.wav" calcext:value-type="string">
            <text:p>voice_dataset/syn_Rome_M/RomeMsynth_sCback.wav</text:p>
          </table:table-cell>
          <table:table-cell table:formula="of:=[Sheet2.$B$1]&amp;[Sheet2.$N$2]&amp;[Sheet2.$N$3]&amp;[$Sheet2.B10]" office:value-type="string" office:string-value="voice_dataset/G5_Icub_Acapela/G5_sCback.wav" calcext:value-type="string">
            <text:p>voice_dataset/G5_Icub_Acapela/G5_sCback.wav</text:p>
          </table:table-cell>
          <table:table-cell table:formula="of:=[Sheet2.$B$1]&amp;[Sheet2.$O$2]&amp;[Sheet2.$O$3]&amp;[$Sheet2.B10]" office:value-type="string" office:string-value="voice_dataset/Flash_Cereproc/Flash_sCback.wav" calcext:value-type="string">
            <text:p>voice_dataset/Flash_Cereproc/Flash_sCback.wav</text:p>
          </table:table-cell>
          <table:table-cell table:formula="of:=[Sheet2.$B$1]&amp;[Sheet2.$P$2]&amp;[Sheet2.$P$3]&amp;[$Sheet2.B10]" office:value-type="string" office:string-value="voice_dataset/Pepper_Default/Pepper_sCback.wav" calcext:value-type="string">
            <text:p>voice_dataset/Pepper_Default/Pepper_sCback.wav</text:p>
          </table:table-cell>
          <table:table-cell table:formula="of:=[Sheet2.$B$1]&amp;[Sheet2.$Q$2]&amp;[Sheet2.$Q$3]&amp;[$Sheet2.B10]" office:value-type="string" office:string-value="voice_dataset/Poli_Polly/Poli_sCback.wav" calcext:value-type="string">
            <text:p>voice_dataset/Poli_Polly/Poli_sCback.wav</text:p>
          </table:table-cell>
          <table:table-cell table:formula="of:=[Sheet2.$B$1]&amp;[Sheet2.$R$2]&amp;[Sheet2.$R$3]&amp;[$Sheet2.B10]" office:value-type="string" office:string-value="voice_dataset/PR2_Cepstral/PR2_sCback.wav" calcext:value-type="string">
            <text:p>voice_dataset/PR2_Cepstral/PR2_sCback.wav</text:p>
          </table:table-cell>
          <table:table-cell table:formula="of:=[Sheet2.$B$1]&amp;[Sheet2.$S$2]&amp;[Sheet2.$S$3]&amp;[$Sheet2.B10]" office:value-type="string" office:string-value="voice_dataset/Reem_Acapela/Reem_sCback.wav" calcext:value-type="string">
            <text:p>voice_dataset/Reem_Acapela/Reem_sCback.wav</text:p>
          </table:table-cell>
          <table:table-cell table:formula="of:=[Sheet2.$B$1]&amp;[Sheet2.$T$2]&amp;[Sheet2.$T$3]&amp;[$Sheet2.B10]" office:value-type="string" office:string-value="voice_dataset/ROS_Festival/Ros_sCback.wav" calcext:value-type="string">
            <text:p>voice_dataset/ROS_Festival/Ros_sCback.wav</text:p>
          </table:table-cell>
          <table:table-cell table:formula="of:=[Sheet2.$B$1]&amp;[Sheet2.$U$2]&amp;[Sheet2.$U$3]&amp;[$Sheet2.B10]" office:value-type="string" office:string-value="voice_dataset/SCIPRR_Cepstral/SCIPRR_sCback.wav" calcext:value-type="string">
            <text:p>voice_dataset/SCIPRR_Cepstral/SCIPRR_sCback.wav</text:p>
          </table:table-cell>
          <table:table-cell table:formula="of:=[Sheet2.$B$1]&amp;[Sheet2.$V$2]&amp;[Sheet2.$V$3]&amp;[$Sheet2.B10]" office:value-type="string" office:string-value="voice_dataset/Stevie_Cereproc/Stevie_sCback.wav" calcext:value-type="string">
            <text:p>voice_dataset/Stevie_Cereproc/Stevie_sC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1]" office:value-type="string" office:string-value="voice_dataset/Cali_F/CaliforniaF_sDback.wav" calcext:value-type="string">
            <text:p>voice_dataset/Cali_F/CaliforniaF_sDback.wav</text:p>
          </table:table-cell>
          <table:table-cell table:formula="of:=[Sheet2.$B$1]&amp;[Sheet2.$C$2]&amp;[Sheet2.$C$3]&amp;[$Sheet2.B11]" office:value-type="string" office:string-value="voice_dataset/Cali_M/CaliforniaM_sDback.wav" calcext:value-type="string">
            <text:p>voice_dataset/Cali_M/CaliforniaM_sDback.wav</text:p>
          </table:table-cell>
          <table:table-cell table:formula="of:=[Sheet2.$B$1]&amp;[Sheet2.$D$2]&amp;[Sheet2.$D$3]&amp;[$Sheet2.B11]" office:value-type="string" office:string-value="voice_dataset/Dublin_F/DublinF_sDback.wav" calcext:value-type="string">
            <text:p>voice_dataset/Dublin_F/DublinF_sDback.wav</text:p>
          </table:table-cell>
          <table:table-cell table:formula="of:=[Sheet2.$B$1]&amp;[Sheet2.$E$2]&amp;[Sheet2.$E$3]&amp;[$Sheet2.B11]" office:value-type="string" office:string-value="voice_dataset/Dublin_M/DublinM_sDback.wav" calcext:value-type="string">
            <text:p>voice_dataset/Dublin_M/DublinM_sDback.wav</text:p>
          </table:table-cell>
          <table:table-cell table:formula="of:=[Sheet2.$B$1]&amp;[Sheet2.$F$2]&amp;[Sheet2.$F$3]&amp;[$Sheet2.B11]" office:value-type="string" office:string-value="voice_dataset/Rome_F/RomeF_sDback.wav" calcext:value-type="string">
            <text:p>voice_dataset/Rome_F/RomeF_sDback.wav</text:p>
          </table:table-cell>
          <table:table-cell table:formula="of:=[Sheet2.$B$1]&amp;[Sheet2.$G$2]&amp;[Sheet2.$G$3]&amp;[$Sheet2.B11]" office:value-type="string" office:string-value="voice_dataset/Rome_M/RomeM_sDback.wav" calcext:value-type="string">
            <text:p>voice_dataset/Rome_M/RomeM_sDback.wav</text:p>
          </table:table-cell>
          <table:table-cell table:formula="of:=[Sheet2.$B$1]&amp;[Sheet2.$H$2]&amp;[Sheet2.$H$3]&amp;[$Sheet2.B11]" office:value-type="string" office:string-value="voice_dataset/syn_Cali_F/CaliforniaFsynth_sDback.wav" calcext:value-type="string">
            <text:p>voice_dataset/syn_Cali_F/CaliforniaFsynth_sDback.wav</text:p>
          </table:table-cell>
          <table:table-cell table:formula="of:=[Sheet2.$B$1]&amp;[Sheet2.$I$2]&amp;[Sheet2.$I$3]&amp;[$Sheet2.B11]" office:value-type="string" office:string-value="voice_dataset/syn_Cali_M/CaliforniaMsynth_sDback.wav" calcext:value-type="string">
            <text:p>voice_dataset/syn_Cali_M/CaliforniaMsynth_sDback.wav</text:p>
          </table:table-cell>
          <table:table-cell table:formula="of:=[Sheet2.$B$1]&amp;[Sheet2.$J$2]&amp;[Sheet2.$J$3]&amp;[$Sheet2.B11]" office:value-type="string" office:string-value="voice_dataset/syn_Dublin_F/DublinFsynth_sDback.wav" calcext:value-type="string">
            <text:p>voice_dataset/syn_Dublin_F/DublinFsynth_sDback.wav</text:p>
          </table:table-cell>
          <table:table-cell table:formula="of:=[Sheet2.$B$1]&amp;[Sheet2.$K$2]&amp;[Sheet2.$K$3]&amp;[$Sheet2.B11]" office:value-type="string" office:string-value="voice_dataset/syn_Dublin_M/DublinMsynth_sDback.wav" calcext:value-type="string">
            <text:p>voice_dataset/syn_Dublin_M/DublinMsynth_sDback.wav</text:p>
          </table:table-cell>
          <table:table-cell table:formula="of:=[Sheet2.$B$1]&amp;[Sheet2.$L$2]&amp;[Sheet2.$L$3]&amp;[$Sheet2.B11]" office:value-type="string" office:string-value="voice_dataset/syn_Rome_F/RomeFsynth_sDback.wav" calcext:value-type="string">
            <text:p>voice_dataset/syn_Rome_F/RomeFsynth_sDback.wav</text:p>
          </table:table-cell>
          <table:table-cell table:formula="of:=[Sheet2.$B$1]&amp;[Sheet2.$M$2]&amp;[Sheet2.$M$3]&amp;[$Sheet2.B11]" office:value-type="string" office:string-value="voice_dataset/syn_Rome_M/RomeMsynth_sDback.wav" calcext:value-type="string">
            <text:p>voice_dataset/syn_Rome_M/RomeMsynth_sDback.wav</text:p>
          </table:table-cell>
          <table:table-cell table:formula="of:=[Sheet2.$B$1]&amp;[Sheet2.$N$2]&amp;[Sheet2.$N$3]&amp;[$Sheet2.B11]" office:value-type="string" office:string-value="voice_dataset/G5_Icub_Acapela/G5_sDback.wav" calcext:value-type="string">
            <text:p>voice_dataset/G5_Icub_Acapela/G5_sDback.wav</text:p>
          </table:table-cell>
          <table:table-cell table:formula="of:=[Sheet2.$B$1]&amp;[Sheet2.$O$2]&amp;[Sheet2.$O$3]&amp;[$Sheet2.B11]" office:value-type="string" office:string-value="voice_dataset/Flash_Cereproc/Flash_sDback.wav" calcext:value-type="string">
            <text:p>voice_dataset/Flash_Cereproc/Flash_sDback.wav</text:p>
          </table:table-cell>
          <table:table-cell table:formula="of:=[Sheet2.$B$1]&amp;[Sheet2.$P$2]&amp;[Sheet2.$P$3]&amp;[$Sheet2.B11]" office:value-type="string" office:string-value="voice_dataset/Pepper_Default/Pepper_sDback.wav" calcext:value-type="string">
            <text:p>voice_dataset/Pepper_Default/Pepper_sDback.wav</text:p>
          </table:table-cell>
          <table:table-cell table:formula="of:=[Sheet2.$B$1]&amp;[Sheet2.$Q$2]&amp;[Sheet2.$Q$3]&amp;[$Sheet2.B11]" office:value-type="string" office:string-value="voice_dataset/Poli_Polly/Poli_sDback.wav" calcext:value-type="string">
            <text:p>voice_dataset/Poli_Polly/Poli_sDback.wav</text:p>
          </table:table-cell>
          <table:table-cell table:formula="of:=[Sheet2.$B$1]&amp;[Sheet2.$R$2]&amp;[Sheet2.$R$3]&amp;[$Sheet2.B11]" office:value-type="string" office:string-value="voice_dataset/PR2_Cepstral/PR2_sDback.wav" calcext:value-type="string">
            <text:p>voice_dataset/PR2_Cepstral/PR2_sDback.wav</text:p>
          </table:table-cell>
          <table:table-cell table:formula="of:=[Sheet2.$B$1]&amp;[Sheet2.$S$2]&amp;[Sheet2.$S$3]&amp;[$Sheet2.B11]" office:value-type="string" office:string-value="voice_dataset/Reem_Acapela/Reem_sDback.wav" calcext:value-type="string">
            <text:p>voice_dataset/Reem_Acapela/Reem_sDback.wav</text:p>
          </table:table-cell>
          <table:table-cell table:formula="of:=[Sheet2.$B$1]&amp;[Sheet2.$T$2]&amp;[Sheet2.$T$3]&amp;[$Sheet2.B11]" office:value-type="string" office:string-value="voice_dataset/ROS_Festival/Ros_sDback.wav" calcext:value-type="string">
            <text:p>voice_dataset/ROS_Festival/Ros_sDback.wav</text:p>
          </table:table-cell>
          <table:table-cell table:formula="of:=[Sheet2.$B$1]&amp;[Sheet2.$U$2]&amp;[Sheet2.$U$3]&amp;[$Sheet2.B11]" office:value-type="string" office:string-value="voice_dataset/SCIPRR_Cepstral/SCIPRR_sDback.wav" calcext:value-type="string">
            <text:p>voice_dataset/SCIPRR_Cepstral/SCIPRR_sDback.wav</text:p>
          </table:table-cell>
          <table:table-cell table:formula="of:=[Sheet2.$B$1]&amp;[Sheet2.$V$2]&amp;[Sheet2.$V$3]&amp;[$Sheet2.B11]" office:value-type="string" office:string-value="voice_dataset/Stevie_Cereproc/Stevie_sDback.wav" calcext:value-type="string">
            <text:p>voice_dataset/Stevie_Cereproc/Stevie_sD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2]" office:value-type="string" office:string-value="voice_dataset/Cali_F/CaliforniaF_sEback.wav" calcext:value-type="string">
            <text:p>voice_dataset/Cali_F/CaliforniaF_sEback.wav</text:p>
          </table:table-cell>
          <table:table-cell table:formula="of:=[Sheet2.$B$1]&amp;[Sheet2.$C$2]&amp;[Sheet2.$C$3]&amp;[$Sheet2.B12]" office:value-type="string" office:string-value="voice_dataset/Cali_M/CaliforniaM_sEback.wav" calcext:value-type="string">
            <text:p>voice_dataset/Cali_M/CaliforniaM_sEback.wav</text:p>
          </table:table-cell>
          <table:table-cell table:formula="of:=[Sheet2.$B$1]&amp;[Sheet2.$D$2]&amp;[Sheet2.$D$3]&amp;[$Sheet2.B12]" office:value-type="string" office:string-value="voice_dataset/Dublin_F/DublinF_sEback.wav" calcext:value-type="string">
            <text:p>voice_dataset/Dublin_F/DublinF_sEback.wav</text:p>
          </table:table-cell>
          <table:table-cell table:formula="of:=[Sheet2.$B$1]&amp;[Sheet2.$E$2]&amp;[Sheet2.$E$3]&amp;[$Sheet2.B12]" office:value-type="string" office:string-value="voice_dataset/Dublin_M/DublinM_sEback.wav" calcext:value-type="string">
            <text:p>voice_dataset/Dublin_M/DublinM_sEback.wav</text:p>
          </table:table-cell>
          <table:table-cell table:formula="of:=[Sheet2.$B$1]&amp;[Sheet2.$F$2]&amp;[Sheet2.$F$3]&amp;[$Sheet2.B12]" office:value-type="string" office:string-value="voice_dataset/Rome_F/RomeF_sEback.wav" calcext:value-type="string">
            <text:p>voice_dataset/Rome_F/RomeF_sEback.wav</text:p>
          </table:table-cell>
          <table:table-cell table:formula="of:=[Sheet2.$B$1]&amp;[Sheet2.$G$2]&amp;[Sheet2.$G$3]&amp;[$Sheet2.B12]" office:value-type="string" office:string-value="voice_dataset/Rome_M/RomeM_sEback.wav" calcext:value-type="string">
            <text:p>voice_dataset/Rome_M/RomeM_sEback.wav</text:p>
          </table:table-cell>
          <table:table-cell table:formula="of:=[Sheet2.$B$1]&amp;[Sheet2.$H$2]&amp;[Sheet2.$H$3]&amp;[$Sheet2.B12]" office:value-type="string" office:string-value="voice_dataset/syn_Cali_F/CaliforniaFsynth_sEback.wav" calcext:value-type="string">
            <text:p>voice_dataset/syn_Cali_F/CaliforniaFsynth_sEback.wav</text:p>
          </table:table-cell>
          <table:table-cell table:formula="of:=[Sheet2.$B$1]&amp;[Sheet2.$I$2]&amp;[Sheet2.$I$3]&amp;[$Sheet2.B12]" office:value-type="string" office:string-value="voice_dataset/syn_Cali_M/CaliforniaMsynth_sEback.wav" calcext:value-type="string">
            <text:p>voice_dataset/syn_Cali_M/CaliforniaMsynth_sEback.wav</text:p>
          </table:table-cell>
          <table:table-cell table:formula="of:=[Sheet2.$B$1]&amp;[Sheet2.$J$2]&amp;[Sheet2.$J$3]&amp;[$Sheet2.B12]" office:value-type="string" office:string-value="voice_dataset/syn_Dublin_F/DublinFsynth_sEback.wav" calcext:value-type="string">
            <text:p>voice_dataset/syn_Dublin_F/DublinFsynth_sEback.wav</text:p>
          </table:table-cell>
          <table:table-cell table:formula="of:=[Sheet2.$B$1]&amp;[Sheet2.$K$2]&amp;[Sheet2.$K$3]&amp;[$Sheet2.B12]" office:value-type="string" office:string-value="voice_dataset/syn_Dublin_M/DublinMsynth_sEback.wav" calcext:value-type="string">
            <text:p>voice_dataset/syn_Dublin_M/DublinMsynth_sEback.wav</text:p>
          </table:table-cell>
          <table:table-cell table:formula="of:=[Sheet2.$B$1]&amp;[Sheet2.$L$2]&amp;[Sheet2.$L$3]&amp;[$Sheet2.B12]" office:value-type="string" office:string-value="voice_dataset/syn_Rome_F/RomeFsynth_sEback.wav" calcext:value-type="string">
            <text:p>voice_dataset/syn_Rome_F/RomeFsynth_sEback.wav</text:p>
          </table:table-cell>
          <table:table-cell table:formula="of:=[Sheet2.$B$1]&amp;[Sheet2.$M$2]&amp;[Sheet2.$M$3]&amp;[$Sheet2.B12]" office:value-type="string" office:string-value="voice_dataset/syn_Rome_M/RomeMsynth_sEback.wav" calcext:value-type="string">
            <text:p>voice_dataset/syn_Rome_M/RomeMsynth_sEback.wav</text:p>
          </table:table-cell>
          <table:table-cell table:formula="of:=[Sheet2.$B$1]&amp;[Sheet2.$N$2]&amp;[Sheet2.$N$3]&amp;[$Sheet2.B12]" office:value-type="string" office:string-value="voice_dataset/G5_Icub_Acapela/G5_sEback.wav" calcext:value-type="string">
            <text:p>voice_dataset/G5_Icub_Acapela/G5_sEback.wav</text:p>
          </table:table-cell>
          <table:table-cell table:formula="of:=[Sheet2.$B$1]&amp;[Sheet2.$O$2]&amp;[Sheet2.$O$3]&amp;[$Sheet2.B12]" office:value-type="string" office:string-value="voice_dataset/Flash_Cereproc/Flash_sEback.wav" calcext:value-type="string">
            <text:p>voice_dataset/Flash_Cereproc/Flash_sEback.wav</text:p>
          </table:table-cell>
          <table:table-cell table:formula="of:=[Sheet2.$B$1]&amp;[Sheet2.$P$2]&amp;[Sheet2.$P$3]&amp;[$Sheet2.B12]" office:value-type="string" office:string-value="voice_dataset/Pepper_Default/Pepper_sEback.wav" calcext:value-type="string">
            <text:p>voice_dataset/Pepper_Default/Pepper_sEback.wav</text:p>
          </table:table-cell>
          <table:table-cell table:formula="of:=[Sheet2.$B$1]&amp;[Sheet2.$Q$2]&amp;[Sheet2.$Q$3]&amp;[$Sheet2.B12]" office:value-type="string" office:string-value="voice_dataset/Poli_Polly/Poli_sEback.wav" calcext:value-type="string">
            <text:p>voice_dataset/Poli_Polly/Poli_sEback.wav</text:p>
          </table:table-cell>
          <table:table-cell table:formula="of:=[Sheet2.$B$1]&amp;[Sheet2.$R$2]&amp;[Sheet2.$R$3]&amp;[$Sheet2.B12]" office:value-type="string" office:string-value="voice_dataset/PR2_Cepstral/PR2_sEback.wav" calcext:value-type="string">
            <text:p>voice_dataset/PR2_Cepstral/PR2_sEback.wav</text:p>
          </table:table-cell>
          <table:table-cell table:formula="of:=[Sheet2.$B$1]&amp;[Sheet2.$S$2]&amp;[Sheet2.$S$3]&amp;[$Sheet2.B12]" office:value-type="string" office:string-value="voice_dataset/Reem_Acapela/Reem_sEback.wav" calcext:value-type="string">
            <text:p>voice_dataset/Reem_Acapela/Reem_sEback.wav</text:p>
          </table:table-cell>
          <table:table-cell table:formula="of:=[Sheet2.$B$1]&amp;[Sheet2.$T$2]&amp;[Sheet2.$T$3]&amp;[$Sheet2.B12]" office:value-type="string" office:string-value="voice_dataset/ROS_Festival/Ros_sEback.wav" calcext:value-type="string">
            <text:p>voice_dataset/ROS_Festival/Ros_sEback.wav</text:p>
          </table:table-cell>
          <table:table-cell table:formula="of:=[Sheet2.$B$1]&amp;[Sheet2.$U$2]&amp;[Sheet2.$U$3]&amp;[$Sheet2.B12]" office:value-type="string" office:string-value="voice_dataset/SCIPRR_Cepstral/SCIPRR_sEback.wav" calcext:value-type="string">
            <text:p>voice_dataset/SCIPRR_Cepstral/SCIPRR_sEback.wav</text:p>
          </table:table-cell>
          <table:table-cell table:formula="of:=[Sheet2.$B$1]&amp;[Sheet2.$V$2]&amp;[Sheet2.$V$3]&amp;[$Sheet2.B12]" office:value-type="string" office:string-value="voice_dataset/Stevie_Cereproc/Stevie_sEback.wav" calcext:value-type="string">
            <text:p>voice_dataset/Stevie_Cereproc/Stevie_sE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3]" office:value-type="string" office:string-value="voice_dataset/Cali_F/CaliforniaF_sFback.wav" calcext:value-type="string">
            <text:p>voice_dataset/Cali_F/CaliforniaF_sFback.wav</text:p>
          </table:table-cell>
          <table:table-cell table:formula="of:=[Sheet2.$B$1]&amp;[Sheet2.$C$2]&amp;[Sheet2.$C$3]&amp;[$Sheet2.B13]" office:value-type="string" office:string-value="voice_dataset/Cali_M/CaliforniaM_sFback.wav" calcext:value-type="string">
            <text:p>voice_dataset/Cali_M/CaliforniaM_sFback.wav</text:p>
          </table:table-cell>
          <table:table-cell table:formula="of:=[Sheet2.$B$1]&amp;[Sheet2.$D$2]&amp;[Sheet2.$D$3]&amp;[$Sheet2.B13]" office:value-type="string" office:string-value="voice_dataset/Dublin_F/DublinF_sFback.wav" calcext:value-type="string">
            <text:p>voice_dataset/Dublin_F/DublinF_sFback.wav</text:p>
          </table:table-cell>
          <table:table-cell table:formula="of:=[Sheet2.$B$1]&amp;[Sheet2.$E$2]&amp;[Sheet2.$E$3]&amp;[$Sheet2.B13]" office:value-type="string" office:string-value="voice_dataset/Dublin_M/DublinM_sFback.wav" calcext:value-type="string">
            <text:p>voice_dataset/Dublin_M/DublinM_sFback.wav</text:p>
          </table:table-cell>
          <table:table-cell table:formula="of:=[Sheet2.$B$1]&amp;[Sheet2.$F$2]&amp;[Sheet2.$F$3]&amp;[$Sheet2.B13]" office:value-type="string" office:string-value="voice_dataset/Rome_F/RomeF_sFback.wav" calcext:value-type="string">
            <text:p>voice_dataset/Rome_F/RomeF_sFback.wav</text:p>
          </table:table-cell>
          <table:table-cell table:formula="of:=[Sheet2.$B$1]&amp;[Sheet2.$G$2]&amp;[Sheet2.$G$3]&amp;[$Sheet2.B13]" office:value-type="string" office:string-value="voice_dataset/Rome_M/RomeM_sFback.wav" calcext:value-type="string">
            <text:p>voice_dataset/Rome_M/RomeM_sFback.wav</text:p>
          </table:table-cell>
          <table:table-cell table:formula="of:=[Sheet2.$B$1]&amp;[Sheet2.$H$2]&amp;[Sheet2.$H$3]&amp;[$Sheet2.B13]" office:value-type="string" office:string-value="voice_dataset/syn_Cali_F/CaliforniaFsynth_sFback.wav" calcext:value-type="string">
            <text:p>voice_dataset/syn_Cali_F/CaliforniaFsynth_sFback.wav</text:p>
          </table:table-cell>
          <table:table-cell table:formula="of:=[Sheet2.$B$1]&amp;[Sheet2.$I$2]&amp;[Sheet2.$I$3]&amp;[$Sheet2.B13]" office:value-type="string" office:string-value="voice_dataset/syn_Cali_M/CaliforniaMsynth_sFback.wav" calcext:value-type="string">
            <text:p>voice_dataset/syn_Cali_M/CaliforniaMsynth_sFback.wav</text:p>
          </table:table-cell>
          <table:table-cell table:formula="of:=[Sheet2.$B$1]&amp;[Sheet2.$J$2]&amp;[Sheet2.$J$3]&amp;[$Sheet2.B13]" office:value-type="string" office:string-value="voice_dataset/syn_Dublin_F/DublinFsynth_sFback.wav" calcext:value-type="string">
            <text:p>voice_dataset/syn_Dublin_F/DublinFsynth_sFback.wav</text:p>
          </table:table-cell>
          <table:table-cell table:formula="of:=[Sheet2.$B$1]&amp;[Sheet2.$K$2]&amp;[Sheet2.$K$3]&amp;[$Sheet2.B13]" office:value-type="string" office:string-value="voice_dataset/syn_Dublin_M/DublinMsynth_sFback.wav" calcext:value-type="string">
            <text:p>voice_dataset/syn_Dublin_M/DublinMsynth_sFback.wav</text:p>
          </table:table-cell>
          <table:table-cell table:formula="of:=[Sheet2.$B$1]&amp;[Sheet2.$L$2]&amp;[Sheet2.$L$3]&amp;[$Sheet2.B13]" office:value-type="string" office:string-value="voice_dataset/syn_Rome_F/RomeFsynth_sFback.wav" calcext:value-type="string">
            <text:p>voice_dataset/syn_Rome_F/RomeFsynth_sFback.wav</text:p>
          </table:table-cell>
          <table:table-cell table:formula="of:=[Sheet2.$B$1]&amp;[Sheet2.$M$2]&amp;[Sheet2.$M$3]&amp;[$Sheet2.B13]" office:value-type="string" office:string-value="voice_dataset/syn_Rome_M/RomeMsynth_sFback.wav" calcext:value-type="string">
            <text:p>voice_dataset/syn_Rome_M/RomeMsynth_sFback.wav</text:p>
          </table:table-cell>
          <table:table-cell table:formula="of:=[Sheet2.$B$1]&amp;[Sheet2.$N$2]&amp;[Sheet2.$N$3]&amp;[$Sheet2.B13]" office:value-type="string" office:string-value="voice_dataset/G5_Icub_Acapela/G5_sFback.wav" calcext:value-type="string">
            <text:p>voice_dataset/G5_Icub_Acapela/G5_sFback.wav</text:p>
          </table:table-cell>
          <table:table-cell table:formula="of:=[Sheet2.$B$1]&amp;[Sheet2.$O$2]&amp;[Sheet2.$O$3]&amp;[$Sheet2.B13]" office:value-type="string" office:string-value="voice_dataset/Flash_Cereproc/Flash_sFback.wav" calcext:value-type="string">
            <text:p>voice_dataset/Flash_Cereproc/Flash_sFback.wav</text:p>
          </table:table-cell>
          <table:table-cell table:formula="of:=[Sheet2.$B$1]&amp;[Sheet2.$P$2]&amp;[Sheet2.$P$3]&amp;[$Sheet2.B13]" office:value-type="string" office:string-value="voice_dataset/Pepper_Default/Pepper_sFback.wav" calcext:value-type="string">
            <text:p>voice_dataset/Pepper_Default/Pepper_sFback.wav</text:p>
          </table:table-cell>
          <table:table-cell table:formula="of:=[Sheet2.$B$1]&amp;[Sheet2.$Q$2]&amp;[Sheet2.$Q$3]&amp;[$Sheet2.B13]" office:value-type="string" office:string-value="voice_dataset/Poli_Polly/Poli_sFback.wav" calcext:value-type="string">
            <text:p>voice_dataset/Poli_Polly/Poli_sFback.wav</text:p>
          </table:table-cell>
          <table:table-cell table:formula="of:=[Sheet2.$B$1]&amp;[Sheet2.$R$2]&amp;[Sheet2.$R$3]&amp;[$Sheet2.B13]" office:value-type="string" office:string-value="voice_dataset/PR2_Cepstral/PR2_sFback.wav" calcext:value-type="string">
            <text:p>voice_dataset/PR2_Cepstral/PR2_sFback.wav</text:p>
          </table:table-cell>
          <table:table-cell table:formula="of:=[Sheet2.$B$1]&amp;[Sheet2.$S$2]&amp;[Sheet2.$S$3]&amp;[$Sheet2.B13]" office:value-type="string" office:string-value="voice_dataset/Reem_Acapela/Reem_sFback.wav" calcext:value-type="string">
            <text:p>voice_dataset/Reem_Acapela/Reem_sFback.wav</text:p>
          </table:table-cell>
          <table:table-cell table:formula="of:=[Sheet2.$B$1]&amp;[Sheet2.$T$2]&amp;[Sheet2.$T$3]&amp;[$Sheet2.B13]" office:value-type="string" office:string-value="voice_dataset/ROS_Festival/Ros_sFback.wav" calcext:value-type="string">
            <text:p>voice_dataset/ROS_Festival/Ros_sFback.wav</text:p>
          </table:table-cell>
          <table:table-cell table:formula="of:=[Sheet2.$B$1]&amp;[Sheet2.$U$2]&amp;[Sheet2.$U$3]&amp;[$Sheet2.B13]" office:value-type="string" office:string-value="voice_dataset/SCIPRR_Cepstral/SCIPRR_sFback.wav" calcext:value-type="string">
            <text:p>voice_dataset/SCIPRR_Cepstral/SCIPRR_sFback.wav</text:p>
          </table:table-cell>
          <table:table-cell table:formula="of:=[Sheet2.$B$1]&amp;[Sheet2.$V$2]&amp;[Sheet2.$V$3]&amp;[$Sheet2.B13]" office:value-type="string" office:string-value="voice_dataset/Stevie_Cereproc/Stevie_sFback.wav" calcext:value-type="string">
            <text:p>voice_dataset/Stevie_Cereproc/Stevie_sF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4]" office:value-type="string" office:string-value="voice_dataset/Cali_F/CaliforniaF_sGback.wav" calcext:value-type="string">
            <text:p>voice_dataset/Cali_F/CaliforniaF_sGback.wav</text:p>
          </table:table-cell>
          <table:table-cell table:formula="of:=[Sheet2.$B$1]&amp;[Sheet2.$C$2]&amp;[Sheet2.$C$3]&amp;[$Sheet2.B14]" office:value-type="string" office:string-value="voice_dataset/Cali_M/CaliforniaM_sGback.wav" calcext:value-type="string">
            <text:p>voice_dataset/Cali_M/CaliforniaM_sGback.wav</text:p>
          </table:table-cell>
          <table:table-cell table:formula="of:=[Sheet2.$B$1]&amp;[Sheet2.$D$2]&amp;[Sheet2.$D$3]&amp;[$Sheet2.B14]" office:value-type="string" office:string-value="voice_dataset/Dublin_F/DublinF_sGback.wav" calcext:value-type="string">
            <text:p>voice_dataset/Dublin_F/DublinF_sGback.wav</text:p>
          </table:table-cell>
          <table:table-cell table:formula="of:=[Sheet2.$B$1]&amp;[Sheet2.$E$2]&amp;[Sheet2.$E$3]&amp;[$Sheet2.B14]" office:value-type="string" office:string-value="voice_dataset/Dublin_M/DublinM_sGback.wav" calcext:value-type="string">
            <text:p>voice_dataset/Dublin_M/DublinM_sGback.wav</text:p>
          </table:table-cell>
          <table:table-cell table:formula="of:=[Sheet2.$B$1]&amp;[Sheet2.$F$2]&amp;[Sheet2.$F$3]&amp;[$Sheet2.B14]" office:value-type="string" office:string-value="voice_dataset/Rome_F/RomeF_sGback.wav" calcext:value-type="string">
            <text:p>voice_dataset/Rome_F/RomeF_sGback.wav</text:p>
          </table:table-cell>
          <table:table-cell table:formula="of:=[Sheet2.$B$1]&amp;[Sheet2.$G$2]&amp;[Sheet2.$G$3]&amp;[$Sheet2.B14]" office:value-type="string" office:string-value="voice_dataset/Rome_M/RomeM_sGback.wav" calcext:value-type="string">
            <text:p>voice_dataset/Rome_M/RomeM_sGback.wav</text:p>
          </table:table-cell>
          <table:table-cell table:formula="of:=[Sheet2.$B$1]&amp;[Sheet2.$H$2]&amp;[Sheet2.$H$3]&amp;[$Sheet2.B14]" office:value-type="string" office:string-value="voice_dataset/syn_Cali_F/CaliforniaFsynth_sGback.wav" calcext:value-type="string">
            <text:p>voice_dataset/syn_Cali_F/CaliforniaFsynth_sGback.wav</text:p>
          </table:table-cell>
          <table:table-cell table:formula="of:=[Sheet2.$B$1]&amp;[Sheet2.$I$2]&amp;[Sheet2.$I$3]&amp;[$Sheet2.B14]" office:value-type="string" office:string-value="voice_dataset/syn_Cali_M/CaliforniaMsynth_sGback.wav" calcext:value-type="string">
            <text:p>voice_dataset/syn_Cali_M/CaliforniaMsynth_sGback.wav</text:p>
          </table:table-cell>
          <table:table-cell table:formula="of:=[Sheet2.$B$1]&amp;[Sheet2.$J$2]&amp;[Sheet2.$J$3]&amp;[$Sheet2.B14]" office:value-type="string" office:string-value="voice_dataset/syn_Dublin_F/DublinFsynth_sGback.wav" calcext:value-type="string">
            <text:p>voice_dataset/syn_Dublin_F/DublinFsynth_sGback.wav</text:p>
          </table:table-cell>
          <table:table-cell table:formula="of:=[Sheet2.$B$1]&amp;[Sheet2.$K$2]&amp;[Sheet2.$K$3]&amp;[$Sheet2.B14]" office:value-type="string" office:string-value="voice_dataset/syn_Dublin_M/DublinMsynth_sGback.wav" calcext:value-type="string">
            <text:p>voice_dataset/syn_Dublin_M/DublinMsynth_sGback.wav</text:p>
          </table:table-cell>
          <table:table-cell table:formula="of:=[Sheet2.$B$1]&amp;[Sheet2.$L$2]&amp;[Sheet2.$L$3]&amp;[$Sheet2.B14]" office:value-type="string" office:string-value="voice_dataset/syn_Rome_F/RomeFsynth_sGback.wav" calcext:value-type="string">
            <text:p>voice_dataset/syn_Rome_F/RomeFsynth_sGback.wav</text:p>
          </table:table-cell>
          <table:table-cell table:formula="of:=[Sheet2.$B$1]&amp;[Sheet2.$M$2]&amp;[Sheet2.$M$3]&amp;[$Sheet2.B14]" office:value-type="string" office:string-value="voice_dataset/syn_Rome_M/RomeMsynth_sGback.wav" calcext:value-type="string">
            <text:p>voice_dataset/syn_Rome_M/RomeMsynth_sGback.wav</text:p>
          </table:table-cell>
          <table:table-cell table:formula="of:=[Sheet2.$B$1]&amp;[Sheet2.$N$2]&amp;[Sheet2.$N$3]&amp;[$Sheet2.B14]" office:value-type="string" office:string-value="voice_dataset/G5_Icub_Acapela/G5_sGback.wav" calcext:value-type="string">
            <text:p>voice_dataset/G5_Icub_Acapela/G5_sGback.wav</text:p>
          </table:table-cell>
          <table:table-cell table:formula="of:=[Sheet2.$B$1]&amp;[Sheet2.$O$2]&amp;[Sheet2.$O$3]&amp;[$Sheet2.B14]" office:value-type="string" office:string-value="voice_dataset/Flash_Cereproc/Flash_sGback.wav" calcext:value-type="string">
            <text:p>voice_dataset/Flash_Cereproc/Flash_sGback.wav</text:p>
          </table:table-cell>
          <table:table-cell table:formula="of:=[Sheet2.$B$1]&amp;[Sheet2.$P$2]&amp;[Sheet2.$P$3]&amp;[$Sheet2.B14]" office:value-type="string" office:string-value="voice_dataset/Pepper_Default/Pepper_sGback.wav" calcext:value-type="string">
            <text:p>voice_dataset/Pepper_Default/Pepper_sGback.wav</text:p>
          </table:table-cell>
          <table:table-cell table:formula="of:=[Sheet2.$B$1]&amp;[Sheet2.$Q$2]&amp;[Sheet2.$Q$3]&amp;[$Sheet2.B14]" office:value-type="string" office:string-value="voice_dataset/Poli_Polly/Poli_sGback.wav" calcext:value-type="string">
            <text:p>voice_dataset/Poli_Polly/Poli_sGback.wav</text:p>
          </table:table-cell>
          <table:table-cell table:formula="of:=[Sheet2.$B$1]&amp;[Sheet2.$R$2]&amp;[Sheet2.$R$3]&amp;[$Sheet2.B14]" office:value-type="string" office:string-value="voice_dataset/PR2_Cepstral/PR2_sGback.wav" calcext:value-type="string">
            <text:p>voice_dataset/PR2_Cepstral/PR2_sGback.wav</text:p>
          </table:table-cell>
          <table:table-cell table:formula="of:=[Sheet2.$B$1]&amp;[Sheet2.$S$2]&amp;[Sheet2.$S$3]&amp;[$Sheet2.B14]" office:value-type="string" office:string-value="voice_dataset/Reem_Acapela/Reem_sGback.wav" calcext:value-type="string">
            <text:p>voice_dataset/Reem_Acapela/Reem_sGback.wav</text:p>
          </table:table-cell>
          <table:table-cell table:formula="of:=[Sheet2.$B$1]&amp;[Sheet2.$T$2]&amp;[Sheet2.$T$3]&amp;[$Sheet2.B14]" office:value-type="string" office:string-value="voice_dataset/ROS_Festival/Ros_sGback.wav" calcext:value-type="string">
            <text:p>voice_dataset/ROS_Festival/Ros_sGback.wav</text:p>
          </table:table-cell>
          <table:table-cell table:formula="of:=[Sheet2.$B$1]&amp;[Sheet2.$U$2]&amp;[Sheet2.$U$3]&amp;[$Sheet2.B14]" office:value-type="string" office:string-value="voice_dataset/SCIPRR_Cepstral/SCIPRR_sGback.wav" calcext:value-type="string">
            <text:p>voice_dataset/SCIPRR_Cepstral/SCIPRR_sGback.wav</text:p>
          </table:table-cell>
          <table:table-cell table:formula="of:=[Sheet2.$B$1]&amp;[Sheet2.$V$2]&amp;[Sheet2.$V$3]&amp;[$Sheet2.B14]" office:value-type="string" office:string-value="voice_dataset/Stevie_Cereproc/Stevie_sGback.wav" calcext:value-type="string">
            <text:p>voice_dataset/Stevie_Cereproc/Stevie_sG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5]" office:value-type="string" office:string-value="voice_dataset/Cali_F/CaliforniaF_sHback.wav" calcext:value-type="string">
            <text:p>voice_dataset/Cali_F/CaliforniaF_sHback.wav</text:p>
          </table:table-cell>
          <table:table-cell table:formula="of:=[Sheet2.$B$1]&amp;[Sheet2.$C$2]&amp;[Sheet2.$C$3]&amp;[$Sheet2.B15]" office:value-type="string" office:string-value="voice_dataset/Cali_M/CaliforniaM_sHback.wav" calcext:value-type="string">
            <text:p>voice_dataset/Cali_M/CaliforniaM_sHback.wav</text:p>
          </table:table-cell>
          <table:table-cell table:formula="of:=[Sheet2.$B$1]&amp;[Sheet2.$D$2]&amp;[Sheet2.$D$3]&amp;[$Sheet2.B15]" office:value-type="string" office:string-value="voice_dataset/Dublin_F/DublinF_sHback.wav" calcext:value-type="string">
            <text:p>voice_dataset/Dublin_F/DublinF_sHback.wav</text:p>
          </table:table-cell>
          <table:table-cell table:formula="of:=[Sheet2.$B$1]&amp;[Sheet2.$E$2]&amp;[Sheet2.$E$3]&amp;[$Sheet2.B15]" office:value-type="string" office:string-value="voice_dataset/Dublin_M/DublinM_sHback.wav" calcext:value-type="string">
            <text:p>voice_dataset/Dublin_M/DublinM_sHback.wav</text:p>
          </table:table-cell>
          <table:table-cell table:formula="of:=[Sheet2.$B$1]&amp;[Sheet2.$F$2]&amp;[Sheet2.$F$3]&amp;[$Sheet2.B15]" office:value-type="string" office:string-value="voice_dataset/Rome_F/RomeF_sHback.wav" calcext:value-type="string">
            <text:p>voice_dataset/Rome_F/RomeF_sHback.wav</text:p>
          </table:table-cell>
          <table:table-cell table:formula="of:=[Sheet2.$B$1]&amp;[Sheet2.$G$2]&amp;[Sheet2.$G$3]&amp;[$Sheet2.B15]" office:value-type="string" office:string-value="voice_dataset/Rome_M/RomeM_sHback.wav" calcext:value-type="string">
            <text:p>voice_dataset/Rome_M/RomeM_sHback.wav</text:p>
          </table:table-cell>
          <table:table-cell table:formula="of:=[Sheet2.$B$1]&amp;[Sheet2.$H$2]&amp;[Sheet2.$H$3]&amp;[$Sheet2.B15]" office:value-type="string" office:string-value="voice_dataset/syn_Cali_F/CaliforniaFsynth_sHback.wav" calcext:value-type="string">
            <text:p>voice_dataset/syn_Cali_F/CaliforniaFsynth_sHback.wav</text:p>
          </table:table-cell>
          <table:table-cell table:formula="of:=[Sheet2.$B$1]&amp;[Sheet2.$I$2]&amp;[Sheet2.$I$3]&amp;[$Sheet2.B15]" office:value-type="string" office:string-value="voice_dataset/syn_Cali_M/CaliforniaMsynth_sHback.wav" calcext:value-type="string">
            <text:p>voice_dataset/syn_Cali_M/CaliforniaMsynth_sHback.wav</text:p>
          </table:table-cell>
          <table:table-cell table:formula="of:=[Sheet2.$B$1]&amp;[Sheet2.$J$2]&amp;[Sheet2.$J$3]&amp;[$Sheet2.B15]" office:value-type="string" office:string-value="voice_dataset/syn_Dublin_F/DublinFsynth_sHback.wav" calcext:value-type="string">
            <text:p>voice_dataset/syn_Dublin_F/DublinFsynth_sHback.wav</text:p>
          </table:table-cell>
          <table:table-cell table:formula="of:=[Sheet2.$B$1]&amp;[Sheet2.$K$2]&amp;[Sheet2.$K$3]&amp;[$Sheet2.B15]" office:value-type="string" office:string-value="voice_dataset/syn_Dublin_M/DublinMsynth_sHback.wav" calcext:value-type="string">
            <text:p>voice_dataset/syn_Dublin_M/DublinMsynth_sHback.wav</text:p>
          </table:table-cell>
          <table:table-cell table:formula="of:=[Sheet2.$B$1]&amp;[Sheet2.$L$2]&amp;[Sheet2.$L$3]&amp;[$Sheet2.B15]" office:value-type="string" office:string-value="voice_dataset/syn_Rome_F/RomeFsynth_sHback.wav" calcext:value-type="string">
            <text:p>voice_dataset/syn_Rome_F/RomeFsynth_sHback.wav</text:p>
          </table:table-cell>
          <table:table-cell table:formula="of:=[Sheet2.$B$1]&amp;[Sheet2.$M$2]&amp;[Sheet2.$M$3]&amp;[$Sheet2.B15]" office:value-type="string" office:string-value="voice_dataset/syn_Rome_M/RomeMsynth_sHback.wav" calcext:value-type="string">
            <text:p>voice_dataset/syn_Rome_M/RomeMsynth_sHback.wav</text:p>
          </table:table-cell>
          <table:table-cell table:formula="of:=[Sheet2.$B$1]&amp;[Sheet2.$N$2]&amp;[Sheet2.$N$3]&amp;[$Sheet2.B15]" office:value-type="string" office:string-value="voice_dataset/G5_Icub_Acapela/G5_sHback.wav" calcext:value-type="string">
            <text:p>voice_dataset/G5_Icub_Acapela/G5_sHback.wav</text:p>
          </table:table-cell>
          <table:table-cell table:formula="of:=[Sheet2.$B$1]&amp;[Sheet2.$O$2]&amp;[Sheet2.$O$3]&amp;[$Sheet2.B15]" office:value-type="string" office:string-value="voice_dataset/Flash_Cereproc/Flash_sHback.wav" calcext:value-type="string">
            <text:p>voice_dataset/Flash_Cereproc/Flash_sHback.wav</text:p>
          </table:table-cell>
          <table:table-cell table:formula="of:=[Sheet2.$B$1]&amp;[Sheet2.$P$2]&amp;[Sheet2.$P$3]&amp;[$Sheet2.B15]" office:value-type="string" office:string-value="voice_dataset/Pepper_Default/Pepper_sHback.wav" calcext:value-type="string">
            <text:p>voice_dataset/Pepper_Default/Pepper_sHback.wav</text:p>
          </table:table-cell>
          <table:table-cell table:formula="of:=[Sheet2.$B$1]&amp;[Sheet2.$Q$2]&amp;[Sheet2.$Q$3]&amp;[$Sheet2.B15]" office:value-type="string" office:string-value="voice_dataset/Poli_Polly/Poli_sHback.wav" calcext:value-type="string">
            <text:p>voice_dataset/Poli_Polly/Poli_sHback.wav</text:p>
          </table:table-cell>
          <table:table-cell table:formula="of:=[Sheet2.$B$1]&amp;[Sheet2.$R$2]&amp;[Sheet2.$R$3]&amp;[$Sheet2.B15]" office:value-type="string" office:string-value="voice_dataset/PR2_Cepstral/PR2_sHback.wav" calcext:value-type="string">
            <text:p>voice_dataset/PR2_Cepstral/PR2_sHback.wav</text:p>
          </table:table-cell>
          <table:table-cell table:formula="of:=[Sheet2.$B$1]&amp;[Sheet2.$S$2]&amp;[Sheet2.$S$3]&amp;[$Sheet2.B15]" office:value-type="string" office:string-value="voice_dataset/Reem_Acapela/Reem_sHback.wav" calcext:value-type="string">
            <text:p>voice_dataset/Reem_Acapela/Reem_sHback.wav</text:p>
          </table:table-cell>
          <table:table-cell table:formula="of:=[Sheet2.$B$1]&amp;[Sheet2.$T$2]&amp;[Sheet2.$T$3]&amp;[$Sheet2.B15]" office:value-type="string" office:string-value="voice_dataset/ROS_Festival/Ros_sHback.wav" calcext:value-type="string">
            <text:p>voice_dataset/ROS_Festival/Ros_sHback.wav</text:p>
          </table:table-cell>
          <table:table-cell table:formula="of:=[Sheet2.$B$1]&amp;[Sheet2.$U$2]&amp;[Sheet2.$U$3]&amp;[$Sheet2.B15]" office:value-type="string" office:string-value="voice_dataset/SCIPRR_Cepstral/SCIPRR_sHback.wav" calcext:value-type="string">
            <text:p>voice_dataset/SCIPRR_Cepstral/SCIPRR_sHback.wav</text:p>
          </table:table-cell>
          <table:table-cell table:formula="of:=[Sheet2.$B$1]&amp;[Sheet2.$V$2]&amp;[Sheet2.$V$3]&amp;[$Sheet2.B15]" office:value-type="string" office:string-value="voice_dataset/Stevie_Cereproc/Stevie_sHback.wav" calcext:value-type="string">
            <text:p>voice_dataset/Stevie_Cereproc/Stevie_sH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6]" office:value-type="string" office:string-value="voice_dataset/Cali_F/CaliforniaF_sIback.wav" calcext:value-type="string">
            <text:p>voice_dataset/Cali_F/CaliforniaF_sIback.wav</text:p>
          </table:table-cell>
          <table:table-cell table:formula="of:=[Sheet2.$B$1]&amp;[Sheet2.$C$2]&amp;[Sheet2.$C$3]&amp;[$Sheet2.B16]" office:value-type="string" office:string-value="voice_dataset/Cali_M/CaliforniaM_sIback.wav" calcext:value-type="string">
            <text:p>voice_dataset/Cali_M/CaliforniaM_sIback.wav</text:p>
          </table:table-cell>
          <table:table-cell table:formula="of:=[Sheet2.$B$1]&amp;[Sheet2.$D$2]&amp;[Sheet2.$D$3]&amp;[$Sheet2.B16]" office:value-type="string" office:string-value="voice_dataset/Dublin_F/DublinF_sIback.wav" calcext:value-type="string">
            <text:p>voice_dataset/Dublin_F/DublinF_sIback.wav</text:p>
          </table:table-cell>
          <table:table-cell table:formula="of:=[Sheet2.$B$1]&amp;[Sheet2.$E$2]&amp;[Sheet2.$E$3]&amp;[$Sheet2.B16]" office:value-type="string" office:string-value="voice_dataset/Dublin_M/DublinM_sIback.wav" calcext:value-type="string">
            <text:p>voice_dataset/Dublin_M/DublinM_sIback.wav</text:p>
          </table:table-cell>
          <table:table-cell table:formula="of:=[Sheet2.$B$1]&amp;[Sheet2.$F$2]&amp;[Sheet2.$F$3]&amp;[$Sheet2.B16]" office:value-type="string" office:string-value="voice_dataset/Rome_F/RomeF_sIback.wav" calcext:value-type="string">
            <text:p>voice_dataset/Rome_F/RomeF_sIback.wav</text:p>
          </table:table-cell>
          <table:table-cell table:formula="of:=[Sheet2.$B$1]&amp;[Sheet2.$G$2]&amp;[Sheet2.$G$3]&amp;[$Sheet2.B16]" office:value-type="string" office:string-value="voice_dataset/Rome_M/RomeM_sIback.wav" calcext:value-type="string">
            <text:p>voice_dataset/Rome_M/RomeM_sIback.wav</text:p>
          </table:table-cell>
          <table:table-cell table:formula="of:=[Sheet2.$B$1]&amp;[Sheet2.$H$2]&amp;[Sheet2.$H$3]&amp;[$Sheet2.B16]" office:value-type="string" office:string-value="voice_dataset/syn_Cali_F/CaliforniaFsynth_sIback.wav" calcext:value-type="string">
            <text:p>voice_dataset/syn_Cali_F/CaliforniaFsynth_sIback.wav</text:p>
          </table:table-cell>
          <table:table-cell table:formula="of:=[Sheet2.$B$1]&amp;[Sheet2.$I$2]&amp;[Sheet2.$I$3]&amp;[$Sheet2.B16]" office:value-type="string" office:string-value="voice_dataset/syn_Cali_M/CaliforniaMsynth_sIback.wav" calcext:value-type="string">
            <text:p>voice_dataset/syn_Cali_M/CaliforniaMsynth_sIback.wav</text:p>
          </table:table-cell>
          <table:table-cell table:formula="of:=[Sheet2.$B$1]&amp;[Sheet2.$J$2]&amp;[Sheet2.$J$3]&amp;[$Sheet2.B16]" office:value-type="string" office:string-value="voice_dataset/syn_Dublin_F/DublinFsynth_sIback.wav" calcext:value-type="string">
            <text:p>voice_dataset/syn_Dublin_F/DublinFsynth_sIback.wav</text:p>
          </table:table-cell>
          <table:table-cell table:formula="of:=[Sheet2.$B$1]&amp;[Sheet2.$K$2]&amp;[Sheet2.$K$3]&amp;[$Sheet2.B16]" office:value-type="string" office:string-value="voice_dataset/syn_Dublin_M/DublinMsynth_sIback.wav" calcext:value-type="string">
            <text:p>voice_dataset/syn_Dublin_M/DublinMsynth_sIback.wav</text:p>
          </table:table-cell>
          <table:table-cell table:formula="of:=[Sheet2.$B$1]&amp;[Sheet2.$L$2]&amp;[Sheet2.$L$3]&amp;[$Sheet2.B16]" office:value-type="string" office:string-value="voice_dataset/syn_Rome_F/RomeFsynth_sIback.wav" calcext:value-type="string">
            <text:p>voice_dataset/syn_Rome_F/RomeFsynth_sIback.wav</text:p>
          </table:table-cell>
          <table:table-cell table:formula="of:=[Sheet2.$B$1]&amp;[Sheet2.$M$2]&amp;[Sheet2.$M$3]&amp;[$Sheet2.B16]" office:value-type="string" office:string-value="voice_dataset/syn_Rome_M/RomeMsynth_sIback.wav" calcext:value-type="string">
            <text:p>voice_dataset/syn_Rome_M/RomeMsynth_sIback.wav</text:p>
          </table:table-cell>
          <table:table-cell table:formula="of:=[Sheet2.$B$1]&amp;[Sheet2.$N$2]&amp;[Sheet2.$N$3]&amp;[$Sheet2.B16]" office:value-type="string" office:string-value="voice_dataset/G5_Icub_Acapela/G5_sIback.wav" calcext:value-type="string">
            <text:p>voice_dataset/G5_Icub_Acapela/G5_sIback.wav</text:p>
          </table:table-cell>
          <table:table-cell table:formula="of:=[Sheet2.$B$1]&amp;[Sheet2.$O$2]&amp;[Sheet2.$O$3]&amp;[$Sheet2.B16]" office:value-type="string" office:string-value="voice_dataset/Flash_Cereproc/Flash_sIback.wav" calcext:value-type="string">
            <text:p>voice_dataset/Flash_Cereproc/Flash_sIback.wav</text:p>
          </table:table-cell>
          <table:table-cell table:formula="of:=[Sheet2.$B$1]&amp;[Sheet2.$P$2]&amp;[Sheet2.$P$3]&amp;[$Sheet2.B16]" office:value-type="string" office:string-value="voice_dataset/Pepper_Default/Pepper_sIback.wav" calcext:value-type="string">
            <text:p>voice_dataset/Pepper_Default/Pepper_sIback.wav</text:p>
          </table:table-cell>
          <table:table-cell table:formula="of:=[Sheet2.$B$1]&amp;[Sheet2.$Q$2]&amp;[Sheet2.$Q$3]&amp;[$Sheet2.B16]" office:value-type="string" office:string-value="voice_dataset/Poli_Polly/Poli_sIback.wav" calcext:value-type="string">
            <text:p>voice_dataset/Poli_Polly/Poli_sIback.wav</text:p>
          </table:table-cell>
          <table:table-cell table:formula="of:=[Sheet2.$B$1]&amp;[Sheet2.$R$2]&amp;[Sheet2.$R$3]&amp;[$Sheet2.B16]" office:value-type="string" office:string-value="voice_dataset/PR2_Cepstral/PR2_sIback.wav" calcext:value-type="string">
            <text:p>voice_dataset/PR2_Cepstral/PR2_sIback.wav</text:p>
          </table:table-cell>
          <table:table-cell table:formula="of:=[Sheet2.$B$1]&amp;[Sheet2.$S$2]&amp;[Sheet2.$S$3]&amp;[$Sheet2.B16]" office:value-type="string" office:string-value="voice_dataset/Reem_Acapela/Reem_sIback.wav" calcext:value-type="string">
            <text:p>voice_dataset/Reem_Acapela/Reem_sIback.wav</text:p>
          </table:table-cell>
          <table:table-cell table:formula="of:=[Sheet2.$B$1]&amp;[Sheet2.$T$2]&amp;[Sheet2.$T$3]&amp;[$Sheet2.B16]" office:value-type="string" office:string-value="voice_dataset/ROS_Festival/Ros_sIback.wav" calcext:value-type="string">
            <text:p>voice_dataset/ROS_Festival/Ros_sIback.wav</text:p>
          </table:table-cell>
          <table:table-cell table:formula="of:=[Sheet2.$B$1]&amp;[Sheet2.$U$2]&amp;[Sheet2.$U$3]&amp;[$Sheet2.B16]" office:value-type="string" office:string-value="voice_dataset/SCIPRR_Cepstral/SCIPRR_sIback.wav" calcext:value-type="string">
            <text:p>voice_dataset/SCIPRR_Cepstral/SCIPRR_sIback.wav</text:p>
          </table:table-cell>
          <table:table-cell table:formula="of:=[Sheet2.$B$1]&amp;[Sheet2.$V$2]&amp;[Sheet2.$V$3]&amp;[$Sheet2.B16]" office:value-type="string" office:string-value="voice_dataset/Stevie_Cereproc/Stevie_sIback.wav" calcext:value-type="string">
            <text:p>voice_dataset/Stevie_Cereproc/Stevie_sI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7]" office:value-type="string" office:string-value="voice_dataset/Cali_F/CaliforniaF_sJback.wav" calcext:value-type="string">
            <text:p>voice_dataset/Cali_F/CaliforniaF_sJback.wav</text:p>
          </table:table-cell>
          <table:table-cell table:formula="of:=[Sheet2.$B$1]&amp;[Sheet2.$C$2]&amp;[Sheet2.$C$3]&amp;[$Sheet2.B17]" office:value-type="string" office:string-value="voice_dataset/Cali_M/CaliforniaM_sJback.wav" calcext:value-type="string">
            <text:p>voice_dataset/Cali_M/CaliforniaM_sJback.wav</text:p>
          </table:table-cell>
          <table:table-cell table:formula="of:=[Sheet2.$B$1]&amp;[Sheet2.$D$2]&amp;[Sheet2.$D$3]&amp;[$Sheet2.B17]" office:value-type="string" office:string-value="voice_dataset/Dublin_F/DublinF_sJback.wav" calcext:value-type="string">
            <text:p>voice_dataset/Dublin_F/DublinF_sJback.wav</text:p>
          </table:table-cell>
          <table:table-cell table:formula="of:=[Sheet2.$B$1]&amp;[Sheet2.$E$2]&amp;[Sheet2.$E$3]&amp;[$Sheet2.B17]" office:value-type="string" office:string-value="voice_dataset/Dublin_M/DublinM_sJback.wav" calcext:value-type="string">
            <text:p>voice_dataset/Dublin_M/DublinM_sJback.wav</text:p>
          </table:table-cell>
          <table:table-cell table:formula="of:=[Sheet2.$B$1]&amp;[Sheet2.$F$2]&amp;[Sheet2.$F$3]&amp;[$Sheet2.B17]" office:value-type="string" office:string-value="voice_dataset/Rome_F/RomeF_sJback.wav" calcext:value-type="string">
            <text:p>voice_dataset/Rome_F/RomeF_sJback.wav</text:p>
          </table:table-cell>
          <table:table-cell table:formula="of:=[Sheet2.$B$1]&amp;[Sheet2.$G$2]&amp;[Sheet2.$G$3]&amp;[$Sheet2.B17]" office:value-type="string" office:string-value="voice_dataset/Rome_M/RomeM_sJback.wav" calcext:value-type="string">
            <text:p>voice_dataset/Rome_M/RomeM_sJback.wav</text:p>
          </table:table-cell>
          <table:table-cell table:formula="of:=[Sheet2.$B$1]&amp;[Sheet2.$H$2]&amp;[Sheet2.$H$3]&amp;[$Sheet2.B17]" office:value-type="string" office:string-value="voice_dataset/syn_Cali_F/CaliforniaFsynth_sJback.wav" calcext:value-type="string">
            <text:p>voice_dataset/syn_Cali_F/CaliforniaFsynth_sJback.wav</text:p>
          </table:table-cell>
          <table:table-cell table:formula="of:=[Sheet2.$B$1]&amp;[Sheet2.$I$2]&amp;[Sheet2.$I$3]&amp;[$Sheet2.B17]" office:value-type="string" office:string-value="voice_dataset/syn_Cali_M/CaliforniaMsynth_sJback.wav" calcext:value-type="string">
            <text:p>voice_dataset/syn_Cali_M/CaliforniaMsynth_sJback.wav</text:p>
          </table:table-cell>
          <table:table-cell table:formula="of:=[Sheet2.$B$1]&amp;[Sheet2.$J$2]&amp;[Sheet2.$J$3]&amp;[$Sheet2.B17]" office:value-type="string" office:string-value="voice_dataset/syn_Dublin_F/DublinFsynth_sJback.wav" calcext:value-type="string">
            <text:p>voice_dataset/syn_Dublin_F/DublinFsynth_sJback.wav</text:p>
          </table:table-cell>
          <table:table-cell table:formula="of:=[Sheet2.$B$1]&amp;[Sheet2.$K$2]&amp;[Sheet2.$K$3]&amp;[$Sheet2.B17]" office:value-type="string" office:string-value="voice_dataset/syn_Dublin_M/DublinMsynth_sJback.wav" calcext:value-type="string">
            <text:p>voice_dataset/syn_Dublin_M/DublinMsynth_sJback.wav</text:p>
          </table:table-cell>
          <table:table-cell table:formula="of:=[Sheet2.$B$1]&amp;[Sheet2.$L$2]&amp;[Sheet2.$L$3]&amp;[$Sheet2.B17]" office:value-type="string" office:string-value="voice_dataset/syn_Rome_F/RomeFsynth_sJback.wav" calcext:value-type="string">
            <text:p>voice_dataset/syn_Rome_F/RomeFsynth_sJback.wav</text:p>
          </table:table-cell>
          <table:table-cell table:formula="of:=[Sheet2.$B$1]&amp;[Sheet2.$M$2]&amp;[Sheet2.$M$3]&amp;[$Sheet2.B17]" office:value-type="string" office:string-value="voice_dataset/syn_Rome_M/RomeMsynth_sJback.wav" calcext:value-type="string">
            <text:p>voice_dataset/syn_Rome_M/RomeMsynth_sJback.wav</text:p>
          </table:table-cell>
          <table:table-cell table:formula="of:=[Sheet2.$B$1]&amp;[Sheet2.$N$2]&amp;[Sheet2.$N$3]&amp;[$Sheet2.B17]" office:value-type="string" office:string-value="voice_dataset/G5_Icub_Acapela/G5_sJback.wav" calcext:value-type="string">
            <text:p>voice_dataset/G5_Icub_Acapela/G5_sJback.wav</text:p>
          </table:table-cell>
          <table:table-cell table:formula="of:=[Sheet2.$B$1]&amp;[Sheet2.$O$2]&amp;[Sheet2.$O$3]&amp;[$Sheet2.B17]" office:value-type="string" office:string-value="voice_dataset/Flash_Cereproc/Flash_sJback.wav" calcext:value-type="string">
            <text:p>voice_dataset/Flash_Cereproc/Flash_sJback.wav</text:p>
          </table:table-cell>
          <table:table-cell table:formula="of:=[Sheet2.$B$1]&amp;[Sheet2.$P$2]&amp;[Sheet2.$P$3]&amp;[$Sheet2.B17]" office:value-type="string" office:string-value="voice_dataset/Pepper_Default/Pepper_sJback.wav" calcext:value-type="string">
            <text:p>voice_dataset/Pepper_Default/Pepper_sJback.wav</text:p>
          </table:table-cell>
          <table:table-cell table:formula="of:=[Sheet2.$B$1]&amp;[Sheet2.$Q$2]&amp;[Sheet2.$Q$3]&amp;[$Sheet2.B17]" office:value-type="string" office:string-value="voice_dataset/Poli_Polly/Poli_sJback.wav" calcext:value-type="string">
            <text:p>voice_dataset/Poli_Polly/Poli_sJback.wav</text:p>
          </table:table-cell>
          <table:table-cell table:formula="of:=[Sheet2.$B$1]&amp;[Sheet2.$R$2]&amp;[Sheet2.$R$3]&amp;[$Sheet2.B17]" office:value-type="string" office:string-value="voice_dataset/PR2_Cepstral/PR2_sJback.wav" calcext:value-type="string">
            <text:p>voice_dataset/PR2_Cepstral/PR2_sJback.wav</text:p>
          </table:table-cell>
          <table:table-cell table:formula="of:=[Sheet2.$B$1]&amp;[Sheet2.$S$2]&amp;[Sheet2.$S$3]&amp;[$Sheet2.B17]" office:value-type="string" office:string-value="voice_dataset/Reem_Acapela/Reem_sJback.wav" calcext:value-type="string">
            <text:p>voice_dataset/Reem_Acapela/Reem_sJback.wav</text:p>
          </table:table-cell>
          <table:table-cell table:formula="of:=[Sheet2.$B$1]&amp;[Sheet2.$T$2]&amp;[Sheet2.$T$3]&amp;[$Sheet2.B17]" office:value-type="string" office:string-value="voice_dataset/ROS_Festival/Ros_sJback.wav" calcext:value-type="string">
            <text:p>voice_dataset/ROS_Festival/Ros_sJback.wav</text:p>
          </table:table-cell>
          <table:table-cell table:formula="of:=[Sheet2.$B$1]&amp;[Sheet2.$U$2]&amp;[Sheet2.$U$3]&amp;[$Sheet2.B17]" office:value-type="string" office:string-value="voice_dataset/SCIPRR_Cepstral/SCIPRR_sJback.wav" calcext:value-type="string">
            <text:p>voice_dataset/SCIPRR_Cepstral/SCIPRR_sJback.wav</text:p>
          </table:table-cell>
          <table:table-cell table:formula="of:=[Sheet2.$B$1]&amp;[Sheet2.$V$2]&amp;[Sheet2.$V$3]&amp;[$Sheet2.B17]" office:value-type="string" office:string-value="voice_dataset/Stevie_Cereproc/Stevie_sJback.wav" calcext:value-type="string">
            <text:p>voice_dataset/Stevie_Cereproc/Stevie_sJ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8]" office:value-type="string" office:string-value="voice_dataset/Cali_F/CaliforniaF_sKback.wav" calcext:value-type="string">
            <text:p>voice_dataset/Cali_F/CaliforniaF_sKback.wav</text:p>
          </table:table-cell>
          <table:table-cell table:formula="of:=[Sheet2.$B$1]&amp;[Sheet2.$C$2]&amp;[Sheet2.$C$3]&amp;[$Sheet2.B18]" office:value-type="string" office:string-value="voice_dataset/Cali_M/CaliforniaM_sKback.wav" calcext:value-type="string">
            <text:p>voice_dataset/Cali_M/CaliforniaM_sKback.wav</text:p>
          </table:table-cell>
          <table:table-cell table:formula="of:=[Sheet2.$B$1]&amp;[Sheet2.$D$2]&amp;[Sheet2.$D$3]&amp;[$Sheet2.B18]" office:value-type="string" office:string-value="voice_dataset/Dublin_F/DublinF_sKback.wav" calcext:value-type="string">
            <text:p>voice_dataset/Dublin_F/DublinF_sKback.wav</text:p>
          </table:table-cell>
          <table:table-cell table:formula="of:=[Sheet2.$B$1]&amp;[Sheet2.$E$2]&amp;[Sheet2.$E$3]&amp;[$Sheet2.B18]" office:value-type="string" office:string-value="voice_dataset/Dublin_M/DublinM_sKback.wav" calcext:value-type="string">
            <text:p>voice_dataset/Dublin_M/DublinM_sKback.wav</text:p>
          </table:table-cell>
          <table:table-cell table:formula="of:=[Sheet2.$B$1]&amp;[Sheet2.$F$2]&amp;[Sheet2.$F$3]&amp;[$Sheet2.B18]" office:value-type="string" office:string-value="voice_dataset/Rome_F/RomeF_sKback.wav" calcext:value-type="string">
            <text:p>voice_dataset/Rome_F/RomeF_sKback.wav</text:p>
          </table:table-cell>
          <table:table-cell table:formula="of:=[Sheet2.$B$1]&amp;[Sheet2.$G$2]&amp;[Sheet2.$G$3]&amp;[$Sheet2.B18]" office:value-type="string" office:string-value="voice_dataset/Rome_M/RomeM_sKback.wav" calcext:value-type="string">
            <text:p>voice_dataset/Rome_M/RomeM_sKback.wav</text:p>
          </table:table-cell>
          <table:table-cell table:formula="of:=[Sheet2.$B$1]&amp;[Sheet2.$H$2]&amp;[Sheet2.$H$3]&amp;[$Sheet2.B18]" office:value-type="string" office:string-value="voice_dataset/syn_Cali_F/CaliforniaFsynth_sKback.wav" calcext:value-type="string">
            <text:p>voice_dataset/syn_Cali_F/CaliforniaFsynth_sKback.wav</text:p>
          </table:table-cell>
          <table:table-cell table:formula="of:=[Sheet2.$B$1]&amp;[Sheet2.$I$2]&amp;[Sheet2.$I$3]&amp;[$Sheet2.B18]" office:value-type="string" office:string-value="voice_dataset/syn_Cali_M/CaliforniaMsynth_sKback.wav" calcext:value-type="string">
            <text:p>voice_dataset/syn_Cali_M/CaliforniaMsynth_sKback.wav</text:p>
          </table:table-cell>
          <table:table-cell table:formula="of:=[Sheet2.$B$1]&amp;[Sheet2.$J$2]&amp;[Sheet2.$J$3]&amp;[$Sheet2.B18]" office:value-type="string" office:string-value="voice_dataset/syn_Dublin_F/DublinFsynth_sKback.wav" calcext:value-type="string">
            <text:p>voice_dataset/syn_Dublin_F/DublinFsynth_sKback.wav</text:p>
          </table:table-cell>
          <table:table-cell table:formula="of:=[Sheet2.$B$1]&amp;[Sheet2.$K$2]&amp;[Sheet2.$K$3]&amp;[$Sheet2.B18]" office:value-type="string" office:string-value="voice_dataset/syn_Dublin_M/DublinMsynth_sKback.wav" calcext:value-type="string">
            <text:p>voice_dataset/syn_Dublin_M/DublinMsynth_sKback.wav</text:p>
          </table:table-cell>
          <table:table-cell table:formula="of:=[Sheet2.$B$1]&amp;[Sheet2.$L$2]&amp;[Sheet2.$L$3]&amp;[$Sheet2.B18]" office:value-type="string" office:string-value="voice_dataset/syn_Rome_F/RomeFsynth_sKback.wav" calcext:value-type="string">
            <text:p>voice_dataset/syn_Rome_F/RomeFsynth_sKback.wav</text:p>
          </table:table-cell>
          <table:table-cell table:formula="of:=[Sheet2.$B$1]&amp;[Sheet2.$M$2]&amp;[Sheet2.$M$3]&amp;[$Sheet2.B18]" office:value-type="string" office:string-value="voice_dataset/syn_Rome_M/RomeMsynth_sKback.wav" calcext:value-type="string">
            <text:p>voice_dataset/syn_Rome_M/RomeMsynth_sKback.wav</text:p>
          </table:table-cell>
          <table:table-cell table:formula="of:=[Sheet2.$B$1]&amp;[Sheet2.$N$2]&amp;[Sheet2.$N$3]&amp;[$Sheet2.B18]" office:value-type="string" office:string-value="voice_dataset/G5_Icub_Acapela/G5_sKback.wav" calcext:value-type="string">
            <text:p>voice_dataset/G5_Icub_Acapela/G5_sKback.wav</text:p>
          </table:table-cell>
          <table:table-cell table:formula="of:=[Sheet2.$B$1]&amp;[Sheet2.$O$2]&amp;[Sheet2.$O$3]&amp;[$Sheet2.B18]" office:value-type="string" office:string-value="voice_dataset/Flash_Cereproc/Flash_sKback.wav" calcext:value-type="string">
            <text:p>voice_dataset/Flash_Cereproc/Flash_sKback.wav</text:p>
          </table:table-cell>
          <table:table-cell table:formula="of:=[Sheet2.$B$1]&amp;[Sheet2.$P$2]&amp;[Sheet2.$P$3]&amp;[$Sheet2.B18]" office:value-type="string" office:string-value="voice_dataset/Pepper_Default/Pepper_sKback.wav" calcext:value-type="string">
            <text:p>voice_dataset/Pepper_Default/Pepper_sKback.wav</text:p>
          </table:table-cell>
          <table:table-cell table:formula="of:=[Sheet2.$B$1]&amp;[Sheet2.$Q$2]&amp;[Sheet2.$Q$3]&amp;[$Sheet2.B18]" office:value-type="string" office:string-value="voice_dataset/Poli_Polly/Poli_sKback.wav" calcext:value-type="string">
            <text:p>voice_dataset/Poli_Polly/Poli_sKback.wav</text:p>
          </table:table-cell>
          <table:table-cell table:formula="of:=[Sheet2.$B$1]&amp;[Sheet2.$R$2]&amp;[Sheet2.$R$3]&amp;[$Sheet2.B18]" office:value-type="string" office:string-value="voice_dataset/PR2_Cepstral/PR2_sKback.wav" calcext:value-type="string">
            <text:p>voice_dataset/PR2_Cepstral/PR2_sKback.wav</text:p>
          </table:table-cell>
          <table:table-cell table:formula="of:=[Sheet2.$B$1]&amp;[Sheet2.$S$2]&amp;[Sheet2.$S$3]&amp;[$Sheet2.B18]" office:value-type="string" office:string-value="voice_dataset/Reem_Acapela/Reem_sKback.wav" calcext:value-type="string">
            <text:p>voice_dataset/Reem_Acapela/Reem_sKback.wav</text:p>
          </table:table-cell>
          <table:table-cell table:formula="of:=[Sheet2.$B$1]&amp;[Sheet2.$T$2]&amp;[Sheet2.$T$3]&amp;[$Sheet2.B18]" office:value-type="string" office:string-value="voice_dataset/ROS_Festival/Ros_sKback.wav" calcext:value-type="string">
            <text:p>voice_dataset/ROS_Festival/Ros_sKback.wav</text:p>
          </table:table-cell>
          <table:table-cell table:formula="of:=[Sheet2.$B$1]&amp;[Sheet2.$U$2]&amp;[Sheet2.$U$3]&amp;[$Sheet2.B18]" office:value-type="string" office:string-value="voice_dataset/SCIPRR_Cepstral/SCIPRR_sKback.wav" calcext:value-type="string">
            <text:p>voice_dataset/SCIPRR_Cepstral/SCIPRR_sKback.wav</text:p>
          </table:table-cell>
          <table:table-cell table:formula="of:=[Sheet2.$B$1]&amp;[Sheet2.$V$2]&amp;[Sheet2.$V$3]&amp;[$Sheet2.B18]" office:value-type="string" office:string-value="voice_dataset/Stevie_Cereproc/Stevie_sKback.wav" calcext:value-type="string">
            <text:p>voice_dataset/Stevie_Cereproc/Stevie_sK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9]" office:value-type="string" office:string-value="voice_dataset/Cali_F/CaliforniaF_sLback.wav" calcext:value-type="string">
            <text:p>voice_dataset/Cali_F/CaliforniaF_sLback.wav</text:p>
          </table:table-cell>
          <table:table-cell table:formula="of:=[Sheet2.$B$1]&amp;[Sheet2.$C$2]&amp;[Sheet2.$C$3]&amp;[$Sheet2.B19]" office:value-type="string" office:string-value="voice_dataset/Cali_M/CaliforniaM_sLback.wav" calcext:value-type="string">
            <text:p>voice_dataset/Cali_M/CaliforniaM_sLback.wav</text:p>
          </table:table-cell>
          <table:table-cell table:formula="of:=[Sheet2.$B$1]&amp;[Sheet2.$D$2]&amp;[Sheet2.$D$3]&amp;[$Sheet2.B19]" office:value-type="string" office:string-value="voice_dataset/Dublin_F/DublinF_sLback.wav" calcext:value-type="string">
            <text:p>voice_dataset/Dublin_F/DublinF_sLback.wav</text:p>
          </table:table-cell>
          <table:table-cell table:formula="of:=[Sheet2.$B$1]&amp;[Sheet2.$E$2]&amp;[Sheet2.$E$3]&amp;[$Sheet2.B19]" office:value-type="string" office:string-value="voice_dataset/Dublin_M/DublinM_sLback.wav" calcext:value-type="string">
            <text:p>voice_dataset/Dublin_M/DublinM_sLback.wav</text:p>
          </table:table-cell>
          <table:table-cell table:formula="of:=[Sheet2.$B$1]&amp;[Sheet2.$F$2]&amp;[Sheet2.$F$3]&amp;[$Sheet2.B19]" office:value-type="string" office:string-value="voice_dataset/Rome_F/RomeF_sLback.wav" calcext:value-type="string">
            <text:p>voice_dataset/Rome_F/RomeF_sLback.wav</text:p>
          </table:table-cell>
          <table:table-cell table:formula="of:=[Sheet2.$B$1]&amp;[Sheet2.$G$2]&amp;[Sheet2.$G$3]&amp;[$Sheet2.B19]" office:value-type="string" office:string-value="voice_dataset/Rome_M/RomeM_sLback.wav" calcext:value-type="string">
            <text:p>voice_dataset/Rome_M/RomeM_sLback.wav</text:p>
          </table:table-cell>
          <table:table-cell table:formula="of:=[Sheet2.$B$1]&amp;[Sheet2.$H$2]&amp;[Sheet2.$H$3]&amp;[$Sheet2.B19]" office:value-type="string" office:string-value="voice_dataset/syn_Cali_F/CaliforniaFsynth_sLback.wav" calcext:value-type="string">
            <text:p>voice_dataset/syn_Cali_F/CaliforniaFsynth_sLback.wav</text:p>
          </table:table-cell>
          <table:table-cell table:formula="of:=[Sheet2.$B$1]&amp;[Sheet2.$I$2]&amp;[Sheet2.$I$3]&amp;[$Sheet2.B19]" office:value-type="string" office:string-value="voice_dataset/syn_Cali_M/CaliforniaMsynth_sLback.wav" calcext:value-type="string">
            <text:p>voice_dataset/syn_Cali_M/CaliforniaMsynth_sLback.wav</text:p>
          </table:table-cell>
          <table:table-cell table:formula="of:=[Sheet2.$B$1]&amp;[Sheet2.$J$2]&amp;[Sheet2.$J$3]&amp;[$Sheet2.B19]" office:value-type="string" office:string-value="voice_dataset/syn_Dublin_F/DublinFsynth_sLback.wav" calcext:value-type="string">
            <text:p>voice_dataset/syn_Dublin_F/DublinFsynth_sLback.wav</text:p>
          </table:table-cell>
          <table:table-cell table:formula="of:=[Sheet2.$B$1]&amp;[Sheet2.$K$2]&amp;[Sheet2.$K$3]&amp;[$Sheet2.B19]" office:value-type="string" office:string-value="voice_dataset/syn_Dublin_M/DublinMsynth_sLback.wav" calcext:value-type="string">
            <text:p>voice_dataset/syn_Dublin_M/DublinMsynth_sLback.wav</text:p>
          </table:table-cell>
          <table:table-cell table:formula="of:=[Sheet2.$B$1]&amp;[Sheet2.$L$2]&amp;[Sheet2.$L$3]&amp;[$Sheet2.B19]" office:value-type="string" office:string-value="voice_dataset/syn_Rome_F/RomeFsynth_sLback.wav" calcext:value-type="string">
            <text:p>voice_dataset/syn_Rome_F/RomeFsynth_sLback.wav</text:p>
          </table:table-cell>
          <table:table-cell table:formula="of:=[Sheet2.$B$1]&amp;[Sheet2.$M$2]&amp;[Sheet2.$M$3]&amp;[$Sheet2.B19]" office:value-type="string" office:string-value="voice_dataset/syn_Rome_M/RomeMsynth_sLback.wav" calcext:value-type="string">
            <text:p>voice_dataset/syn_Rome_M/RomeMsynth_sLback.wav</text:p>
          </table:table-cell>
          <table:table-cell table:formula="of:=[Sheet2.$B$1]&amp;[Sheet2.$N$2]&amp;[Sheet2.$N$3]&amp;[$Sheet2.B19]" office:value-type="string" office:string-value="voice_dataset/G5_Icub_Acapela/G5_sLback.wav" calcext:value-type="string">
            <text:p>voice_dataset/G5_Icub_Acapela/G5_sLback.wav</text:p>
          </table:table-cell>
          <table:table-cell table:formula="of:=[Sheet2.$B$1]&amp;[Sheet2.$O$2]&amp;[Sheet2.$O$3]&amp;[$Sheet2.B19]" office:value-type="string" office:string-value="voice_dataset/Flash_Cereproc/Flash_sLback.wav" calcext:value-type="string">
            <text:p>voice_dataset/Flash_Cereproc/Flash_sLback.wav</text:p>
          </table:table-cell>
          <table:table-cell table:formula="of:=[Sheet2.$B$1]&amp;[Sheet2.$P$2]&amp;[Sheet2.$P$3]&amp;[$Sheet2.B19]" office:value-type="string" office:string-value="voice_dataset/Pepper_Default/Pepper_sLback.wav" calcext:value-type="string">
            <text:p>voice_dataset/Pepper_Default/Pepper_sLback.wav</text:p>
          </table:table-cell>
          <table:table-cell table:formula="of:=[Sheet2.$B$1]&amp;[Sheet2.$Q$2]&amp;[Sheet2.$Q$3]&amp;[$Sheet2.B19]" office:value-type="string" office:string-value="voice_dataset/Poli_Polly/Poli_sLback.wav" calcext:value-type="string">
            <text:p>voice_dataset/Poli_Polly/Poli_sLback.wav</text:p>
          </table:table-cell>
          <table:table-cell table:formula="of:=[Sheet2.$B$1]&amp;[Sheet2.$R$2]&amp;[Sheet2.$R$3]&amp;[$Sheet2.B19]" office:value-type="string" office:string-value="voice_dataset/PR2_Cepstral/PR2_sLback.wav" calcext:value-type="string">
            <text:p>voice_dataset/PR2_Cepstral/PR2_sLback.wav</text:p>
          </table:table-cell>
          <table:table-cell table:formula="of:=[Sheet2.$B$1]&amp;[Sheet2.$S$2]&amp;[Sheet2.$S$3]&amp;[$Sheet2.B19]" office:value-type="string" office:string-value="voice_dataset/Reem_Acapela/Reem_sLback.wav" calcext:value-type="string">
            <text:p>voice_dataset/Reem_Acapela/Reem_sLback.wav</text:p>
          </table:table-cell>
          <table:table-cell table:formula="of:=[Sheet2.$B$1]&amp;[Sheet2.$T$2]&amp;[Sheet2.$T$3]&amp;[$Sheet2.B19]" office:value-type="string" office:string-value="voice_dataset/ROS_Festival/Ros_sLback.wav" calcext:value-type="string">
            <text:p>voice_dataset/ROS_Festival/Ros_sLback.wav</text:p>
          </table:table-cell>
          <table:table-cell table:formula="of:=[Sheet2.$B$1]&amp;[Sheet2.$U$2]&amp;[Sheet2.$U$3]&amp;[$Sheet2.B19]" office:value-type="string" office:string-value="voice_dataset/SCIPRR_Cepstral/SCIPRR_sLback.wav" calcext:value-type="string">
            <text:p>voice_dataset/SCIPRR_Cepstral/SCIPRR_sLback.wav</text:p>
          </table:table-cell>
          <table:table-cell table:formula="of:=[Sheet2.$B$1]&amp;[Sheet2.$V$2]&amp;[Sheet2.$V$3]&amp;[$Sheet2.B19]" office:value-type="string" office:string-value="voice_dataset/Stevie_Cereproc/Stevie_sLback.wav" calcext:value-type="string">
            <text:p>voice_dataset/Stevie_Cereproc/Stevie_sL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20]" office:value-type="string" office:string-value="voice_dataset/Cali_F/CaliforniaF_sMback.wav" calcext:value-type="string">
            <text:p>voice_dataset/Cali_F/CaliforniaF_sMback.wav</text:p>
          </table:table-cell>
          <table:table-cell table:formula="of:=[Sheet2.$B$1]&amp;[Sheet2.$C$2]&amp;[Sheet2.$C$3]&amp;[$Sheet2.B20]" office:value-type="string" office:string-value="voice_dataset/Cali_M/CaliforniaM_sMback.wav" calcext:value-type="string">
            <text:p>voice_dataset/Cali_M/CaliforniaM_sMback.wav</text:p>
          </table:table-cell>
          <table:table-cell table:formula="of:=[Sheet2.$B$1]&amp;[Sheet2.$D$2]&amp;[Sheet2.$D$3]&amp;[$Sheet2.B20]" office:value-type="string" office:string-value="voice_dataset/Dublin_F/DublinF_sMback.wav" calcext:value-type="string">
            <text:p>voice_dataset/Dublin_F/DublinF_sMback.wav</text:p>
          </table:table-cell>
          <table:table-cell table:formula="of:=[Sheet2.$B$1]&amp;[Sheet2.$E$2]&amp;[Sheet2.$E$3]&amp;[$Sheet2.B20]" office:value-type="string" office:string-value="voice_dataset/Dublin_M/DublinM_sMback.wav" calcext:value-type="string">
            <text:p>voice_dataset/Dublin_M/DublinM_sMback.wav</text:p>
          </table:table-cell>
          <table:table-cell table:formula="of:=[Sheet2.$B$1]&amp;[Sheet2.$F$2]&amp;[Sheet2.$F$3]&amp;[$Sheet2.B20]" office:value-type="string" office:string-value="voice_dataset/Rome_F/RomeF_sMback.wav" calcext:value-type="string">
            <text:p>voice_dataset/Rome_F/RomeF_sMback.wav</text:p>
          </table:table-cell>
          <table:table-cell table:formula="of:=[Sheet2.$B$1]&amp;[Sheet2.$G$2]&amp;[Sheet2.$G$3]&amp;[$Sheet2.B20]" office:value-type="string" office:string-value="voice_dataset/Rome_M/RomeM_sMback.wav" calcext:value-type="string">
            <text:p>voice_dataset/Rome_M/RomeM_sMback.wav</text:p>
          </table:table-cell>
          <table:table-cell table:formula="of:=[Sheet2.$B$1]&amp;[Sheet2.$H$2]&amp;[Sheet2.$H$3]&amp;[$Sheet2.B20]" office:value-type="string" office:string-value="voice_dataset/syn_Cali_F/CaliforniaFsynth_sMback.wav" calcext:value-type="string">
            <text:p>voice_dataset/syn_Cali_F/CaliforniaFsynth_sMback.wav</text:p>
          </table:table-cell>
          <table:table-cell table:formula="of:=[Sheet2.$B$1]&amp;[Sheet2.$I$2]&amp;[Sheet2.$I$3]&amp;[$Sheet2.B20]" office:value-type="string" office:string-value="voice_dataset/syn_Cali_M/CaliforniaMsynth_sMback.wav" calcext:value-type="string">
            <text:p>voice_dataset/syn_Cali_M/CaliforniaMsynth_sMback.wav</text:p>
          </table:table-cell>
          <table:table-cell table:formula="of:=[Sheet2.$B$1]&amp;[Sheet2.$J$2]&amp;[Sheet2.$J$3]&amp;[$Sheet2.B20]" office:value-type="string" office:string-value="voice_dataset/syn_Dublin_F/DublinFsynth_sMback.wav" calcext:value-type="string">
            <text:p>voice_dataset/syn_Dublin_F/DublinFsynth_sMback.wav</text:p>
          </table:table-cell>
          <table:table-cell table:formula="of:=[Sheet2.$B$1]&amp;[Sheet2.$K$2]&amp;[Sheet2.$K$3]&amp;[$Sheet2.B20]" office:value-type="string" office:string-value="voice_dataset/syn_Dublin_M/DublinMsynth_sMback.wav" calcext:value-type="string">
            <text:p>voice_dataset/syn_Dublin_M/DublinMsynth_sMback.wav</text:p>
          </table:table-cell>
          <table:table-cell table:formula="of:=[Sheet2.$B$1]&amp;[Sheet2.$L$2]&amp;[Sheet2.$L$3]&amp;[$Sheet2.B20]" office:value-type="string" office:string-value="voice_dataset/syn_Rome_F/RomeFsynth_sMback.wav" calcext:value-type="string">
            <text:p>voice_dataset/syn_Rome_F/RomeFsynth_sMback.wav</text:p>
          </table:table-cell>
          <table:table-cell table:formula="of:=[Sheet2.$B$1]&amp;[Sheet2.$M$2]&amp;[Sheet2.$M$3]&amp;[$Sheet2.B20]" office:value-type="string" office:string-value="voice_dataset/syn_Rome_M/RomeMsynth_sMback.wav" calcext:value-type="string">
            <text:p>voice_dataset/syn_Rome_M/RomeMsynth_sMback.wav</text:p>
          </table:table-cell>
          <table:table-cell table:formula="of:=[Sheet2.$B$1]&amp;[Sheet2.$N$2]&amp;[Sheet2.$N$3]&amp;[$Sheet2.B20]" office:value-type="string" office:string-value="voice_dataset/G5_Icub_Acapela/G5_sMback.wav" calcext:value-type="string">
            <text:p>voice_dataset/G5_Icub_Acapela/G5_sMback.wav</text:p>
          </table:table-cell>
          <table:table-cell table:formula="of:=[Sheet2.$B$1]&amp;[Sheet2.$O$2]&amp;[Sheet2.$O$3]&amp;[$Sheet2.B20]" office:value-type="string" office:string-value="voice_dataset/Flash_Cereproc/Flash_sMback.wav" calcext:value-type="string">
            <text:p>voice_dataset/Flash_Cereproc/Flash_sMback.wav</text:p>
          </table:table-cell>
          <table:table-cell table:formula="of:=[Sheet2.$B$1]&amp;[Sheet2.$P$2]&amp;[Sheet2.$P$3]&amp;[$Sheet2.B20]" office:value-type="string" office:string-value="voice_dataset/Pepper_Default/Pepper_sMback.wav" calcext:value-type="string">
            <text:p>voice_dataset/Pepper_Default/Pepper_sMback.wav</text:p>
          </table:table-cell>
          <table:table-cell table:formula="of:=[Sheet2.$B$1]&amp;[Sheet2.$Q$2]&amp;[Sheet2.$Q$3]&amp;[$Sheet2.B20]" office:value-type="string" office:string-value="voice_dataset/Poli_Polly/Poli_sMback.wav" calcext:value-type="string">
            <text:p>voice_dataset/Poli_Polly/Poli_sMback.wav</text:p>
          </table:table-cell>
          <table:table-cell table:formula="of:=[Sheet2.$B$1]&amp;[Sheet2.$R$2]&amp;[Sheet2.$R$3]&amp;[$Sheet2.B20]" office:value-type="string" office:string-value="voice_dataset/PR2_Cepstral/PR2_sMback.wav" calcext:value-type="string">
            <text:p>voice_dataset/PR2_Cepstral/PR2_sMback.wav</text:p>
          </table:table-cell>
          <table:table-cell table:formula="of:=[Sheet2.$B$1]&amp;[Sheet2.$S$2]&amp;[Sheet2.$S$3]&amp;[$Sheet2.B20]" office:value-type="string" office:string-value="voice_dataset/Reem_Acapela/Reem_sMback.wav" calcext:value-type="string">
            <text:p>voice_dataset/Reem_Acapela/Reem_sMback.wav</text:p>
          </table:table-cell>
          <table:table-cell table:formula="of:=[Sheet2.$B$1]&amp;[Sheet2.$T$2]&amp;[Sheet2.$T$3]&amp;[$Sheet2.B20]" office:value-type="string" office:string-value="voice_dataset/ROS_Festival/Ros_sMback.wav" calcext:value-type="string">
            <text:p>voice_dataset/ROS_Festival/Ros_sMback.wav</text:p>
          </table:table-cell>
          <table:table-cell table:formula="of:=[Sheet2.$B$1]&amp;[Sheet2.$U$2]&amp;[Sheet2.$U$3]&amp;[$Sheet2.B20]" office:value-type="string" office:string-value="voice_dataset/SCIPRR_Cepstral/SCIPRR_sMback.wav" calcext:value-type="string">
            <text:p>voice_dataset/SCIPRR_Cepstral/SCIPRR_sMback.wav</text:p>
          </table:table-cell>
          <table:table-cell table:formula="of:=[Sheet2.$B$1]&amp;[Sheet2.$V$2]&amp;[Sheet2.$V$3]&amp;[$Sheet2.B20]" office:value-type="string" office:string-value="voice_dataset/Stevie_Cereproc/Stevie_sMback.wav" calcext:value-type="string">
            <text:p>voice_dataset/Stevie_Cereproc/Stevie_sM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21]" office:value-type="string" office:string-value="voice_dataset/Cali_F/CaliforniaF_sNback.wav" calcext:value-type="string">
            <text:p>voice_dataset/Cali_F/CaliforniaF_sNback.wav</text:p>
          </table:table-cell>
          <table:table-cell table:formula="of:=[Sheet2.$B$1]&amp;[Sheet2.$C$2]&amp;[Sheet2.$C$3]&amp;[$Sheet2.B21]" office:value-type="string" office:string-value="voice_dataset/Cali_M/CaliforniaM_sNback.wav" calcext:value-type="string">
            <text:p>voice_dataset/Cali_M/CaliforniaM_sNback.wav</text:p>
          </table:table-cell>
          <table:table-cell table:formula="of:=[Sheet2.$B$1]&amp;[Sheet2.$D$2]&amp;[Sheet2.$D$3]&amp;[$Sheet2.B21]" office:value-type="string" office:string-value="voice_dataset/Dublin_F/DublinF_sNback.wav" calcext:value-type="string">
            <text:p>voice_dataset/Dublin_F/DublinF_sNback.wav</text:p>
          </table:table-cell>
          <table:table-cell table:formula="of:=[Sheet2.$B$1]&amp;[Sheet2.$E$2]&amp;[Sheet2.$E$3]&amp;[$Sheet2.B21]" office:value-type="string" office:string-value="voice_dataset/Dublin_M/DublinM_sNback.wav" calcext:value-type="string">
            <text:p>voice_dataset/Dublin_M/DublinM_sNback.wav</text:p>
          </table:table-cell>
          <table:table-cell table:formula="of:=[Sheet2.$B$1]&amp;[Sheet2.$F$2]&amp;[Sheet2.$F$3]&amp;[$Sheet2.B21]" office:value-type="string" office:string-value="voice_dataset/Rome_F/RomeF_sNback.wav" calcext:value-type="string">
            <text:p>voice_dataset/Rome_F/RomeF_sNback.wav</text:p>
          </table:table-cell>
          <table:table-cell table:formula="of:=[Sheet2.$B$1]&amp;[Sheet2.$G$2]&amp;[Sheet2.$G$3]&amp;[$Sheet2.B21]" office:value-type="string" office:string-value="voice_dataset/Rome_M/RomeM_sNback.wav" calcext:value-type="string">
            <text:p>voice_dataset/Rome_M/RomeM_sNback.wav</text:p>
          </table:table-cell>
          <table:table-cell table:formula="of:=[Sheet2.$B$1]&amp;[Sheet2.$H$2]&amp;[Sheet2.$H$3]&amp;[$Sheet2.B21]" office:value-type="string" office:string-value="voice_dataset/syn_Cali_F/CaliforniaFsynth_sNback.wav" calcext:value-type="string">
            <text:p>voice_dataset/syn_Cali_F/CaliforniaFsynth_sNback.wav</text:p>
          </table:table-cell>
          <table:table-cell table:formula="of:=[Sheet2.$B$1]&amp;[Sheet2.$I$2]&amp;[Sheet2.$I$3]&amp;[$Sheet2.B21]" office:value-type="string" office:string-value="voice_dataset/syn_Cali_M/CaliforniaMsynth_sNback.wav" calcext:value-type="string">
            <text:p>voice_dataset/syn_Cali_M/CaliforniaMsynth_sNback.wav</text:p>
          </table:table-cell>
          <table:table-cell table:formula="of:=[Sheet2.$B$1]&amp;[Sheet2.$J$2]&amp;[Sheet2.$J$3]&amp;[$Sheet2.B21]" office:value-type="string" office:string-value="voice_dataset/syn_Dublin_F/DublinFsynth_sNback.wav" calcext:value-type="string">
            <text:p>voice_dataset/syn_Dublin_F/DublinFsynth_sNback.wav</text:p>
          </table:table-cell>
          <table:table-cell table:formula="of:=[Sheet2.$B$1]&amp;[Sheet2.$K$2]&amp;[Sheet2.$K$3]&amp;[$Sheet2.B21]" office:value-type="string" office:string-value="voice_dataset/syn_Dublin_M/DublinMsynth_sNback.wav" calcext:value-type="string">
            <text:p>voice_dataset/syn_Dublin_M/DublinMsynth_sNback.wav</text:p>
          </table:table-cell>
          <table:table-cell table:formula="of:=[Sheet2.$B$1]&amp;[Sheet2.$L$2]&amp;[Sheet2.$L$3]&amp;[$Sheet2.B21]" office:value-type="string" office:string-value="voice_dataset/syn_Rome_F/RomeFsynth_sNback.wav" calcext:value-type="string">
            <text:p>voice_dataset/syn_Rome_F/RomeFsynth_sNback.wav</text:p>
          </table:table-cell>
          <table:table-cell table:formula="of:=[Sheet2.$B$1]&amp;[Sheet2.$M$2]&amp;[Sheet2.$M$3]&amp;[$Sheet2.B21]" office:value-type="string" office:string-value="voice_dataset/syn_Rome_M/RomeMsynth_sNback.wav" calcext:value-type="string">
            <text:p>voice_dataset/syn_Rome_M/RomeMsynth_sNback.wav</text:p>
          </table:table-cell>
          <table:table-cell table:formula="of:=[Sheet2.$B$1]&amp;[Sheet2.$N$2]&amp;[Sheet2.$N$3]&amp;[$Sheet2.B21]" office:value-type="string" office:string-value="voice_dataset/G5_Icub_Acapela/G5_sNback.wav" calcext:value-type="string">
            <text:p>voice_dataset/G5_Icub_Acapela/G5_sNback.wav</text:p>
          </table:table-cell>
          <table:table-cell table:formula="of:=[Sheet2.$B$1]&amp;[Sheet2.$O$2]&amp;[Sheet2.$O$3]&amp;[$Sheet2.B21]" office:value-type="string" office:string-value="voice_dataset/Flash_Cereproc/Flash_sNback.wav" calcext:value-type="string">
            <text:p>voice_dataset/Flash_Cereproc/Flash_sNback.wav</text:p>
          </table:table-cell>
          <table:table-cell table:formula="of:=[Sheet2.$B$1]&amp;[Sheet2.$P$2]&amp;[Sheet2.$P$3]&amp;[$Sheet2.B21]" office:value-type="string" office:string-value="voice_dataset/Pepper_Default/Pepper_sNback.wav" calcext:value-type="string">
            <text:p>voice_dataset/Pepper_Default/Pepper_sNback.wav</text:p>
          </table:table-cell>
          <table:table-cell table:formula="of:=[Sheet2.$B$1]&amp;[Sheet2.$Q$2]&amp;[Sheet2.$Q$3]&amp;[$Sheet2.B21]" office:value-type="string" office:string-value="voice_dataset/Poli_Polly/Poli_sNback.wav" calcext:value-type="string">
            <text:p>voice_dataset/Poli_Polly/Poli_sNback.wav</text:p>
          </table:table-cell>
          <table:table-cell table:formula="of:=[Sheet2.$B$1]&amp;[Sheet2.$R$2]&amp;[Sheet2.$R$3]&amp;[$Sheet2.B21]" office:value-type="string" office:string-value="voice_dataset/PR2_Cepstral/PR2_sNback.wav" calcext:value-type="string">
            <text:p>voice_dataset/PR2_Cepstral/PR2_sNback.wav</text:p>
          </table:table-cell>
          <table:table-cell table:formula="of:=[Sheet2.$B$1]&amp;[Sheet2.$S$2]&amp;[Sheet2.$S$3]&amp;[$Sheet2.B21]" office:value-type="string" office:string-value="voice_dataset/Reem_Acapela/Reem_sNback.wav" calcext:value-type="string">
            <text:p>voice_dataset/Reem_Acapela/Reem_sNback.wav</text:p>
          </table:table-cell>
          <table:table-cell table:formula="of:=[Sheet2.$B$1]&amp;[Sheet2.$T$2]&amp;[Sheet2.$T$3]&amp;[$Sheet2.B21]" office:value-type="string" office:string-value="voice_dataset/ROS_Festival/Ros_sNback.wav" calcext:value-type="string">
            <text:p>voice_dataset/ROS_Festival/Ros_sNback.wav</text:p>
          </table:table-cell>
          <table:table-cell table:formula="of:=[Sheet2.$B$1]&amp;[Sheet2.$U$2]&amp;[Sheet2.$U$3]&amp;[$Sheet2.B21]" office:value-type="string" office:string-value="voice_dataset/SCIPRR_Cepstral/SCIPRR_sNback.wav" calcext:value-type="string">
            <text:p>voice_dataset/SCIPRR_Cepstral/SCIPRR_sNback.wav</text:p>
          </table:table-cell>
          <table:table-cell table:formula="of:=[Sheet2.$B$1]&amp;[Sheet2.$V$2]&amp;[Sheet2.$V$3]&amp;[$Sheet2.B21]" office:value-type="string" office:string-value="voice_dataset/Stevie_Cereproc/Stevie_sNback.wav" calcext:value-type="string">
            <text:p>voice_dataset/Stevie_Cereproc/Stevie_sNback.wav</text:p>
          </table:table-cell>
          <table:table-cell table:number-columns-repeated="1003"/>
        </table:table-row>
      </table:table>
      <table:table table:name="testB" table:style-name="ta1"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9" table:formula="of:=[$testA_back.A1]" office:value-type="string" office:string-value="Cali_F" calcext:value-type="string">
            <text:p>Cali_F</text:p>
          </table:table-cell>
          <table:table-cell table:style-name="ce9" table:formula="of:=[$testA_back.B1]" office:value-type="string" office:string-value="Cali_M" calcext:value-type="string">
            <text:p>Cali_M</text:p>
          </table:table-cell>
          <table:table-cell table:style-name="ce9" table:formula="of:=[$testA_back.C1]" office:value-type="string" office:string-value="Dublin_F" calcext:value-type="string">
            <text:p>Dublin_F</text:p>
          </table:table-cell>
          <table:table-cell table:style-name="ce9" table:formula="of:=[$testA_back.D1]" office:value-type="string" office:string-value="Dublin_M" calcext:value-type="string">
            <text:p>Dublin_M</text:p>
          </table:table-cell>
          <table:table-cell table:style-name="ce9" table:formula="of:=[$testA_back.E1]" office:value-type="string" office:string-value="Rome_F" calcext:value-type="string">
            <text:p>Rome_F</text:p>
          </table:table-cell>
          <table:table-cell table:style-name="ce9" table:formula="of:=[$testA_back.F1]" office:value-type="string" office:string-value="Rome_M" calcext:value-type="string">
            <text:p>Rome_M</text:p>
          </table:table-cell>
          <table:table-cell table:style-name="ce9" table:formula="of:=[$testA_back.G1]" office:value-type="string" office:string-value="syn_Cali_F" calcext:value-type="string">
            <text:p>syn_Cali_F</text:p>
          </table:table-cell>
          <table:table-cell table:style-name="ce9" table:formula="of:=[$testA_back.H1]" office:value-type="string" office:string-value="syn_Cali_M" calcext:value-type="string">
            <text:p>syn_Cali_M</text:p>
          </table:table-cell>
          <table:table-cell table:style-name="ce9" table:formula="of:=[$testA_back.I1]" office:value-type="string" office:string-value="syn_Dublin_F" calcext:value-type="string">
            <text:p>syn_Dublin_F</text:p>
          </table:table-cell>
          <table:table-cell table:style-name="ce9" table:formula="of:=[$testA_back.J1]" office:value-type="string" office:string-value="syn_Dublin_M" calcext:value-type="string">
            <text:p>syn_Dublin_M</text:p>
          </table:table-cell>
          <table:table-cell table:style-name="ce9" table:formula="of:=[$testA_back.K1]" office:value-type="string" office:string-value="syn_Rome_F" calcext:value-type="string">
            <text:p>syn_Rome_F</text:p>
          </table:table-cell>
          <table:table-cell table:style-name="ce9" table:formula="of:=[$testA_back.L1]" office:value-type="string" office:string-value="syn_Rome_M" calcext:value-type="string">
            <text:p>syn_Rome_M</text:p>
          </table:table-cell>
          <table:table-cell table:style-name="ce9" table:formula="of:=[$testA_back.M1]" office:value-type="string" office:string-value="G5_Icub_Acapela" calcext:value-type="string">
            <text:p>G5_Icub_Acapela</text:p>
          </table:table-cell>
          <table:table-cell table:style-name="ce9" table:formula="of:=[$testA_back.N1]" office:value-type="string" office:string-value="Flash_Cereproc" calcext:value-type="string">
            <text:p>Flash_Cereproc</text:p>
          </table:table-cell>
          <table:table-cell table:style-name="ce9" table:formula="of:=[$testA_back.O1]" office:value-type="string" office:string-value="Pepper_Default" calcext:value-type="string">
            <text:p>Pepper_Default</text:p>
          </table:table-cell>
          <table:table-cell table:style-name="ce9" table:formula="of:=[$testA_back.P1]" office:value-type="string" office:string-value="Poli_Polly" calcext:value-type="string">
            <text:p>Poli_Polly</text:p>
          </table:table-cell>
          <table:table-cell table:style-name="ce9" table:formula="of:=[$testA_back.Q1]" office:value-type="string" office:string-value="PR2_Cepstral" calcext:value-type="string">
            <text:p>PR2_Cepstral</text:p>
          </table:table-cell>
          <table:table-cell table:style-name="ce9" table:formula="of:=[$testA_back.R1]" office:value-type="string" office:string-value="Reem_Acapela" calcext:value-type="string">
            <text:p>Reem_Acapela</text:p>
          </table:table-cell>
          <table:table-cell table:style-name="ce9" table:formula="of:=[$testA_back.S1]" office:value-type="string" office:string-value="ROS_Festival" calcext:value-type="string">
            <text:p>ROS_Festival</text:p>
          </table:table-cell>
          <table:table-cell table:style-name="ce9" table:formula="of:=[$testA_back.T1]" office:value-type="string" office:string-value="SCIPRR_Cepstral" calcext:value-type="string">
            <text:p>SCIPRR_Cepstral</text:p>
          </table:table-cell>
          <table:table-cell table:style-name="ce9" table:formula="of:=[$testA_back.U1]" office:value-type="string" office:string-value="Stevie_Cereproc" calcext:value-type="string">
            <text:p>Stevie_Cereproc</text:p>
          </table:table-cell>
          <table:table-cell table:style-name="ce9" table:number-columns-repeated="1003"/>
        </table:table-row>
        <table:table-row table:style-name="ro1">
          <table:table-cell table:formula="of:=[Sheet2.$B$1]&amp;[Sheet2.$B$2]&amp;[Sheet2.$B$3]&amp;[$Sheet2.C8]" office:value-type="string" office:string-value="voice_dataset/Cali_F/CaliforniaF_s1.wav" calcext:value-type="string">
            <text:p>voice_dataset/Cali_F/CaliforniaF_s1.wav</text:p>
          </table:table-cell>
          <table:table-cell table:formula="of:=[Sheet2.$B$1]&amp;[Sheet2.$C$2]&amp;[Sheet2.$C$3]&amp;[$Sheet2.C8]" office:value-type="string" office:string-value="voice_dataset/Cali_M/CaliforniaM_s1.wav" calcext:value-type="string">
            <text:p>voice_dataset/Cali_M/CaliforniaM_s1.wav</text:p>
          </table:table-cell>
          <table:table-cell table:formula="of:=[Sheet2.$B$1]&amp;[Sheet2.$D$2]&amp;[Sheet2.$D$3]&amp;[$Sheet2.C8]" office:value-type="string" office:string-value="voice_dataset/Dublin_F/DublinF_s1.wav" calcext:value-type="string">
            <text:p>voice_dataset/Dublin_F/DublinF_s1.wav</text:p>
          </table:table-cell>
          <table:table-cell table:formula="of:=[Sheet2.$B$1]&amp;[Sheet2.$E$2]&amp;[Sheet2.$E$3]&amp;[$Sheet2.C8]" office:value-type="string" office:string-value="voice_dataset/Dublin_M/DublinM_s1.wav" calcext:value-type="string">
            <text:p>voice_dataset/Dublin_M/DublinM_s1.wav</text:p>
          </table:table-cell>
          <table:table-cell table:formula="of:=[Sheet2.$B$1]&amp;[Sheet2.$F$2]&amp;[Sheet2.$F$3]&amp;[$Sheet2.C8]" office:value-type="string" office:string-value="voice_dataset/Rome_F/RomeF_s1.wav" calcext:value-type="string">
            <text:p>voice_dataset/Rome_F/RomeF_s1.wav</text:p>
          </table:table-cell>
          <table:table-cell table:formula="of:=[Sheet2.$B$1]&amp;[Sheet2.$G$2]&amp;[Sheet2.$G$3]&amp;[$Sheet2.C8]" office:value-type="string" office:string-value="voice_dataset/Rome_M/RomeM_s1.wav" calcext:value-type="string">
            <text:p>voice_dataset/Rome_M/RomeM_s1.wav</text:p>
          </table:table-cell>
          <table:table-cell table:formula="of:=[Sheet2.$B$1]&amp;[Sheet2.$H$2]&amp;[Sheet2.$H$3]&amp;[$Sheet2.C8]" office:value-type="string" office:string-value="voice_dataset/syn_Cali_F/CaliforniaFsynth_s1.wav" calcext:value-type="string">
            <text:p>voice_dataset/syn_Cali_F/CaliforniaFsynth_s1.wav</text:p>
          </table:table-cell>
          <table:table-cell table:formula="of:=[Sheet2.$B$1]&amp;[Sheet2.$I$2]&amp;[Sheet2.$I$3]&amp;[$Sheet2.C8]" office:value-type="string" office:string-value="voice_dataset/syn_Cali_M/CaliforniaMsynth_s1.wav" calcext:value-type="string">
            <text:p>voice_dataset/syn_Cali_M/CaliforniaMsynth_s1.wav</text:p>
          </table:table-cell>
          <table:table-cell table:formula="of:=[Sheet2.$B$1]&amp;[Sheet2.$J$2]&amp;[Sheet2.$J$3]&amp;[$Sheet2.C8]" office:value-type="string" office:string-value="voice_dataset/syn_Dublin_F/DublinFsynth_s1.wav" calcext:value-type="string">
            <text:p>voice_dataset/syn_Dublin_F/DublinFsynth_s1.wav</text:p>
          </table:table-cell>
          <table:table-cell table:formula="of:=[Sheet2.$B$1]&amp;[Sheet2.$K$2]&amp;[Sheet2.$K$3]&amp;[$Sheet2.C8]" office:value-type="string" office:string-value="voice_dataset/syn_Dublin_M/DublinMsynth_s1.wav" calcext:value-type="string">
            <text:p>voice_dataset/syn_Dublin_M/DublinMsynth_s1.wav</text:p>
          </table:table-cell>
          <table:table-cell table:formula="of:=[Sheet2.$B$1]&amp;[Sheet2.$L$2]&amp;[Sheet2.$L$3]&amp;[$Sheet2.C8]" office:value-type="string" office:string-value="voice_dataset/syn_Rome_F/RomeFsynth_s1.wav" calcext:value-type="string">
            <text:p>voice_dataset/syn_Rome_F/RomeFsynth_s1.wav</text:p>
          </table:table-cell>
          <table:table-cell table:formula="of:=[Sheet2.$B$1]&amp;[Sheet2.$M$2]&amp;[Sheet2.$M$3]&amp;[$Sheet2.C8]" office:value-type="string" office:string-value="voice_dataset/syn_Rome_M/RomeMsynth_s1.wav" calcext:value-type="string">
            <text:p>voice_dataset/syn_Rome_M/RomeMsynth_s1.wav</text:p>
          </table:table-cell>
          <table:table-cell table:formula="of:=[Sheet2.$B$1]&amp;[Sheet2.$N$2]&amp;[Sheet2.$N$3]&amp;[$Sheet2.C8]" office:value-type="string" office:string-value="voice_dataset/G5_Icub_Acapela/G5_s1.wav" calcext:value-type="string">
            <text:p>voice_dataset/G5_Icub_Acapela/G5_s1.wav</text:p>
          </table:table-cell>
          <table:table-cell table:formula="of:=[Sheet2.$B$1]&amp;[Sheet2.$O$2]&amp;[Sheet2.$O$3]&amp;[$Sheet2.C8]" office:value-type="string" office:string-value="voice_dataset/Flash_Cereproc/Flash_s1.wav" calcext:value-type="string">
            <text:p>voice_dataset/Flash_Cereproc/Flash_s1.wav</text:p>
          </table:table-cell>
          <table:table-cell table:formula="of:=[Sheet2.$B$1]&amp;[Sheet2.$P$2]&amp;[Sheet2.$P$3]&amp;[$Sheet2.C8]" office:value-type="string" office:string-value="voice_dataset/Pepper_Default/Pepper_s1.wav" calcext:value-type="string">
            <text:p>voice_dataset/Pepper_Default/Pepper_s1.wav</text:p>
          </table:table-cell>
          <table:table-cell table:formula="of:=[Sheet2.$B$1]&amp;[Sheet2.$Q$2]&amp;[Sheet2.$Q$3]&amp;[$Sheet2.C8]" office:value-type="string" office:string-value="voice_dataset/Poli_Polly/Poli_s1.wav" calcext:value-type="string">
            <text:p>voice_dataset/Poli_Polly/Poli_s1.wav</text:p>
          </table:table-cell>
          <table:table-cell table:formula="of:=[Sheet2.$B$1]&amp;[Sheet2.$R$2]&amp;[Sheet2.$R$3]&amp;[$Sheet2.C8]" office:value-type="string" office:string-value="voice_dataset/PR2_Cepstral/PR2_s1.wav" calcext:value-type="string">
            <text:p>voice_dataset/PR2_Cepstral/PR2_s1.wav</text:p>
          </table:table-cell>
          <table:table-cell table:formula="of:=[Sheet2.$B$1]&amp;[Sheet2.$S$2]&amp;[Sheet2.$S$3]&amp;[$Sheet2.C8]" office:value-type="string" office:string-value="voice_dataset/Reem_Acapela/Reem_s1.wav" calcext:value-type="string">
            <text:p>voice_dataset/Reem_Acapela/Reem_s1.wav</text:p>
          </table:table-cell>
          <table:table-cell table:formula="of:=[Sheet2.$B$1]&amp;[Sheet2.$T$2]&amp;[Sheet2.$T$3]&amp;[$Sheet2.C8]" office:value-type="string" office:string-value="voice_dataset/ROS_Festival/Ros_s1.wav" calcext:value-type="string">
            <text:p>voice_dataset/ROS_Festival/Ros_s1.wav</text:p>
          </table:table-cell>
          <table:table-cell table:formula="of:=[Sheet2.$B$1]&amp;[Sheet2.$U$2]&amp;[Sheet2.$U$3]&amp;[$Sheet2.C8]" office:value-type="string" office:string-value="voice_dataset/SCIPRR_Cepstral/SCIPRR_s1.wav" calcext:value-type="string">
            <text:p>voice_dataset/SCIPRR_Cepstral/SCIPRR_s1.wav</text:p>
          </table:table-cell>
          <table:table-cell table:formula="of:=[Sheet2.$B$1]&amp;[Sheet2.$V$2]&amp;[Sheet2.$V$3]&amp;[$Sheet2.C8]" office:value-type="string" office:string-value="voice_dataset/Stevie_Cereproc/Stevie_s1.wav" calcext:value-type="string">
            <text:p>voice_dataset/Stevie_Cereproc/Stevie_s1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C9]" office:value-type="string" office:string-value="voice_dataset/Cali_F/CaliforniaF_s2.wav" calcext:value-type="string">
            <text:p>voice_dataset/Cali_F/CaliforniaF_s2.wav</text:p>
          </table:table-cell>
          <table:table-cell table:formula="of:=[Sheet2.$B$1]&amp;[Sheet2.$C$2]&amp;[Sheet2.$C$3]&amp;[$Sheet2.C9]" office:value-type="string" office:string-value="voice_dataset/Cali_M/CaliforniaM_s2.wav" calcext:value-type="string">
            <text:p>voice_dataset/Cali_M/CaliforniaM_s2.wav</text:p>
          </table:table-cell>
          <table:table-cell table:formula="of:=[Sheet2.$B$1]&amp;[Sheet2.$D$2]&amp;[Sheet2.$D$3]&amp;[$Sheet2.C9]" office:value-type="string" office:string-value="voice_dataset/Dublin_F/DublinF_s2.wav" calcext:value-type="string">
            <text:p>voice_dataset/Dublin_F/DublinF_s2.wav</text:p>
          </table:table-cell>
          <table:table-cell table:formula="of:=[Sheet2.$B$1]&amp;[Sheet2.$E$2]&amp;[Sheet2.$E$3]&amp;[$Sheet2.C9]" office:value-type="string" office:string-value="voice_dataset/Dublin_M/DublinM_s2.wav" calcext:value-type="string">
            <text:p>voice_dataset/Dublin_M/DublinM_s2.wav</text:p>
          </table:table-cell>
          <table:table-cell table:formula="of:=[Sheet2.$B$1]&amp;[Sheet2.$F$2]&amp;[Sheet2.$F$3]&amp;[$Sheet2.C9]" office:value-type="string" office:string-value="voice_dataset/Rome_F/RomeF_s2.wav" calcext:value-type="string">
            <text:p>voice_dataset/Rome_F/RomeF_s2.wav</text:p>
          </table:table-cell>
          <table:table-cell table:formula="of:=[Sheet2.$B$1]&amp;[Sheet2.$G$2]&amp;[Sheet2.$G$3]&amp;[$Sheet2.C9]" office:value-type="string" office:string-value="voice_dataset/Rome_M/RomeM_s2.wav" calcext:value-type="string">
            <text:p>voice_dataset/Rome_M/RomeM_s2.wav</text:p>
          </table:table-cell>
          <table:table-cell table:formula="of:=[Sheet2.$B$1]&amp;[Sheet2.$H$2]&amp;[Sheet2.$H$3]&amp;[$Sheet2.C9]" office:value-type="string" office:string-value="voice_dataset/syn_Cali_F/CaliforniaFsynth_s2.wav" calcext:value-type="string">
            <text:p>voice_dataset/syn_Cali_F/CaliforniaFsynth_s2.wav</text:p>
          </table:table-cell>
          <table:table-cell table:formula="of:=[Sheet2.$B$1]&amp;[Sheet2.$I$2]&amp;[Sheet2.$I$3]&amp;[$Sheet2.C9]" office:value-type="string" office:string-value="voice_dataset/syn_Cali_M/CaliforniaMsynth_s2.wav" calcext:value-type="string">
            <text:p>voice_dataset/syn_Cali_M/CaliforniaMsynth_s2.wav</text:p>
          </table:table-cell>
          <table:table-cell table:formula="of:=[Sheet2.$B$1]&amp;[Sheet2.$J$2]&amp;[Sheet2.$J$3]&amp;[$Sheet2.C9]" office:value-type="string" office:string-value="voice_dataset/syn_Dublin_F/DublinFsynth_s2.wav" calcext:value-type="string">
            <text:p>voice_dataset/syn_Dublin_F/DublinFsynth_s2.wav</text:p>
          </table:table-cell>
          <table:table-cell table:formula="of:=[Sheet2.$B$1]&amp;[Sheet2.$K$2]&amp;[Sheet2.$K$3]&amp;[$Sheet2.C9]" office:value-type="string" office:string-value="voice_dataset/syn_Dublin_M/DublinMsynth_s2.wav" calcext:value-type="string">
            <text:p>voice_dataset/syn_Dublin_M/DublinMsynth_s2.wav</text:p>
          </table:table-cell>
          <table:table-cell table:formula="of:=[Sheet2.$B$1]&amp;[Sheet2.$L$2]&amp;[Sheet2.$L$3]&amp;[$Sheet2.C9]" office:value-type="string" office:string-value="voice_dataset/syn_Rome_F/RomeFsynth_s2.wav" calcext:value-type="string">
            <text:p>voice_dataset/syn_Rome_F/RomeFsynth_s2.wav</text:p>
          </table:table-cell>
          <table:table-cell table:formula="of:=[Sheet2.$B$1]&amp;[Sheet2.$M$2]&amp;[Sheet2.$M$3]&amp;[$Sheet2.C9]" office:value-type="string" office:string-value="voice_dataset/syn_Rome_M/RomeMsynth_s2.wav" calcext:value-type="string">
            <text:p>voice_dataset/syn_Rome_M/RomeMsynth_s2.wav</text:p>
          </table:table-cell>
          <table:table-cell table:formula="of:=[Sheet2.$B$1]&amp;[Sheet2.$N$2]&amp;[Sheet2.$N$3]&amp;[$Sheet2.C9]" office:value-type="string" office:string-value="voice_dataset/G5_Icub_Acapela/G5_s2.wav" calcext:value-type="string">
            <text:p>voice_dataset/G5_Icub_Acapela/G5_s2.wav</text:p>
          </table:table-cell>
          <table:table-cell table:formula="of:=[Sheet2.$B$1]&amp;[Sheet2.$O$2]&amp;[Sheet2.$O$3]&amp;[$Sheet2.C9]" office:value-type="string" office:string-value="voice_dataset/Flash_Cereproc/Flash_s2.wav" calcext:value-type="string">
            <text:p>voice_dataset/Flash_Cereproc/Flash_s2.wav</text:p>
          </table:table-cell>
          <table:table-cell table:formula="of:=[Sheet2.$B$1]&amp;[Sheet2.$P$2]&amp;[Sheet2.$P$3]&amp;[$Sheet2.C9]" office:value-type="string" office:string-value="voice_dataset/Pepper_Default/Pepper_s2.wav" calcext:value-type="string">
            <text:p>voice_dataset/Pepper_Default/Pepper_s2.wav</text:p>
          </table:table-cell>
          <table:table-cell table:formula="of:=[Sheet2.$B$1]&amp;[Sheet2.$Q$2]&amp;[Sheet2.$Q$3]&amp;[$Sheet2.C9]" office:value-type="string" office:string-value="voice_dataset/Poli_Polly/Poli_s2.wav" calcext:value-type="string">
            <text:p>voice_dataset/Poli_Polly/Poli_s2.wav</text:p>
          </table:table-cell>
          <table:table-cell table:formula="of:=[Sheet2.$B$1]&amp;[Sheet2.$R$2]&amp;[Sheet2.$R$3]&amp;[$Sheet2.C9]" office:value-type="string" office:string-value="voice_dataset/PR2_Cepstral/PR2_s2.wav" calcext:value-type="string">
            <text:p>voice_dataset/PR2_Cepstral/PR2_s2.wav</text:p>
          </table:table-cell>
          <table:table-cell table:formula="of:=[Sheet2.$B$1]&amp;[Sheet2.$S$2]&amp;[Sheet2.$S$3]&amp;[$Sheet2.C9]" office:value-type="string" office:string-value="voice_dataset/Reem_Acapela/Reem_s2.wav" calcext:value-type="string">
            <text:p>voice_dataset/Reem_Acapela/Reem_s2.wav</text:p>
          </table:table-cell>
          <table:table-cell table:formula="of:=[Sheet2.$B$1]&amp;[Sheet2.$T$2]&amp;[Sheet2.$T$3]&amp;[$Sheet2.C9]" office:value-type="string" office:string-value="voice_dataset/ROS_Festival/Ros_s2.wav" calcext:value-type="string">
            <text:p>voice_dataset/ROS_Festival/Ros_s2.wav</text:p>
          </table:table-cell>
          <table:table-cell table:formula="of:=[Sheet2.$B$1]&amp;[Sheet2.$U$2]&amp;[Sheet2.$U$3]&amp;[$Sheet2.C9]" office:value-type="string" office:string-value="voice_dataset/SCIPRR_Cepstral/SCIPRR_s2.wav" calcext:value-type="string">
            <text:p>voice_dataset/SCIPRR_Cepstral/SCIPRR_s2.wav</text:p>
          </table:table-cell>
          <table:table-cell table:formula="of:=[Sheet2.$B$1]&amp;[Sheet2.$V$2]&amp;[Sheet2.$V$3]&amp;[$Sheet2.C9]" office:value-type="string" office:string-value="voice_dataset/Stevie_Cereproc/Stevie_s2.wav" calcext:value-type="string">
            <text:p>voice_dataset/Stevie_Cereproc/Stevie_s2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C10]" office:value-type="string" office:string-value="voice_dataset/Cali_F/CaliforniaF_s3.wav" calcext:value-type="string">
            <text:p>voice_dataset/Cali_F/CaliforniaF_s3.wav</text:p>
          </table:table-cell>
          <table:table-cell table:formula="of:=[Sheet2.$B$1]&amp;[Sheet2.$C$2]&amp;[Sheet2.$C$3]&amp;[$Sheet2.C10]" office:value-type="string" office:string-value="voice_dataset/Cali_M/CaliforniaM_s3.wav" calcext:value-type="string">
            <text:p>voice_dataset/Cali_M/CaliforniaM_s3.wav</text:p>
          </table:table-cell>
          <table:table-cell table:formula="of:=[Sheet2.$B$1]&amp;[Sheet2.$D$2]&amp;[Sheet2.$D$3]&amp;[$Sheet2.C10]" office:value-type="string" office:string-value="voice_dataset/Dublin_F/DublinF_s3.wav" calcext:value-type="string">
            <text:p>voice_dataset/Dublin_F/DublinF_s3.wav</text:p>
          </table:table-cell>
          <table:table-cell table:formula="of:=[Sheet2.$B$1]&amp;[Sheet2.$E$2]&amp;[Sheet2.$E$3]&amp;[$Sheet2.C10]" office:value-type="string" office:string-value="voice_dataset/Dublin_M/DublinM_s3.wav" calcext:value-type="string">
            <text:p>voice_dataset/Dublin_M/DublinM_s3.wav</text:p>
          </table:table-cell>
          <table:table-cell table:formula="of:=[Sheet2.$B$1]&amp;[Sheet2.$F$2]&amp;[Sheet2.$F$3]&amp;[$Sheet2.C10]" office:value-type="string" office:string-value="voice_dataset/Rome_F/RomeF_s3.wav" calcext:value-type="string">
            <text:p>voice_dataset/Rome_F/RomeF_s3.wav</text:p>
          </table:table-cell>
          <table:table-cell table:formula="of:=[Sheet2.$B$1]&amp;[Sheet2.$G$2]&amp;[Sheet2.$G$3]&amp;[$Sheet2.C10]" office:value-type="string" office:string-value="voice_dataset/Rome_M/RomeM_s3.wav" calcext:value-type="string">
            <text:p>voice_dataset/Rome_M/RomeM_s3.wav</text:p>
          </table:table-cell>
          <table:table-cell table:formula="of:=[Sheet2.$B$1]&amp;[Sheet2.$H$2]&amp;[Sheet2.$H$3]&amp;[$Sheet2.C10]" office:value-type="string" office:string-value="voice_dataset/syn_Cali_F/CaliforniaFsynth_s3.wav" calcext:value-type="string">
            <text:p>voice_dataset/syn_Cali_F/CaliforniaFsynth_s3.wav</text:p>
          </table:table-cell>
          <table:table-cell table:formula="of:=[Sheet2.$B$1]&amp;[Sheet2.$I$2]&amp;[Sheet2.$I$3]&amp;[$Sheet2.C10]" office:value-type="string" office:string-value="voice_dataset/syn_Cali_M/CaliforniaMsynth_s3.wav" calcext:value-type="string">
            <text:p>voice_dataset/syn_Cali_M/CaliforniaMsynth_s3.wav</text:p>
          </table:table-cell>
          <table:table-cell table:formula="of:=[Sheet2.$B$1]&amp;[Sheet2.$J$2]&amp;[Sheet2.$J$3]&amp;[$Sheet2.C10]" office:value-type="string" office:string-value="voice_dataset/syn_Dublin_F/DublinFsynth_s3.wav" calcext:value-type="string">
            <text:p>voice_dataset/syn_Dublin_F/DublinFsynth_s3.wav</text:p>
          </table:table-cell>
          <table:table-cell table:formula="of:=[Sheet2.$B$1]&amp;[Sheet2.$K$2]&amp;[Sheet2.$K$3]&amp;[$Sheet2.C10]" office:value-type="string" office:string-value="voice_dataset/syn_Dublin_M/DublinMsynth_s3.wav" calcext:value-type="string">
            <text:p>voice_dataset/syn_Dublin_M/DublinMsynth_s3.wav</text:p>
          </table:table-cell>
          <table:table-cell table:formula="of:=[Sheet2.$B$1]&amp;[Sheet2.$L$2]&amp;[Sheet2.$L$3]&amp;[$Sheet2.C10]" office:value-type="string" office:string-value="voice_dataset/syn_Rome_F/RomeFsynth_s3.wav" calcext:value-type="string">
            <text:p>voice_dataset/syn_Rome_F/RomeFsynth_s3.wav</text:p>
          </table:table-cell>
          <table:table-cell table:formula="of:=[Sheet2.$B$1]&amp;[Sheet2.$M$2]&amp;[Sheet2.$M$3]&amp;[$Sheet2.C10]" office:value-type="string" office:string-value="voice_dataset/syn_Rome_M/RomeMsynth_s3.wav" calcext:value-type="string">
            <text:p>voice_dataset/syn_Rome_M/RomeMsynth_s3.wav</text:p>
          </table:table-cell>
          <table:table-cell table:formula="of:=[Sheet2.$B$1]&amp;[Sheet2.$N$2]&amp;[Sheet2.$N$3]&amp;[$Sheet2.C10]" office:value-type="string" office:string-value="voice_dataset/G5_Icub_Acapela/G5_s3.wav" calcext:value-type="string">
            <text:p>voice_dataset/G5_Icub_Acapela/G5_s3.wav</text:p>
          </table:table-cell>
          <table:table-cell table:formula="of:=[Sheet2.$B$1]&amp;[Sheet2.$O$2]&amp;[Sheet2.$O$3]&amp;[$Sheet2.C10]" office:value-type="string" office:string-value="voice_dataset/Flash_Cereproc/Flash_s3.wav" calcext:value-type="string">
            <text:p>voice_dataset/Flash_Cereproc/Flash_s3.wav</text:p>
          </table:table-cell>
          <table:table-cell table:formula="of:=[Sheet2.$B$1]&amp;[Sheet2.$P$2]&amp;[Sheet2.$P$3]&amp;[$Sheet2.C10]" office:value-type="string" office:string-value="voice_dataset/Pepper_Default/Pepper_s3.wav" calcext:value-type="string">
            <text:p>voice_dataset/Pepper_Default/Pepper_s3.wav</text:p>
          </table:table-cell>
          <table:table-cell table:formula="of:=[Sheet2.$B$1]&amp;[Sheet2.$Q$2]&amp;[Sheet2.$Q$3]&amp;[$Sheet2.C10]" office:value-type="string" office:string-value="voice_dataset/Poli_Polly/Poli_s3.wav" calcext:value-type="string">
            <text:p>voice_dataset/Poli_Polly/Poli_s3.wav</text:p>
          </table:table-cell>
          <table:table-cell table:formula="of:=[Sheet2.$B$1]&amp;[Sheet2.$R$2]&amp;[Sheet2.$R$3]&amp;[$Sheet2.C10]" office:value-type="string" office:string-value="voice_dataset/PR2_Cepstral/PR2_s3.wav" calcext:value-type="string">
            <text:p>voice_dataset/PR2_Cepstral/PR2_s3.wav</text:p>
          </table:table-cell>
          <table:table-cell table:formula="of:=[Sheet2.$B$1]&amp;[Sheet2.$S$2]&amp;[Sheet2.$S$3]&amp;[$Sheet2.C10]" office:value-type="string" office:string-value="voice_dataset/Reem_Acapela/Reem_s3.wav" calcext:value-type="string">
            <text:p>voice_dataset/Reem_Acapela/Reem_s3.wav</text:p>
          </table:table-cell>
          <table:table-cell table:formula="of:=[Sheet2.$B$1]&amp;[Sheet2.$T$2]&amp;[Sheet2.$T$3]&amp;[$Sheet2.C10]" office:value-type="string" office:string-value="voice_dataset/ROS_Festival/Ros_s3.wav" calcext:value-type="string">
            <text:p>voice_dataset/ROS_Festival/Ros_s3.wav</text:p>
          </table:table-cell>
          <table:table-cell table:formula="of:=[Sheet2.$B$1]&amp;[Sheet2.$U$2]&amp;[Sheet2.$U$3]&amp;[$Sheet2.C10]" office:value-type="string" office:string-value="voice_dataset/SCIPRR_Cepstral/SCIPRR_s3.wav" calcext:value-type="string">
            <text:p>voice_dataset/SCIPRR_Cepstral/SCIPRR_s3.wav</text:p>
          </table:table-cell>
          <table:table-cell table:formula="of:=[Sheet2.$B$1]&amp;[Sheet2.$V$2]&amp;[Sheet2.$V$3]&amp;[$Sheet2.C10]" office:value-type="string" office:string-value="voice_dataset/Stevie_Cereproc/Stevie_s3.wav" calcext:value-type="string">
            <text:p>voice_dataset/Stevie_Cereproc/Stevie_s3.wav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16:09:09.484434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3T16:11:07.850087643</dc:date>
    <meta:editing-duration>PT30M59S</meta:editing-duration>
    <meta:editing-cycles>8</meta:editing-cycles>
    <meta:document-statistic meta:table-count="4" meta:cell-count="794" meta:object-count="0"/>
  </office:meta>
</office:document-meta>
</file>